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color="#d4d4d4" style:font-name="Consolas" fo:font-size="10.5pt" fo:font-weight="normal" fo:background-color="#1e1e1e"/>
    </style:style>
    <style:style style:name="P3" style:family="paragraph" style:parent-style-name="Standard">
      <style:paragraph-properties style:line-height-at-least="0.503cm"/>
      <style:text-properties fo:color="#d4d4d4" style:font-name="Consolas" fo:font-size="10.5pt" fo:font-weight="normal" fo:background-color="#1e1e1e"/>
    </style:style>
    <style:style style:name="P4" style:family="paragraph" style:parent-style-name="Standard">
      <style:text-properties fo:color="#d4d4d4" fo:background-color="#1e1e1e"/>
    </style:style>
    <style:style style:name="P5" style:family="paragraph" style:parent-style-name="Standard">
      <style:paragraph-properties style:line-height-at-least="0.503cm"/>
      <style:text-properties fo:color="#d4d4d4" fo:background-color="#1e1e1e"/>
    </style:style>
    <style:style style:name="P6" style:family="paragraph" style:parent-style-name="Standard">
      <style:paragraph-properties style:line-height-at-least="0.503cm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paragraph-properties style:line-height-at-least="0.503cm"/>
      <style:text-properties fo:color="#ce9178" style:font-name="Consolas" fo:font-size="10.5pt" fo:font-weight="normal" fo:background-color="#1e1e1e"/>
    </style:style>
    <style:style style:name="P9" style:family="paragraph" style:parent-style-name="Standard">
      <style:paragraph-properties style:line-height-at-least="0.503cm"/>
      <style:text-properties fo:color="#ce9178" fo:background-color="#1e1e1e"/>
    </style:style>
    <style:style style:name="P10" style:family="paragraph" style:parent-style-name="Standard">
      <style:text-properties fo:font-size="15pt" style:font-size-asian="15pt" style:font-size-complex="15pt"/>
    </style:style>
    <style:style style:name="P11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12" style:family="paragraph" style:parent-style-name="Standard">
      <style:text-properties fo:font-size="12pt" style:font-size-asian="12pt" style:font-size-complex="12pt"/>
    </style:style>
    <style:style style:name="P13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text-properties fo:background-color="#000000"/>
    </style:style>
    <style:style style:name="P15" style:family="paragraph" style:parent-style-name="Standard">
      <style:paragraph-properties fo:margin-left="0cm" fo:margin-right="0cm" fo:orphans="2" fo:widows="2" fo:text-indent="0cm" style:auto-text-indent="false"/>
      <style:text-properties fo:background-color="#000000"/>
    </style:style>
    <style:style style:name="T1" style:family="text">
      <style:text-properties fo:color="#dcdcaa" style:font-name="Consolas" fo:font-size="10.5pt" fo:font-weight="normal"/>
    </style:style>
    <style:style style:name="T2" style:family="text">
      <style:text-properties fo:color="#dcdcaa" style:font-name="Consolas" fo:font-size="10.5pt" fo:font-weight="bold" style:font-weight-asian="bold" style:font-weight-complex="bold"/>
    </style:style>
    <style:style style:name="T3" style:family="text">
      <style:text-properties fo:color="#d4d4d4" style:font-name="Consolas" fo:font-size="10.5pt" fo:font-weight="normal" fo:background-color="#1e1e1e"/>
    </style:style>
    <style:style style:name="T4" style:family="text">
      <style:text-properties fo:color="#c586c0"/>
    </style:style>
    <style:style style:name="T5" style:family="text">
      <style:text-properties fo:color="#c586c0" style:font-name="Consolas" fo:font-size="10.5pt" fo:font-weight="normal"/>
    </style:style>
    <style:style style:name="T6" style:family="text">
      <style:text-properties fo:color="#c586c0" style:font-name="Consolas" fo:font-size="10.5pt" fo:font-weight="normal" fo:background-color="#1e1e1e"/>
    </style:style>
    <style:style style:name="T7" style:family="text">
      <style:text-properties fo:color="#4ec9b0"/>
    </style:style>
    <style:style style:name="T8" style:family="text">
      <style:text-properties fo:color="#4ec9b0" style:font-name="Consolas" fo:font-size="10.5pt" fo:font-weight="bold" fo:background-color="#1e1e1e" style:font-weight-asian="bold" style:font-weight-complex="bold"/>
    </style:style>
    <style:style style:name="T9" style:family="text">
      <style:text-properties fo:color="#4ec9b0" style:font-name="Consolas" fo:font-size="10.5pt" fo:font-weight="normal"/>
    </style:style>
    <style:style style:name="T10" style:family="text">
      <style:text-properties fo:color="#4ec9b0" fo:font-weight="bold" style:font-weight-asian="bold" style:font-weight-complex="bold"/>
    </style:style>
    <style:style style:name="T11" style:family="text">
      <style:text-properties fo:color="#4ec9b0" fo:font-weight="bold" style:font-size-asian="15pt" style:font-weight-asian="bold" style:font-size-complex="15pt" style:font-weight-complex="bold"/>
    </style:style>
    <style:style style:name="T12" style:family="text">
      <style:text-properties fo:color="#4ec9b0" style:font-size-asian="12pt" style:font-size-complex="12pt"/>
    </style:style>
    <style:style style:name="T13" style:family="text">
      <style:text-properties fo:color="#9cdcfe"/>
    </style:style>
    <style:style style:name="T14" style:family="text">
      <style:text-properties fo:color="#9cdcfe" style:font-name="Consolas" fo:font-size="10.5pt" fo:font-weight="normal"/>
    </style:style>
    <style:style style:name="T15" style:family="text">
      <style:text-properties fo:color="#9cdcfe" style:font-name="Consolas" fo:font-size="10.5pt" fo:font-weight="normal" fo:background-color="#1e1e1e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color="#ce9178"/>
    </style:style>
    <style:style style:name="T19" style:family="text">
      <style:text-properties fo:color="#ce9178" style:font-name="Consolas" fo:font-size="10.5pt" fo:font-weight="normal"/>
    </style:style>
    <style:style style:name="T20" style:family="text">
      <style:text-properties fo:color="#ce9178" style:font-name="Consolas" fo:font-size="10.5pt" fo:font-weight="normal" fo:background-color="#1e1e1e"/>
    </style:style>
    <style:style style:name="T21" style:family="text">
      <style:text-properties fo:font-size="15pt" style:font-size-asian="15pt" style:font-size-complex="15pt"/>
    </style:style>
    <style:style style:name="T22" style:family="text">
      <style:text-properties fo:font-variant="normal" fo:text-transform="none" fo:color="#d4d4d4" style:font-name="Consolas" fo:font-size="10.5pt" fo:letter-spacing="normal" fo:font-style="normal" fo:font-weight="normal"/>
    </style:style>
    <style:style style:name="T23" style:family="text">
      <style:text-properties fo:font-variant="normal" fo:text-transform="none" fo:color="#d4d4d4" style:font-name="Consolas" fo:font-size="10.5pt" fo:letter-spacing="normal" fo:font-style="normal" fo:font-weight="normal" fo:background-color="#000000"/>
    </style:style>
    <style:style style:name="T24" style:family="text">
      <style:text-properties fo:font-variant="normal" fo:text-transform="none" fo:color="#d4d4d4" fo:letter-spacing="normal"/>
    </style:style>
    <style:style style:name="T25" style:family="text">
      <style:text-properties fo:font-variant="normal" fo:text-transform="none" fo:color="#d4d4d4" fo:letter-spacing="normal" fo:background-color="#000000"/>
    </style:style>
    <style:style style:name="T26" style:family="text">
      <style:text-properties fo:font-variant="normal" fo:text-transform="none" fo:color="#569cd6" style:font-name="Consolas" fo:font-size="10.5pt" fo:letter-spacing="normal" fo:font-style="normal" fo:font-weight="normal"/>
    </style:style>
    <style:style style:name="T27" style:family="text">
      <style:text-properties fo:font-variant="normal" fo:text-transform="none" fo:color="#569cd6" style:font-name="Consolas" fo:font-size="10.5pt" fo:letter-spacing="normal" fo:font-style="normal" fo:font-weight="normal" fo:background-color="#000000"/>
    </style:style>
    <style:style style:name="T28" style:family="text">
      <style:text-properties fo:font-variant="normal" fo:text-transform="none" fo:color="#dcdcaa" style:font-name="Consolas" fo:font-size="10.5pt" fo:letter-spacing="normal" fo:font-style="normal" fo:font-weight="normal"/>
    </style:style>
    <style:style style:name="T29" style:family="text">
      <style:text-properties fo:font-variant="normal" fo:text-transform="none" fo:color="#dcdcaa" style:font-name="Consolas" fo:font-size="10.5pt" fo:letter-spacing="normal" fo:font-style="normal" fo:font-weight="normal" fo:background-color="#000000"/>
    </style:style>
    <style:style style:name="T30" style:family="text">
      <style:text-properties fo:font-variant="normal" fo:text-transform="none" fo:color="#dcdcaa" style:font-name="Consolas" fo:font-size="10.5pt" fo:letter-spacing="normal" fo:font-style="normal" fo:font-weight="normal" fo:background-color="#000000" style:font-weight-asian="bold" style:font-weight-complex="bold"/>
    </style:style>
    <style:style style:name="T31" style:family="text">
      <style:text-properties fo:font-variant="normal" fo:text-transform="none" fo:color="#9cdcfe" style:font-name="Consolas" fo:font-size="10.5pt" fo:letter-spacing="normal" fo:font-style="normal" fo:font-weight="normal"/>
    </style:style>
    <style:style style:name="T32" style:family="text">
      <style:text-properties fo:font-variant="normal" fo:text-transform="none" fo:color="#9cdcfe" style:font-name="Consolas" fo:font-size="10.5pt" fo:letter-spacing="normal" fo:font-style="normal" fo:font-weight="normal" fo:background-color="#000000"/>
    </style:style>
    <style:style style:name="T33" style:family="text">
      <style:text-properties fo:font-variant="normal" fo:text-transform="none" fo:color="#4ec9b0" style:font-name="Consolas" fo:font-size="10.5pt" fo:letter-spacing="normal" fo:font-style="normal" fo:font-weight="normal"/>
    </style:style>
    <style:style style:name="T34" style:family="text">
      <style:text-properties fo:font-variant="normal" fo:text-transform="none" fo:color="#4ec9b0" style:font-name="Consolas" fo:font-size="10.5pt" fo:letter-spacing="normal" fo:font-style="normal" fo:font-weight="normal" fo:background-color="#000000"/>
    </style:style>
    <style:style style:name="T35" style:family="text">
      <style:text-properties fo:font-variant="normal" fo:text-transform="none" fo:color="#ce9178" style:font-name="Consolas" fo:font-size="10.5pt" fo:letter-spacing="normal" fo:font-style="normal" fo:font-weight="normal"/>
    </style:style>
    <style:style style:name="T36" style:family="text">
      <style:text-properties fo:font-variant="normal" fo:text-transform="none" fo:color="#b5cea8" style:font-name="Consolas" fo:font-size="10.5pt" fo:letter-spacing="normal" fo:font-style="normal" fo:font-weight="normal"/>
    </style:style>
    <style:style style:name="T37" style:family="text">
      <style:text-properties style:font-name="Consolas" fo:font-size="10.5pt" fo:font-weight="normal"/>
    </style:style>
    <style:style style:name="T38" style:family="text">
      <style:text-properties fo:color="#569cd6"/>
    </style:style>
    <style:style style:name="T39" style:family="text">
      <style:text-properties fo:color="#569cd6" style:font-name="Consolas" fo:font-size="10.5pt" fo:font-weight="normal"/>
    </style:style>
    <style:style style:name="T40" style:family="text">
      <style:text-properties fo:color="#b5cea8" style:font-name="Consolas" fo:font-size="10.5pt" fo:font-weight="normal"/>
    </style:style>
    <style:style style:name="T41" style:family="text">
      <style:text-properties fo:color="#6a9955" style:font-name="Consolas" fo:font-size="10.5pt" fo:font-weight="normal"/>
    </style:style>
    <style:style style:name="T42" style:family="text">
      <style:text-properties fo:background-color="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pis awareness</text:p>
      <text:p text:style-name="Standard">sam_g # rozpoznaje samogłoski </text:p>
      <text:p text:style-name="Standard">sufix # oddaje sufiksy </text:p>
      <text:p text:style-name="Standard">check_v_list # sprawdza czy jakiś element znajduje się na liście</text:p>
      <text:p text:style-name="Standard">kind_sex_word # rozpoznaje rodzaje słowa (męski, żeński, nijaki) </text:p>
      <text:p text:style-name="Standard">lpm # rozpoznaje czy liczba słowa jest pojedyncza czy mnoga</text:p>
      <text:p text:style-name="Standard">part_check # oddaje część mowy na podstawie podanego słowa</text:p>
      <text:p text:style-name="Standard">case_updater # funkcja updejtuje plik słów z częściami mowy nic nie zwraca</text:p>
      <text:p text:style-name="Standard">if_case # funkcja sprawdza czy dane słowo jest deklinacyjne czyli czy odmienia się przez przypadki</text:p>
      <text:p text:style-name="Standard">change_cases # funkcja zwraca informacje o odmianie podanego rzeczownika lub zwraca</text:p>
      <text:p text:style-name="Standard">noun_adj_case_detector # <text:s/>funkcja wykrywa rzeczownii i przymiotniki w podanym zdaniu w stringu oraz określa ich przypadek, liczbę i rodzaj, w przypadku przymiotników również zaprzeczenia</text:p>
      <text:p text:style-name="Standard">change_case_SP # <text:s/>funkcja odmienia słowo przez przypadki daje propozycje odmiany z możliwością korekty</text:p>
      <text:p text:style-name="Standard">change_cases_SP_adjective # funkcja zarzadza przymiotnikami w systemie ale również odmienia przymiotniki przez przypadki oraz zwraca informacje o przymiotniku</text:p>
      <text:p text:style-name="Standard">part_Speech_2 # zapisuje plik systemowy cases_words_noun.neural</text:p>
      <text:p text:style-name="Standard">two_way_words # <text:s/>funkcja oddaje słowa dwubiegunowe czyli przeciwieństwa ciepły, zimny, zimny, gorący, przyjaciel, wróg itd.</text:p>
      <text:p text:style-name="Standard">take_target # oddaje wszystkie słowa w formie listy z jego rodziny</text:p>
      <text:p text:style-name="Standard">take_superTarget # robi to samo co take_target <text:s/>ale znacznie szybciej i potrzebuje słownika base systemu awareness. Funkcja również może oddać tylko słowo główne rodziny słowa. </text:p>
      <text:p text:style-name="Standard">verb_flex # odmienia czasowniki, może zamienić czasownik w dowolnej formie na dowolną formę lub oddać cała rodzinę odmienionych czasowników wraz przypisanymi flagami do niej.</text:p>
      <text:p text:style-name="Standard">set_gr # wykrywa grupę fleksyjną czasownika</text:p>
      <text:p text:style-name="Standard">part_sentens # funkcja zwraca słownik z analizą zdania. Podmiot, orzeczenie, przydawka, dopełnienie, okolicznik orzecznikowy, okolicznik dopełnienia zaimki i przyimki, nazwy własne, oraz partykułu w słowniku z symbolami. Dodatkowo robi szerszą analize czasownika.</text:p>
      <text:p text:style-name="Standard">take_base # ładuje bazę z plików systemowych. Przyjmuje string nazwy a następnie zwraca słownik</text:p>
      <text:p text:style-name="Standard">save_base # zapisuje bazę w katalogu systemowym</text:p>
      <text:p text:style-name="Standard">add_word # dodaje słowo do bazy</text:p>
      <text:p text:style-name="Standard">add_link # dodaje link dla słowa</text:p>
      <text:p text:style-name="Standard">add_se # dodaje zbiór SE</text:p>
      <text:p text:style-name="Standard">take_word # oddaje słowo po symbolu</text:p>
      <text:p text:style-name="Standard">take_LID # oddaje token dla symbolu</text:p>
      <text:p text:style-name="Standard">join_ids # łączy linkami słowa po symbolach</text:p>
      <text:p text:style-name="Standard">take_se_words # oddaje słowa w zbiorze SE</text:p>
      <text:p text:style-name="Standard">take_sa # Oddaje zarartość zbioru SA</text:p>
      <text:p text:style-name="Standard">take_se # oddaje zbiór se</text:p>
      <text:p text:style-name="Standard">take_re # oddaje zbiór raknkingowy RE</text:p>
      <text:p text:style-name="Standard">take_links # oddaje linki dla słowa po symbolu</text:p>
      <text:p text:style-name="Standard">take_sentens # oddaje liste symboli SE dla danego słowa po symbolu</text:p>
      <text:p text:style-name="Standard">take_id # oddaje symbol dla słowa</text:p>
      <text:p text:style-name="Standard">update_sa # aktualizuje zbiór SA</text:p>
      <text:p text:style-name="Standard">update_se # aktualizuje zbiór SE</text:p>
      <text:p text:style-name="Standard">remove_sentens # usuwa zdanie z każdego zbioru sentens dla słów w których to znanie występowało</text:p>
      <text:p text:style-name="Standard">remove_link # usuwa link ze zbioru link w słowach zdania</text:p>
      <text:p text:style-name="Standard">join_ids_list # łaczy całą listę symboli ze sobą</text:p>
      <text:p text:style-name="Standard">remove_word_from_se # usuwa symbol słowa ze zdania w zbiorze SE</text:p>
      <text:p text:style-name="Standard">take_lb # pobiera symbol etykietki dla danego słowa</text:p>
      <text:p text:style-name="Standard"><text:soft-page-break/>complete_LB # aktualizuje lb o wszystkie możliwe formy</text:p>
      <text:p text:style-name="Standard">action # <text:s/>funkcja Action jest funkcją która przyjmuje jako string parametr a następnie klasyfikuje go jako zdanie i oddaje lista symboli zdania lub również może dopisać zdanie do bazy systemowej</text:p>
      <text:p text:style-name="Standard">string_cleaner # oczysza string z nieporządanych znaków.</text:p>
      <text:p text:style-name="Standard">advanced_action # <text:s/>funkcja umożliwia dopisywanie zdań wielokrotnie złożonych do bazy systemowej oraz dodawanie do zbioru S.A kategorii i przypisywanie tego zdania do danej kategorii</text:p>
      <text:p text:style-name="Standard">splitSententionNum # funkcja rozdziela zdania na podrzędne, nadrzędne i równoległe</text:p>
      <text:p text:style-name="Standard">make_OS # funkcja zmienia wybrane z bazy SE zdania na wybraną formę czasownika</text:p>
      <text:p text:style-name="Standard">synonimus_sentenses # zwraca synonimy dla słów zdania</text:p>
      <text:p text:style-name="Standard">neuralSentensPrepare # funkcja przygotowuje zdania do wprowadzenia do sieci nuronowej zamieniając słowa na tokeny</text:p>
      <text:p text:style-name="Standard">stats_se # funkcja oddaje statystyke zdania</text:p>
      <text:p text:style-name="Standard">golden_se # funkcja zdnajduje tzw. złote zdania w zbiorze SE</text:p>
      <text:p text:style-name="Standard">part_split_IN_OUT # funkcja zwraca symbole słów poprzedzajacych wybrane słowo oraz nastepujacych po wybranym słowie</text:p>
      <text:p text:style-name="Standard">find_part_in_SE # funkcja zwraca symbole zdań ze zbioru SE w których występuje dane słowo</text:p>
      <text:p text:style-name="Standard">part_most_popular # funkcja zwraca najpopularniejsze słowo z listy np. zbioru SE</text:p>
      <text:p text:style-name="Standard">find_se_by_LB # funkcja zwraca set z symbolami zbioru SE w których wystepuje słowo o podanym symbolu</text:p>
      <text:p text:style-name="Standard">find_se_by_PO # funkcja zwraca zdania w których występują dwa słowo jednocześnie</text:p>
      <text:p text:style-name="Standard">find_pharse_in_part # funkcja zwraca liste symboli dla danego słowa </text:p>
      <text:p text:style-name="Standard">searcher_phrase # znajduje zdania dla danej frazy</text:p>
      <text:p text:style-name="Standard">stats_part # zwraca statystykę dla danego symbolu słowa</text:p>
      <text:p text:style-name="Standard">generator_AI_most_popular # zwraca string wygenerowanego zdania i listę symboli dla wygenerowanych słów.</text:p>
      <text:p text:style-name="Standard">generator_AI_se # generuje zdanie według określonego schematu odpowiadajacego symbolom części zdania. PO – podmiot, OR – orzeczenie, ZA – zaimek lub przyimek, OK – okolicznik dopełnienia, DO – dopełnienie</text:p>
      <text:p text:style-name="Standard">check_list_to_list # prównuje dwie listy ze soba jeżeli przynajmniej jeden element jest wspólny zwraca true</text:p>
      <text:p text:style-name="Standard">sentens_generator_AI # generuje zdania na podstawie podanej frazy jako ziarna</text:p>
      <text:p text:style-name="Standard">bibliteka Saver pozwala zapisywać struktury danych takie jak string, lista, set, słownik oraz otwierać je na rzadanie w dowolnym momenci</text:p>
      <text:p text:style-name="Standard">save_ver # zapisuje dane. </text:p>
      <text:p text:style-name="Standard">open_all # <text:s/>otwiera wszystkie dane zapisane w projekcie</text:p>
      <text:p text:style-name="Standard">open_ver # otwiera wybrane dane z projektu</text:p>
      <text:p text:style-name="Standard">delete_project # kasuje projekt</text:p>
      <text:p text:style-name="Standard">delete_ver # kasuje dane z projektu</text:p>
      <text:p text:style-name="Standard">part_speach # rozpoznaje rodzaj części mowy słowa</text:p>
      <text:p text:style-name="Standard">dicson_brain # zwraca zestaw danych dotyczących podanego zdania</text:p>
      <text:p text:style-name="Standard"/>
      <text:p text:style-name="Standard"/>
      <text:p text:style-name="Standard"/>
      <text:p text:style-name="Standard"><text:span text:style-name="T21">Biblioteka changerBlade</text:span><text:span text:style-name="T16"><text:line-break/>samodzielne działanie wymaga biblioteki </text:span><text:span text:style-name="T8">partSpeech</text:span></text:p>
      <text:p text:style-name="Standard"/>
      <text:p text:style-name="Standard"><text:span text:style-name="T16">sam_g</text:span> # rozpoznaje samogłoski </text:p>
      <text:p text:style-name="P15"><text:span text:style-name="T22">(function) </text:span><text:span text:style-name="T26">def</text:span><text:span text:style-name="T24"> </text:span><text:span text:style-name="T28">sam_g</text:span><text:span text:style-name="T22">(</text:span><text:span text:style-name="T31">x</text:span><text:span text:style-name="T22">: Any) -&gt; </text:span><text:span text:style-name="T33">bool</text:span> </text:p>
      <text:p text:style-name="Standard">sposób użycia:</text:p>
      <text:p text:style-name="Standard"/>
      <text:p text:style-name="Standard">Python</text:p>
      <text:p text:style-name="Standard"/>
      <text:p text:style-name="P3"><text:soft-page-break/><text:span text:style-name="T4">if</text:span> <text:span text:style-name="T13">__name__</text:span> == <text:span text:style-name="T18">'__main__'</text:span>:</text:p>
      <text:p text:style-name="P5">    <text:span text:style-name="T5">import</text:span><text:span text:style-name="T37"> </text:span><text:span text:style-name="T9">awareness</text:span></text:p>
      <text:p text:style-name="P5">    <text:span text:style-name="T1">print</text:span><text:span text:style-name="T37">(</text:span><text:span text:style-name="T9">awareness.</text:span><text:span text:style-name="T1">sam_g</text:span><text:span text:style-name="T37">(</text:span><text:span text:style-name="T19">'x'</text:span><text:span text:style-name="T37">))</text:span></text:p>
      <text:p text:style-name="P5">    <text:span text:style-name="T1">print</text:span><text:span text:style-name="T37">(</text:span><text:span text:style-name="T9">awareness.</text:span><text:span text:style-name="T1">sam_g</text:span><text:span text:style-name="T37">(</text:span><text:span text:style-name="T19">'a'</text:span><text:span text:style-name="T37">))</text:span></text:p>
      <text:p text:style-name="Standard"/>
      <text:p text:style-name="Standard"/>
      <text:p text:style-name="Standard">rezultat:</text:p>
      <text:p text:style-name="Standard">False</text:p>
      <text:p text:style-name="Standard">True</text:p>
      <text:p text:style-name="Standard"/>
      <text:p text:style-name="Standard"><text:span text:style-name="T30">sufix</text:span> # oddaje sufiksy </text:p>
      <text:p text:style-name="P15"><text:span text:style-name="T22">(function) </text:span><text:span text:style-name="T26">def</text:span><text:span text:style-name="T24"> </text:span><text:span text:style-name="T28">sufix</text:span><text:span text:style-name="T22">(</text:span><text:span text:style-name="T31">word</text:span><text:span text:style-name="T22">: Any) -&gt; Any</text:span> </text:p>
      <text:p text:style-name="Standard">sposób użycia:</text:p>
      <text:p text:style-name="Standard"/>
      <text:p text:style-name="Standard">Python</text:p>
      <text:p text:style-name="Standard"/>
      <text:p text:style-name="P3"><text:span text:style-name="T4">if</text:span> <text:span text:style-name="T13">__name__</text:span> == <text:span text:style-name="T18">'__main__'</text:span>:</text:p>
      <text:p text:style-name="P5">    <text:span text:style-name="T5">import</text:span><text:span text:style-name="T37"> </text:span><text:span text:style-name="T9">awareness</text:span></text:p>
      <text:p text:style-name="P5">    <text:span text:style-name="T1">print</text:span><text:span text:style-name="T37">(</text:span><text:span text:style-name="T9">awareness.</text:span><text:span text:style-name="T1">sufix</text:span><text:span text:style-name="T37">(</text:span><text:span text:style-name="T19">'pismo'</text:span><text:span text:style-name="T37">))</text:span></text:p>
      <text:p text:style-name="P5">    <text:span text:style-name="T1">print</text:span><text:span text:style-name="T37">(</text:span><text:span text:style-name="T9">awareness.</text:span><text:span text:style-name="T1">sufix</text:span><text:span text:style-name="T37">(</text:span><text:span text:style-name="T19">'samochód'</text:span><text:span text:style-name="T37">))</text:span></text:p>
      <text:p text:style-name="Standard"/>
      <text:p text:style-name="Standard"/>
      <text:p text:style-name="Standard">rezultat:</text:p>
      <text:p text:style-name="Standard">smo</text:p>
      <text:p text:style-name="Standard">chód</text:p>
      <text:p text:style-name="Standard"/>
      <text:p text:style-name="P7">check_v_list <text:span text:style-name="T17"># sprawdza czy jakiś element znajduje się na liście</text:span></text:p>
      <text:p text:style-name="P15"><text:span text:style-name="T22">(function) </text:span><text:span text:style-name="T26">def</text:span><text:span text:style-name="T24"> </text:span><text:span text:style-name="T28">check_v_list</text:span><text:span text:style-name="T22">(</text:span><text:line-break/><text:span text:style-name="T31">x_list</text:span><text:span text:style-name="T22">: Any,</text:span><text:line-break/><text:span text:style-name="T31">v</text:span><text:span text:style-name="T22">: Any,</text:span><text:line-break/><text:span text:style-name="T31">option</text:span><text:span text:style-name="T22">: </text:span><text:span text:style-name="T33">str</text:span><text:span text:style-name="T24"> </text:span><text:span text:style-name="T22">= </text:span><text:span text:style-name="T35">'True'</text:span><text:line-break/><text:span text:style-name="T22">) -&gt; (</text:span><text:span text:style-name="T33">bool</text:span><text:span text:style-name="T24"> </text:span><text:span text:style-name="T22">| </text:span><text:span text:style-name="T33">int</text:span><text:span text:style-name="T24"> </text:span><text:span text:style-name="T22">| </text:span><text:span text:style-name="T26">None</text:span><text:span text:style-name="T22">)</text:span> </text:p>
      <text:p text:style-name="Standard">sposób użycia:</text:p>
      <text:p text:style-name="Standard"/>
      <text:p text:style-name="Standard">Python</text:p>
      <text:p text:style-name="Standard"/>
      <text:p text:style-name="P3"><text:span text:style-name="T4">if</text:span> <text:span text:style-name="T13">__name__</text:span> == <text:span text:style-name="T18">'__main__'</text:span>:</text:p>
      <text:p text:style-name="P5">    <text:span text:style-name="T5">import</text:span><text:span text:style-name="T37"> </text:span><text:span text:style-name="T9">awareness</text:span></text:p>
      <text:p text:style-name="P5">    <text:span text:style-name="T14">lista</text:span><text:span text:style-name="T37"> = [</text:span><text:span text:style-name="T40">1</text:span><text:span text:style-name="T37">, </text:span><text:span text:style-name="T40">2</text:span><text:span text:style-name="T37">, </text:span><text:span text:style-name="T40">4</text:span><text:span text:style-name="T37">, </text:span><text:span text:style-name="T40">5</text:span><text:span text:style-name="T37">, </text:span><text:span text:style-name="T40">5</text:span><text:span text:style-name="T37">, </text:span><text:span text:style-name="T40">6</text:span><text:span text:style-name="T37">]</text:span></text:p>
      <text:p text:style-name="P5">    <text:span text:style-name="T1">print</text:span><text:span text:style-name="T37">(</text:span><text:span text:style-name="T9">awareness.</text:span><text:span text:style-name="T1">check_v_list</text:span><text:span text:style-name="T37">(</text:span><text:span text:style-name="T14">lista</text:span><text:span text:style-name="T37">, </text:span><text:span text:style-name="T40">3</text:span><text:span text:style-name="T37">))</text:span></text:p>
      <text:p text:style-name="P5">    <text:span text:style-name="T1">print</text:span><text:span text:style-name="T37">(</text:span><text:span text:style-name="T9">awareness.</text:span><text:span text:style-name="T1">check_v_list</text:span><text:span text:style-name="T37">(</text:span><text:span text:style-name="T14">lista</text:span><text:span text:style-name="T37">, </text:span><text:span text:style-name="T40">1</text:span><text:span text:style-name="T37">))</text:span></text:p>
      <text:p text:style-name="P6"/>
      <text:p text:style-name="P7"><text:span text:style-name="T17">rezultat:</text:span></text:p>
      <text:p text:style-name="P1">False</text:p>
      <text:p text:style-name="P1">True</text:p>
      <text:p text:style-name="P7"/>
      <text:p text:style-name="P7"><text:span text:style-name="T17"/></text:p>
      <text:p text:style-name="Standard"><text:span text:style-name="T16">kind_sex_word</text:span> # rozpoznaje rodzaje słowa (męski, żeński, nijaki) </text:p>
      <text:p text:style-name="P15"><text:span text:style-name="T22">(function) </text:span><text:span text:style-name="T26">def</text:span><text:span text:style-name="T24"> </text:span><text:span text:style-name="T28">kind_sex_word</text:span><text:span text:style-name="T22">(</text:span><text:span text:style-name="T31">word</text:span><text:span text:style-name="T22">: Any) -&gt; (Literal[</text:span><text:span text:style-name="T35">'Z'</text:span><text:span text:style-name="T22">, </text:span><text:span text:style-name="T35">'N'</text:span><text:span text:style-name="T22">, </text:span><text:span text:style-name="T35">'M'</text:span><text:span text:style-name="T22">] | </text:span><text:span text:style-name="T26">None</text:span><text:span text:style-name="T22">)</text:span> </text:p>
      <text:p text:style-name="Standard">sposób użycia:</text:p>
      <text:p text:style-name="Standard"/>
      <text:p text:style-name="Standard">Python</text:p>
      <text:p text:style-name="Standard"><text:soft-page-break/></text:p>
      <text:p text:style-name="P3"><text:span text:style-name="T4">if</text:span> <text:span text:style-name="T13">__name__</text:span> == <text:span text:style-name="T18">'__main__'</text:span>:</text:p>
      <text:p text:style-name="P5">    <text:span text:style-name="T5">import</text:span><text:span text:style-name="T37"> </text:span><text:span text:style-name="T9">awareness</text:span></text:p>
      <text:p text:style-name="P5">    <text:span text:style-name="T1">print</text:span><text:span text:style-name="T37">(</text:span><text:span text:style-name="T9">awareness.</text:span><text:span text:style-name="T1">kind_sex_word</text:span><text:span text:style-name="T37">(</text:span><text:span text:style-name="T19">'samochód'</text:span><text:span text:style-name="T37">))</text:span></text:p>
      <text:p text:style-name="P5">    <text:span text:style-name="T1">print</text:span><text:span text:style-name="T37">(</text:span><text:span text:style-name="T9">awareness.</text:span><text:span text:style-name="T1">kind_sex_word</text:span><text:span text:style-name="T37">(</text:span><text:span text:style-name="T19">'kobieta'</text:span><text:span text:style-name="T37">))</text:span></text:p>
      <text:p text:style-name="Standard"/>
      <text:p text:style-name="Standard">rezultat:</text:p>
      <text:p text:style-name="Standard">M</text:p>
      <text:p text:style-name="Standard">Z</text:p>
      <text:p text:style-name="Standard"/>
      <text:p text:style-name="Standard"><text:span text:style-name="T16">lpm</text:span> # rozpoznaje czy liczba słowa jest pojedyncza czy mnoga</text:p>
      <text:p text:style-name="P15"><text:span text:style-name="T22">(function) </text:span><text:span text:style-name="T26">def</text:span><text:span text:style-name="T24"> </text:span><text:span text:style-name="T28">lpm</text:span><text:span text:style-name="T22">(</text:span><text:span text:style-name="T31">word</text:span><text:span text:style-name="T22">: Any) -&gt; Literal[</text:span><text:span text:style-name="T35">'LM'</text:span><text:span text:style-name="T22">, </text:span><text:span text:style-name="T35">'LP'</text:span><text:span text:style-name="T22">, </text:span><text:span text:style-name="T35">'LN'</text:span><text:span text:style-name="T22">]</text:span> </text:p>
      <text:p text:style-name="Standard">sposób użycia:</text:p>
      <text:p text:style-name="Standard"/>
      <text:p text:style-name="Standard">Python</text:p>
      <text:p text:style-name="Standard"/>
      <text:p text:style-name="P3"><text:span text:style-name="T4">if</text:span> <text:span text:style-name="T13">__name__</text:span> == <text:span text:style-name="T18">'__main__'</text:span>:</text:p>
      <text:p text:style-name="P5">    <text:span text:style-name="T5">import</text:span><text:span text:style-name="T37"> </text:span><text:span text:style-name="T9">awareness</text:span></text:p>
      <text:p text:style-name="P5">    <text:span text:style-name="T1">print</text:span><text:span text:style-name="T37">(</text:span><text:span text:style-name="T9">awareness.</text:span><text:span text:style-name="T1">lpm</text:span><text:span text:style-name="T37">(</text:span><text:span text:style-name="T19">'samochód'</text:span><text:span text:style-name="T37">))</text:span></text:p>
      <text:p text:style-name="P5">    <text:span text:style-name="T1">print</text:span><text:span text:style-name="T37">(</text:span><text:span text:style-name="T9">awareness.</text:span><text:span text:style-name="T1">lpm</text:span><text:span text:style-name="T37">(</text:span><text:span text:style-name="T19">'kobiety'</text:span><text:span text:style-name="T37">))</text:span></text:p>
      <text:p text:style-name="Standard"/>
      <text:p text:style-name="Standard"/>
      <text:p text:style-name="Standard">rezultat:</text:p>
      <text:p text:style-name="Standard">LP</text:p>
      <text:p text:style-name="Standard">LM</text:p>
      <text:p text:style-name="Standard"/>
      <text:p text:style-name="P10">Biblioteka <text:span text:style-name="T16">chanerCases</text:span></text:p>
      <text:p text:style-name="P12">samodzielne działanie wymaga</text:p>
      <text:p text:style-name="P2"><text:span text:style-name="T10">partSpeech, </text:span><text:span text:style-name="T7">changerBlade, takeTarget, Saver – dostepne w awareness</text:span></text:p>
      <text:p text:style-name="P2"><text:span text:style-name="T7">spacy, requests, os, signal - zewnętrzne</text:span></text:p>
      <text:p text:style-name="P3"><text:span text:style-name="T7"/></text:p>
      <text:p text:style-name="Standard"><text:span text:style-name="T16"/></text:p>
      <text:p text:style-name="Standard"><text:span text:style-name="T16">part_check</text:span> # oddaje część mowy na podstawie podanego słowa</text:p>
      <text:p text:style-name="P15"><text:span text:style-name="T22">(function) </text:span><text:span text:style-name="T26">def</text:span><text:span text:style-name="T24"> </text:span><text:span text:style-name="T28">part_check</text:span><text:span text:style-name="T22">(</text:span><text:line-break/><text:span text:style-name="T31">word</text:span><text:span text:style-name="T22">: Any,</text:span><text:line-break/><text:span text:style-name="T31">multi</text:span><text:span text:style-name="T22">: </text:span><text:span text:style-name="T33">str</text:span><text:span text:style-name="T24"> </text:span><text:span text:style-name="T22">= </text:span><text:span text:style-name="T35">'main'</text:span><text:line-break/><text:span text:style-name="T22">) -&gt; </text:span><text:span text:style-name="T33">str</text:span> </text:p>
      <text:p text:style-name="Standard">sposób użycia:</text:p>
      <text:p text:style-name="Standard"/>
      <text:p text:style-name="Standard">Python</text:p>
      <text:p text:style-name="Standard"/>
      <text:p text:style-name="P3"><text:span text:style-name="T4">if</text:span> <text:span text:style-name="T13">__name__</text:span> == <text:span text:style-name="T18">'__main__'</text:span>:</text:p>
      <text:p text:style-name="P5">    <text:span text:style-name="T5">import</text:span><text:span text:style-name="T37"> </text:span><text:span text:style-name="T9">awareness</text:span></text:p>
      <text:p text:style-name="P5">    <text:span text:style-name="T1">print</text:span><text:span text:style-name="T37">(</text:span><text:span text:style-name="T9">awareness.</text:span><text:span text:style-name="T1">part_check</text:span><text:span text:style-name="T37">(</text:span><text:span text:style-name="T19">'samochód'</text:span><text:span text:style-name="T37">))</text:span></text:p>
      <text:p text:style-name="Standard"/>
      <text:p text:style-name="Standard">rezultat:</text:p>
      <text:p text:style-name="Standard">rzeczownik</text:p>
      <text:p text:style-name="Standard"/>
      <text:p text:style-name="Standard"><text:span text:style-name="T16">case_updater</text:span> # funkcja updejtuje plik słów z częściami mowy nic nie zwraca</text:p>
      <text:p text:style-name="P15"><text:span text:style-name="T22">(function) </text:span><text:span text:style-name="T26">def</text:span><text:span text:style-name="T24"> </text:span><text:span text:style-name="T28">case_updater</text:span><text:span text:style-name="T22">(</text:span><text:span text:style-name="T31">s</text:span><text:span text:style-name="T22">: Any) -&gt; </text:span><text:span text:style-name="T26">None</text:span> </text:p>
      <text:p text:style-name="Standard">sposób użycia:</text:p>
      <text:p text:style-name="Standard"/>
      <text:p text:style-name="Standard"><text:soft-page-break/>Python</text:p>
      <text:p text:style-name="Standard"/>
      <text:p text:style-name="P3"><text:span text:style-name="T4">if</text:span> <text:span text:style-name="T13">__name__</text:span> == <text:span text:style-name="T18">'__main__'</text:span>:</text:p>
      <text:p text:style-name="P5">    <text:span text:style-name="T5">import</text:span><text:span text:style-name="T37"> </text:span><text:span text:style-name="T9">awareness</text:span></text:p>
      <text:p text:style-name="P5">    <text:span text:style-name="T1">print</text:span><text:span text:style-name="T37">(</text:span><text:span text:style-name="T9">awareness.</text:span><text:span text:style-name="T1">case_updater</text:span><text:span text:style-name="T37">(</text:span><text:span text:style-name="T19">'samochód'</text:span><text:span text:style-name="T37">))</text:span></text:p>
      <text:p text:style-name="Standard"/>
      <text:p text:style-name="Standard">rezultat:</text:p>
      <text:p text:style-name="Standard">UPDATE słowa LP samochód</text:p>
      <text:p text:style-name="Standard">Mianownik: kto / co to jest? samo chód</text:p>
      <text:p text:style-name="Standard">Dopełniacz: kogo / czego niema?</text:p>
      <text:p text:style-name="Standard">samo chodu</text:p>
      <text:p text:style-name="Standard">Celownik: komu / czemu się przyglądam?</text:p>
      <text:p text:style-name="Standard">samo chodowi</text:p>
      <text:p text:style-name="Standard">Biernik: kogo / co widzę?</text:p>
      <text:p text:style-name="Standard">samo chód</text:p>
      <text:p text:style-name="Standard">Narzędnik: z kim / z czym idę?</text:p>
      <text:p text:style-name="Standard">samo chodem</text:p>
      <text:p text:style-name="Standard">Miejscownik: o kim / o czym <text:s/>myślę?</text:p>
      <text:p text:style-name="Standard">samo chodzie</text:p>
      <text:p text:style-name="Standard">Wołacz: o! hey! ty?</text:p>
      <text:p text:style-name="Standard">samo chodzie</text:p>
      <text:p text:style-name="Standard">Mianownik LM: kto / co to są?</text:p>
      <text:p text:style-name="Standard">samo chody</text:p>
      <text:p text:style-name="Standard">Dopełniacz LM: kogo / czego niema?</text:p>
      <text:p text:style-name="Standard">samo chodów</text:p>
      <text:p text:style-name="Standard">Celownik LM: komu / czemu się przyglądam?</text:p>
      <text:p text:style-name="Standard">samo chodom</text:p>
      <text:p text:style-name="Standard">Biernik LM: kogo / co widzę?</text:p>
      <text:p text:style-name="Standard">samo chody</text:p>
      <text:p text:style-name="Standard">Narzędnik LM: z kim / z czym idę?</text:p>
      <text:p text:style-name="Standard">samo chodami</text:p>
      <text:p text:style-name="Standard">Miejscownik LM: o kim / o czym <text:s/>myślę?</text:p>
      <text:p text:style-name="Standard">samo chodach</text:p>
      <text:p text:style-name="Standard">Wołacz LM: o! hey! wy?</text:p>
      <text:p text:style-name="Standard">samo chody</text:p>
      <text:p text:style-name="Standard">None</text:p>
      <text:p text:style-name="Standard"/>
      <text:p text:style-name="Standard"><text:span text:style-name="T16">if_case</text:span> # funkcja sprawdza czy dane słowo jest deklinacyjne czyli czy odmienia się przez przypadki</text:p>
      <text:p text:style-name="P15"><text:span text:style-name="T22">(function) </text:span><text:span text:style-name="T26">def</text:span><text:span text:style-name="T24"> </text:span><text:span text:style-name="T28">if_case</text:span><text:span text:style-name="T22">(</text:span><text:span text:style-name="T31">word</text:span><text:span text:style-name="T22">: Any) -&gt; </text:span><text:span text:style-name="T33">bool</text:span> </text:p>
      <text:p text:style-name="Standard">sposób użycia:</text:p>
      <text:p text:style-name="Standard"/>
      <text:p text:style-name="Standard">Python</text:p>
      <text:p text:style-name="Standard"/>
      <text:p text:style-name="P3"><text:span text:style-name="T4">if</text:span> <text:span text:style-name="T13">__name__</text:span> == <text:span text:style-name="T18">'__main__'</text:span>:</text:p>
      <text:p text:style-name="P5">    <text:span text:style-name="T5">import</text:span><text:span text:style-name="T37"> </text:span><text:span text:style-name="T9">awareness</text:span></text:p>
      <text:p text:style-name="P5">    <text:span text:style-name="T1">print</text:span><text:span text:style-name="T37">(</text:span><text:span text:style-name="T9">awareness.</text:span><text:span text:style-name="T1">if_case</text:span><text:span text:style-name="T37">(</text:span><text:span text:style-name="T19">'samochód'</text:span><text:span text:style-name="T37">))</text:span></text:p>
      <text:p text:style-name="P5">    <text:span text:style-name="T1">print</text:span><text:span text:style-name="T37">(</text:span><text:span text:style-name="T9">awareness.</text:span><text:span text:style-name="T1">if_case</text:span><text:span text:style-name="T37">(</text:span><text:span text:style-name="T19">'być'</text:span><text:span text:style-name="T37">))</text:span></text:p>
      <text:p text:style-name="Standard"/>
      <text:p text:style-name="Standard">rezultat:</text:p>
      <text:p text:style-name="Standard">True</text:p>
      <text:p text:style-name="Standard">False</text:p>
      <text:p text:style-name="Standard"/>
      <text:p text:style-name="Standard"><text:soft-page-break/><text:span text:style-name="T16">change_cases</text:span> # funkcja zwraca informacje o odmianie podanego rzeczownika lub zwraca porządana odmianę.</text:p>
      <text:p text:style-name="P15"><text:span text:style-name="T22">(function) </text:span><text:span text:style-name="T26">def</text:span><text:span text:style-name="T24"> </text:span><text:span text:style-name="T28">change_cases</text:span><text:span text:style-name="T22">(</text:span><text:line-break/><text:span text:style-name="T31">w</text:span><text:span text:style-name="T22">: Any,</text:span><text:line-break/><text:span text:style-name="T31">truck</text:span><text:span text:style-name="T22">: </text:span><text:span text:style-name="T33">str</text:span><text:span text:style-name="T24"> </text:span><text:span text:style-name="T22">= </text:span><text:span text:style-name="T35">'BACK'</text:span><text:span text:style-name="T22">,</text:span><text:line-break/><text:span text:style-name="T31">update</text:span><text:span text:style-name="T22">: </text:span><text:span text:style-name="T33">str</text:span><text:span text:style-name="T24"> </text:span><text:span text:style-name="T22">= </text:span><text:span text:style-name="T35">'YES'</text:span><text:span text:style-name="T22">,</text:span><text:line-break/><text:span text:style-name="T31">opt</text:span><text:span text:style-name="T22">: </text:span><text:span text:style-name="T33">str</text:span><text:span text:style-name="T24"> </text:span><text:span text:style-name="T22">= </text:span><text:span text:style-name="T35">'MIA'</text:span><text:line-break/><text:span text:style-name="T22">) -&gt; Any</text:span> </text:p>
      <text:p text:style-name="Standard">sposób użycia:</text:p>
      <text:p text:style-name="Standard"/>
      <text:p text:style-name="Standard">Python</text:p>
      <text:p text:style-name="Standard"/>
      <text:p text:style-name="P3"><text:span text:style-name="T4">if</text:span> <text:span text:style-name="T13">__name__</text:span> == <text:span text:style-name="T18">'__main__'</text:span>:</text:p>
      <text:p text:style-name="P5">    <text:span text:style-name="T5">import</text:span><text:span text:style-name="T37"> </text:span><text:span text:style-name="T9">awareness</text:span></text:p>
      <text:p text:style-name="P5">    <text:span text:style-name="T1">print</text:span><text:span text:style-name="T37">(</text:span><text:span text:style-name="T9">awareness.</text:span><text:span text:style-name="T1">_cases</text:span><text:span text:style-name="T37">(</text:span><text:span text:style-name="T19">'samochód'</text:span><text:span text:style-name="T37">, </text:span><text:span text:style-name="T14">truck</text:span><text:span text:style-name="T37"> = </text:span><text:span text:style-name="T19">'BACK'</text:span><text:span text:style-name="T37">, </text:span><text:span text:style-name="T14">opt</text:span><text:span text:style-name="T37"> = </text:span><text:span text:style-name="T19">'DOP'</text:span><text:span text:style-name="T37">, </text:span><text:span text:style-name="T14">update</text:span><text:span text:style-name="T37">=</text:span><text:span text:style-name="T19">'NO'</text:span><text:span text:style-name="T37">))</text:span></text:p>
      <text:p text:style-name="P5">    <text:span text:style-name="T1">print</text:span><text:span text:style-name="T37">(</text:span><text:span text:style-name="T9">awareness.</text:span><text:span text:style-name="T1">change_cases</text:span><text:span text:style-name="T37">(</text:span><text:span text:style-name="T19">'samochód'</text:span><text:span text:style-name="T37">, </text:span><text:span text:style-name="T14">truck</text:span><text:span text:style-name="T37"> = </text:span><text:span text:style-name="T19">'INFO'</text:span><text:span text:style-name="T37">, </text:span><text:span text:style-name="T14">update</text:span><text:span text:style-name="T37">=</text:span><text:span text:style-name="T19">'NO'</text:span><text:span text:style-name="T37">))</text:span></text:p>
      <text:p text:style-name="P5">    <text:span text:style-name="T41"># update='YES' uruchamia manualne uzupełnianie deklinacji</text:span></text:p>
      <text:p text:style-name="Standard"/>
      <text:p text:style-name="Standard"/>
      <text:p text:style-name="Standard">rezultat:</text:p>
      <text:p text:style-name="Standard">['samochodu']</text:p>
      <text:p text:style-name="Standard">['Mianownik', 'Biernik']</text:p>
      <text:p text:style-name="Standard"/>
      <text:p text:style-name="Standard"><text:s/></text:p>
      <text:p text:style-name="Standard"><text:span text:style-name="T16">noun_adj_case_detector</text:span> # <text:s/>funkcja wykrywa rzeczownii i przymiotniki w podanym zdaniu w stringu oraz określa ich przypadek, liczbę i rodzaj, w przypadku przymiotników również zaprzeczenia</text:p>
      <text:p text:style-name="P15"><text:span text:style-name="T22">(function) </text:span><text:span text:style-name="T26">def</text:span><text:span text:style-name="T24"> </text:span><text:span text:style-name="T28">noun_adj_case_detector</text:span><text:span text:style-name="T22">(</text:span><text:span text:style-name="T31">sentence</text:span><text:span text:style-name="T22">: Any) -&gt; </text:span><text:span text:style-name="T33">dict</text:span> </text:p>
      <text:p text:style-name="Standard">sposób użycia:</text:p>
      <text:p text:style-name="Standard"/>
      <text:p text:style-name="Standard">Python</text:p>
      <text:p text:style-name="Standard"/>
      <text:p text:style-name="Standard"><text:span text:style-name="T6">if</text:span><text:span text:style-name="T3"> </text:span><text:span text:style-name="T15">__name__</text:span><text:span text:style-name="T3"> == </text:span><text:span text:style-name="T20">'__main__'</text:span><text:span text:style-name="T3">:</text:span></text:p>
      <text:p text:style-name="P5">    <text:span text:style-name="T5">import</text:span><text:span text:style-name="T37"> </text:span><text:span text:style-name="T9">awareness</text:span></text:p>
      <text:p text:style-name="P5">    <text:span text:style-name="T1">print</text:span><text:span text:style-name="T37">(</text:span><text:span text:style-name="T9">awareness.</text:span><text:span text:style-name="T1">noun_adj_case_detector</text:span><text:span text:style-name="T37">(</text:span><text:span text:style-name="T19">'stary samochód toczy się wolno'</text:span><text:span text:style-name="T37">))</text:span></text:p>
      <text:p text:style-name="Standard"/>
      <text:p text:style-name="Standard"/>
      <text:p text:style-name="Standard">rezultat:</text:p>
      <text:p text:style-name="Standard">{'stary': 'MIA-LP-MRZ-POZ', 'samochód': 'LP-MIA', 'toczy': False, 'się': False, 'wolno': False}</text:p>
      <text:p text:style-name="Standard"/>
      <text:p text:style-name="Standard"><text:span text:style-name="T16">change_case_SP </text:span># <text:s/>funkcja odmienia słowo przez przypadki daje propozycje odmiany z możliwością korekty</text:p>
      <text:p text:style-name="Standard"><text:span text:style-name="T20"/></text:p>
      <text:p text:style-name="P14"><text:s/><text:span text:style-name="T22">(function) </text:span><text:span text:style-name="T26">def</text:span><text:span text:style-name="T24"> </text:span><text:span text:style-name="T28">change_case_SP</text:span><text:span text:style-name="T22">(</text:span><text:line-break/><text:span text:style-name="T31">base</text:span><text:span text:style-name="T22">: Any,</text:span><text:line-break/><text:span text:style-name="T31">word</text:span><text:span text:style-name="T22">: Any,</text:span><text:line-break/><text:span text:style-name="T31">target</text:span><text:span text:style-name="T22">: </text:span><text:span text:style-name="T33">str</text:span><text:span text:style-name="T24"> </text:span><text:span text:style-name="T22">= </text:span><text:span text:style-name="T35">'rzeczownik'</text:span><text:span text:style-name="T22">,</text:span><text:line-break/><text:span text:style-name="T31">manual</text:span><text:span text:style-name="T22">: </text:span><text:span text:style-name="T33">bool</text:span><text:span text:style-name="T24"> </text:span><text:span text:style-name="T22">= </text:span><text:span text:style-name="T26">True</text:span><text:line-break/><text:span text:style-name="T22">) -&gt; Any</text:span> </text:p>
      <text:p text:style-name="P14"/>
      <text:p text:style-name="P14">sposób użycia:</text:p>
      <text:p text:style-name="P14"/>
      <text:p text:style-name="P14">Python </text:p>
      <text:p text:style-name="P14"><text:soft-page-break/></text:p>
      <text:p text:style-name="P2"><text:span text:style-name="T4">if</text:span> <text:span text:style-name="T13">__name__</text:span> == <text:span text:style-name="T18">'__main__'</text:span>:</text:p>
      <text:p text:style-name="P5">    <text:span text:style-name="T5">import</text:span><text:span text:style-name="T37"> </text:span><text:span text:style-name="T9">awareness</text:span></text:p>
      <text:p text:style-name="P5">    <text:span text:style-name="T14">base</text:span><text:span text:style-name="T37"> = </text:span><text:span text:style-name="T9">awareness</text:span><text:span text:style-name="T37">.</text:span><text:span text:style-name="T1">take_base</text:span><text:span text:style-name="T37">(</text:span><text:span text:style-name="T19">'memory_CLO_v2010'</text:span><text:span text:style-name="T37">)</text:span></text:p>
      <text:p text:style-name="P5">    <text:span text:style-name="T1">print</text:span><text:span text:style-name="T37">(</text:span><text:span text:style-name="T9">awareness.</text:span><text:span text:style-name="T1">change_case_SP</text:span><text:span text:style-name="T37">(</text:span><text:span text:style-name="T14">base</text:span><text:span text:style-name="T37">, </text:span><text:span text:style-name="T19">'rower'</text:span><text:span text:style-name="T37">))</text:span></text:p>
      <text:p text:style-name="P14"/>
      <text:p text:style-name="P14"/>
      <text:p text:style-name="P14">rezultat:</text:p>
      <text:p text:style-name="P14">Option LP: 0</text:p>
      <text:p text:style-name="P14">LP-MIA rowerze</text:p>
      <text:p text:style-name="P14">LP-DOP roweru</text:p>
      <text:p text:style-name="P14">LP-CEL rowerowi</text:p>
      <text:p text:style-name="P14">LP-BIE rowerze</text:p>
      <text:p text:style-name="P14">LP-NAR rowerem</text:p>
      <text:p text:style-name="P14">LP-MIE rowerze</text:p>
      <text:p text:style-name="P14">LP-WOL rowerze</text:p>
      <text:p text:style-name="P14">Zmień</text:p>
      <text:p text:style-name="P14">[100] - Manual:</text:p>
      <text:p text:style-name="Standard"><text:s/></text:p>
      <text:p text:style-name="Standard"><text:span text:style-name="T16">change_cases_SP_adjective</text:span> # funkcja zarzadza przymiotnikami w systemie ale również odmienia przymiotniki przez przypadki oraz zwraca informacje o przymiotniku</text:p>
      <text:p text:style-name="Standard"/>
      <text:p text:style-name="P15"><text:span text:style-name="T22">(function) </text:span><text:span text:style-name="T26">def</text:span><text:span text:style-name="T24"> </text:span><text:span text:style-name="T28">change_cases_SP_adjective</text:span><text:span text:style-name="T22">(</text:span><text:line-break/><text:span text:style-name="T31">base</text:span><text:span text:style-name="T22">: Any,</text:span><text:line-break/><text:span text:style-name="T31">word</text:span><text:span text:style-name="T22">: Any,</text:span><text:line-break/><text:span text:style-name="T31">truck</text:span><text:span text:style-name="T22">: </text:span><text:span text:style-name="T33">str</text:span><text:span text:style-name="T24"> </text:span><text:span text:style-name="T22">= </text:span><text:span text:style-name="T35">'BACK'</text:span><text:span text:style-name="T22">,</text:span><text:line-break/><text:span text:style-name="T31">opt</text:span><text:span text:style-name="T22">: </text:span><text:span text:style-name="T33">str</text:span><text:span text:style-name="T24"> </text:span><text:span text:style-name="T22">= </text:span><text:span text:style-name="T35">'MIA'</text:span><text:span text:style-name="T22">,</text:span><text:line-break/><text:span text:style-name="T31">numb</text:span><text:span text:style-name="T22">: </text:span><text:span text:style-name="T33">str</text:span><text:span text:style-name="T24"> </text:span><text:span text:style-name="T22">= </text:span><text:span text:style-name="T35">'LM'</text:span><text:span text:style-name="T22">,</text:span><text:line-break/><text:span text:style-name="T31">rodz</text:span><text:span text:style-name="T22">: </text:span><text:span text:style-name="T33">str</text:span><text:span text:style-name="T24"> </text:span><text:span text:style-name="T22">= </text:span><text:span text:style-name="T35">'MOS'</text:span><text:span text:style-name="T22">,</text:span><text:line-break/><text:span text:style-name="T31">direct</text:span><text:span text:style-name="T22">: </text:span><text:span text:style-name="T33">str</text:span><text:span text:style-name="T24"> </text:span><text:span text:style-name="T22">= </text:span><text:span text:style-name="T35">'POZ'</text:span><text:span text:style-name="T22">,</text:span><text:line-break/><text:span text:style-name="T31">target</text:span><text:span text:style-name="T22">: </text:span><text:span text:style-name="T33">str</text:span><text:span text:style-name="T24"> </text:span><text:span text:style-name="T22">= </text:span><text:span text:style-name="T35">'przymiotnik'</text:span><text:span text:style-name="T22">,</text:span><text:line-break/><text:span text:style-name="T31">update</text:span><text:span text:style-name="T22">: </text:span><text:span text:style-name="T33">str</text:span><text:span text:style-name="T24"> </text:span><text:span text:style-name="T22">= </text:span><text:span text:style-name="T35">'YES'</text:span><text:line-break/><text:span text:style-name="T22">) -&gt; (</text:span><text:span text:style-name="T33">dict</text:span><text:span text:style-name="T24"> </text:span><text:span text:style-name="T22">| Any | dict[</text:span><text:span text:style-name="T33">str</text:span><text:span text:style-name="T22">, </text:span><text:span text:style-name="T33">list</text:span><text:span text:style-name="T22">] | Literal[</text:span><text:span text:style-name="T35">'Nieodmienialny'</text:span><text:span text:style-name="T22">, </text:span><text:span text:style-name="T35">'MAKE-UPDATE'</text:span><text:span text:style-name="T22">] | </text:span><text:span text:style-name="T26">None</text:span><text:span text:style-name="T22">)</text:span> </text:p>
      <text:p text:style-name="Standard"/>
      <text:p text:style-name="P15"/>
      <text:p text:style-name="Standard"/>
      <text:p text:style-name="Standard">sposób użycia:</text:p>
      <text:p text:style-name="Standard"/>
      <text:p text:style-name="Standard">Python</text:p>
      <text:p text:style-name="Standard"/>
      <text:p text:style-name="P3"><text:span text:style-name="T4">if</text:span> <text:span text:style-name="T13">__name__</text:span> == <text:span text:style-name="T18">'__main__'</text:span>:</text:p>
      <text:p text:style-name="P5">    <text:span text:style-name="T5">import</text:span><text:span text:style-name="T37"> </text:span><text:span text:style-name="T9">awareness</text:span></text:p>
      <text:p text:style-name="P5">    <text:span text:style-name="T14">base</text:span><text:span text:style-name="T37"> = </text:span><text:span text:style-name="T9">awareness</text:span><text:span text:style-name="T37">.</text:span><text:span text:style-name="T1">take_base</text:span><text:span text:style-name="T37">(</text:span><text:span text:style-name="T19">'memory_CLO_v2010'</text:span><text:span text:style-name="T37">)</text:span></text:p>
      <text:p text:style-name="P5">    <text:span text:style-name="T1">print</text:span><text:span text:style-name="T37">(</text:span><text:span text:style-name="T9">awareness.</text:span><text:span text:style-name="T1">change_cases_SP_adjective</text:span><text:span text:style-name="T37">(</text:span><text:span text:style-name="T14">base</text:span><text:span text:style-name="T37">, </text:span><text:span text:style-name="T19">'rowerowy'</text:span><text:span text:style-name="T37">, </text:span><text:span text:style-name="T14">truck</text:span><text:span text:style-name="T37">=</text:span><text:span text:style-name="T19">'BACK'</text:span><text:span text:style-name="T37">, </text:span><text:span text:style-name="T14">numb</text:span><text:span text:style-name="T37">=</text:span><text:span text:style-name="T19">'LM'</text:span><text:span text:style-name="T37">, </text:span><text:span text:style-name="T14">rodz</text:span><text:span text:style-name="T37"> = </text:span><text:span text:style-name="T19">'MOS'</text:span><text:span text:style-name="T37">, </text:span><text:span text:style-name="T14">direct</text:span><text:span text:style-name="T37"> = </text:span><text:span text:style-name="T19">'NEG'</text:span><text:span text:style-name="T37">, </text:span><text:span text:style-name="T14">target</text:span><text:span text:style-name="T37">=</text:span><text:span text:style-name="T19">'przymiotnik'</text:span><text:span text:style-name="T37">, </text:span><text:span text:style-name="T14">update</text:span><text:span text:style-name="T37">=</text:span><text:span text:style-name="T19">'YES'</text:span><text:span text:style-name="T37">))</text:span></text:p>
      <text:p text:style-name="P5">    <text:span text:style-name="T1">print</text:span><text:span text:style-name="T37">(</text:span><text:span text:style-name="T9">awareness.</text:span><text:span text:style-name="T1">change_cases_SP_adjective</text:span><text:span text:style-name="T37">(</text:span><text:span text:style-name="T14">base</text:span><text:span text:style-name="T37">, </text:span><text:span text:style-name="T19">'rowerowy'</text:span><text:span text:style-name="T37">, </text:span><text:span text:style-name="T14">truck</text:span><text:span text:style-name="T37">=</text:span><text:span text:style-name="T19">'INFO'</text:span><text:span text:style-name="T37">))</text:span></text:p>
      <text:p text:style-name="P5">    <text:span text:style-name="T19">"""</text:span></text:p>
      <text:p text:style-name="P9">        <text:span text:style-name="T37">truck='BACK', truck='INFO', truck='ALL'</text:span></text:p>
      <text:p text:style-name="P9">        </text:p>
      <text:p text:style-name="P9">        <text:span text:style-name="T37">opt='MIA', opt='DOP', opt='CEL', opt='BIE', opt='NAR', opt='MIE', opt='WOL'</text:span></text:p>
      <text:p text:style-name="P9">        <text:span text:style-name="T37">numb='LP', numb='LM'</text:span></text:p>
      <text:p text:style-name="P9"><text:soft-page-break/>        <text:span text:style-name="T37">rodz = 'MOS',</text:span></text:p>
      <text:p text:style-name="P9">            <text:span text:style-name="T37">MOSZW  # rodzaj męski, żywy</text:span></text:p>
      <text:p text:style-name="P9">            <text:span text:style-name="T37">MRZ, # rodzaj męski, nieżywy</text:span></text:p>
      <text:p text:style-name="P9">            <text:span text:style-name="T37">Z, # rodzaj żeński</text:span></text:p>
      <text:p text:style-name="P9">            <text:span text:style-name="T37">N, # rodzaj nijaki</text:span></text:p>
      <text:p text:style-name="P9">            <text:span text:style-name="T37">MOS, # rodzaj męskoosobowy</text:span></text:p>
      <text:p text:style-name="P9">            <text:span text:style-name="T37">NMOS, # rodzaj niemęskoosobowy</text:span></text:p>
      <text:p text:style-name="P9">        <text:span text:style-name="T37">direct = 'POZ', direct = 'NEG',</text:span></text:p>
      <text:p text:style-name="P9">        <text:span text:style-name="T37">target='przymiotnik'</text:span></text:p>
      <text:p text:style-name="P9">        <text:span text:style-name="T37">update='YES', update='NO'</text:span></text:p>
      <text:p text:style-name="P9">    <text:span text:style-name="T37">"""</text:span></text:p>
      <text:p text:style-name="Standard"/>
      <text:p text:style-name="Standard"/>
      <text:p text:style-name="Standard">rezultat:</text:p>
      <text:p text:style-name="Standard">nierowerowi</text:p>
      <text:p text:style-name="Standard">{'CASE': ['MIA-LP-MOSZW-POZ', 'MIA-LP-MRZ-POZ', 'BIE-LP-MRZ-POZ', 'WOL-LP-MOSZW-POZ', 'WOL-LP-MRZ-POZ']}</text:p>
      <text:p text:style-name="Standard"/>
      <text:p text:style-name="Standard"><text:span text:style-name="T16">part_Speech_2</text:span> # zapisuje plik systemowy<text:span text:style-name="T20"> cases_words_noun.neural</text:span></text:p>
      <text:p text:style-name="P14"><text:span text:style-name="T22">(function) </text:span><text:span text:style-name="T26">def</text:span><text:span text:style-name="T24"> </text:span><text:span text:style-name="T28">part_Speech_2</text:span><text:span text:style-name="T22">(</text:span><text:span text:style-name="T31">word</text:span><text:span text:style-name="T22">: Any) -&gt; </text:span><text:span text:style-name="T33">bool</text:span> </text:p>
      <text:p text:style-name="P14"/>
      <text:p text:style-name="Standard">sposób użycia:</text:p>
      <text:p text:style-name="Standard"/>
      <text:p text:style-name="Standard">Python</text:p>
      <text:p text:style-name="Standard"><text:span text:style-name="T22"/></text:p>
      <text:p text:style-name="P14"><text:span text:style-name="T22">(function) </text:span><text:span text:style-name="T26">def</text:span><text:span text:style-name="T24"> </text:span><text:span text:style-name="T28">part_Speech_2</text:span><text:span text:style-name="T22">(</text:span><text:span text:style-name="T31">word</text:span><text:span text:style-name="T22">: Any) -&gt; </text:span><text:span text:style-name="T33">bool</text:span> </text:p>
      <text:p text:style-name="Standard"/>
      <text:p text:style-name="P3"><text:span text:style-name="T4">if</text:span> <text:span text:style-name="T13">__name__</text:span> == <text:span text:style-name="T18">'__main__'</text:span>:</text:p>
      <text:p text:style-name="P5">    <text:span text:style-name="T5">import</text:span><text:span text:style-name="T37"> </text:span><text:span text:style-name="T9">awareness</text:span></text:p>
      <text:p text:style-name="P5">    <text:span text:style-name="T1">print</text:span><text:span text:style-name="T37">(</text:span><text:span text:style-name="T9">awareness.</text:span><text:span text:style-name="T1">part_Speech_2</text:span><text:span text:style-name="T37">(</text:span><text:span text:style-name="T19">'rower'</text:span><text:span text:style-name="T37">))</text:span></text:p>
      <text:p text:style-name="Standard"/>
      <text:p text:style-name="Standard">rezultat:</text:p>
      <text:p text:style-name="Standard">True</text:p>
      <text:p text:style-name="Standard"/>
      <text:p text:style-name="P11">Biblioteka <text:span text:style-name="T16">twoWayWords</text:span></text:p>
      <text:p text:style-name="P12">samodzielne działanie nie wymaga żadnych dodatkowych bibliotek</text:p>
      <text:p text:style-name="Standard"><text:span text:style-name="T16">two_way_words</text:span> # <text:s/>funkcja oddaje słowa dwubiegunowe czyli przeciwieństwa<text:span text:style-name="T3"> </text:span><text:span text:style-name="T20">ciepły</text:span><text:span text:style-name="T3">, </text:span><text:span text:style-name="T20">zimny</text:span><text:span text:style-name="T3">, </text:span><text:span text:style-name="T20">zimny</text:span><text:span text:style-name="T3">, </text:span><text:span text:style-name="T20">gorący</text:span><text:span text:style-name="T3">, </text:span><text:span text:style-name="T20">przyjaciel</text:span><text:span text:style-name="T3">, </text:span><text:span text:style-name="T20">wróg</text:span><text:span text:style-name="T3"> itd</text:span></text:p>
      <text:p text:style-name="P15"><text:span text:style-name="T22">(function) </text:span><text:span text:style-name="T26">def</text:span><text:span text:style-name="T24"> </text:span><text:span text:style-name="T28">two_way_words</text:span><text:span text:style-name="T22">(</text:span><text:span text:style-name="T31">word</text:span><text:span text:style-name="T22">: Any) -&gt; dict[</text:span><text:span text:style-name="T33">str</text:span><text:span text:style-name="T22">, Any]</text:span> </text:p>
      <text:p text:style-name="Standard">sposób użycia:</text:p>
      <text:p text:style-name="Standard"/>
      <text:p text:style-name="Standard">Python</text:p>
      <text:p text:style-name="Standard"/>
      <text:p text:style-name="P3"><text:span text:style-name="T4">if</text:span> <text:span text:style-name="T13">__name__</text:span> == <text:span text:style-name="T18">'__main__'</text:span>:</text:p>
      <text:p text:style-name="P5">    <text:span text:style-name="T5">import</text:span><text:span text:style-name="T37"> </text:span><text:span text:style-name="T9">awareness</text:span></text:p>
      <text:p text:style-name="P5">    <text:span text:style-name="T1">print</text:span><text:span text:style-name="T37">(</text:span><text:span text:style-name="T9">awareness.</text:span><text:span text:style-name="T1">two_way_words</text:span><text:span text:style-name="T37">(</text:span><text:span text:style-name="T19">'wadliwy'</text:span><text:span text:style-name="T37">)[</text:span><text:span text:style-name="T19">'RESULT'</text:span><text:span text:style-name="T37">]) </text:span><text:span text:style-name="T41"># znaleziono słowo True</text:span></text:p>
      <text:p text:style-name="P5">    <text:span text:style-name="T1">print</text:span><text:span text:style-name="T37">(</text:span><text:span text:style-name="T9">awareness.</text:span><text:span text:style-name="T1">two_way_words</text:span><text:span text:style-name="T37">(</text:span><text:span text:style-name="T19">'wadliwy'</text:span><text:span text:style-name="T37">)[</text:span><text:span text:style-name="T19">'WORD'</text:span><text:span text:style-name="T37">]) </text:span><text:span text:style-name="T41"># drugi biegun słowa</text:span></text:p>
      <text:p text:style-name="P5">    <text:span text:style-name="T1">print</text:span><text:span text:style-name="T37">(</text:span><text:span text:style-name="T9">awareness.</text:span><text:span text:style-name="T1">two_way_words</text:span><text:span text:style-name="T37">(</text:span><text:span text:style-name="T19">'wadliwy'</text:span><text:span text:style-name="T37">)[</text:span><text:span text:style-name="T19">'WORDS'</text:span><text:span text:style-name="T37">]) </text:span><text:span text:style-name="T41"># wszystkie słowa obsługiwane przez funkcje</text:span></text:p>
      <text:p text:style-name="P5"><text:span text:style-name="T37"/></text:p>
      <text:p text:style-name="Standard"/>
      <text:p text:style-name="Standard"/>
      <text:p text:style-name="Standard"><text:soft-page-break/>rezultat:</text:p>
      <text:p text:style-name="P8">True</text:p>
      <text:p text:style-name="P8">nieskazitelny</text:p>
      <text:p text:style-name="P8">['ciepły', 'zimny', 'gorący', 'jasny', 'mętny', 'ciemny', 'powolny', 'szybki', 'wolny', 'przyjaciel', 'wróg', 'mokry', 'suchy', 'sztuczny', 'naturalny', 'duży', 'mały', 'wysoki', 'niski', 'głośny', 'cisza', 'cichy', 'miękki', 'twardy', 'stary', 'nowy', 'młody', 'szczęśliwy' ...]</text:p>
      <text:p text:style-name="Standard"/>
      <text:p text:style-name="Standard"/>
      <text:p text:style-name="P10">Biblioteka <text:span text:style-name="T16">takeTarget</text:span></text:p>
      <text:p text:style-name="P12">samodzielne działanie wymaga</text:p>
      <text:p text:style-name="P3"><text:span text:style-name="T7">partSpeech, wordProcessing, clearLists, changerBlade</text:span></text:p>
      <text:p text:style-name="Standard"/>
      <text:p text:style-name="Standard"/>
      <text:p text:style-name="Standard"/>
      <text:p text:style-name="Standard"><text:span text:style-name="T16">take_target</text:span> # oddaje wszystkie słowa w formie listy z jego rodziny</text:p>
      <text:p text:style-name="P15"><text:span text:style-name="T22">(function) </text:span><text:span text:style-name="T26">def</text:span><text:span text:style-name="T24"> </text:span><text:span text:style-name="T28">take_target</text:span><text:span text:style-name="T22">(</text:span><text:line-break/><text:span text:style-name="T31">w</text:span><text:span text:style-name="T22">: Any,</text:span><text:line-break/><text:span text:style-name="T31">target</text:span><text:span text:style-name="T22">: </text:span><text:span text:style-name="T33">str</text:span><text:span text:style-name="T24"> </text:span><text:span text:style-name="T22">= </text:span><text:span text:style-name="T35">'czasownik'</text:span><text:line-break/><text:span text:style-name="T22">) -&gt; (Any | list[</text:span><text:span text:style-name="T33">str</text:span><text:span text:style-name="T22">])</text:span> </text:p>
      <text:p text:style-name="Standard">sposób użycia:</text:p>
      <text:p text:style-name="Standard"/>
      <text:p text:style-name="Standard">Python</text:p>
      <text:p text:style-name="Standard"/>
      <text:p text:style-name="P3"><text:span text:style-name="T4">if</text:span> <text:span text:style-name="T13">__name__</text:span> == <text:span text:style-name="T18">'__main__'</text:span>:</text:p>
      <text:p text:style-name="P5">    <text:span text:style-name="T5">import</text:span><text:span text:style-name="T37"> </text:span><text:span text:style-name="T9">awareness</text:span></text:p>
      <text:p text:style-name="P5">    <text:span text:style-name="T1">print</text:span><text:span text:style-name="T37">(</text:span><text:span text:style-name="T9">awareness.</text:span><text:span text:style-name="T1">take_target</text:span><text:span text:style-name="T37">(</text:span><text:span text:style-name="T19">'rower'</text:span><text:span text:style-name="T37">, </text:span><text:span text:style-name="T19">'rzeczownik'</text:span><text:span text:style-name="T37">))</text:span></text:p>
      <text:p text:style-name="Standard"/>
      <text:p text:style-name="Standard"/>
      <text:p text:style-name="Standard">rezultat:</text:p>
      <text:p text:style-name="Standard">['rower', 'rowerach', 'rowerami', 'rowerem', 'rowerom', 'rowerowi', 'rowerów', 'roweru', 'rowery', 'rowerze']</text:p>
      <text:p text:style-name="Standard"/>
      <text:p text:style-name="Standard"><text:span text:style-name="T16">take_superTarget</text:span> # robi to samo co <text:span text:style-name="T16">take_target <text:s/>ale znacznie szybciej i potrzebuje słownika base systemu awareness. Funkcja również może oddać tylko słowo główne rodziny słowa. </text:span></text:p>
      <text:p text:style-name="P15"><text:span text:style-name="T22">(function) </text:span><text:span text:style-name="T26">def</text:span><text:span text:style-name="T24"> </text:span><text:span text:style-name="T28">take_superTarget</text:span><text:span text:style-name="T22">(</text:span><text:line-break/><text:span text:style-name="T31">base</text:span><text:span text:style-name="T22">: Any,</text:span><text:line-break/><text:span text:style-name="T31">word</text:span><text:span text:style-name="T22">: Any,</text:span><text:line-break/><text:span text:style-name="T31">target</text:span><text:span text:style-name="T22">: </text:span><text:span text:style-name="T33">str</text:span><text:span text:style-name="T24"> </text:span><text:span text:style-name="T22">= </text:span><text:span text:style-name="T35">'czasownik'</text:span><text:span text:style-name="T22">,</text:span><text:line-break/><text:span text:style-name="T31">what</text:span><text:span text:style-name="T22">: </text:span><text:span text:style-name="T33">str</text:span><text:span text:style-name="T24"> </text:span><text:span text:style-name="T22">= </text:span><text:span text:style-name="T35">'WORDS-LISTS'</text:span><text:line-break/><text:span text:style-name="T22">) -&gt; Any</text:span> </text:p>
      <text:p text:style-name="Standard">sposób użycia:</text:p>
      <text:p text:style-name="Standard"/>
      <text:p text:style-name="Standard">Python</text:p>
      <text:p text:style-name="Standard"/>
      <text:p text:style-name="Standard"><text:span text:style-name="T6">if</text:span><text:span text:style-name="T3"> </text:span><text:span text:style-name="T15">__name__</text:span><text:span text:style-name="T3"> == </text:span><text:span text:style-name="T20">'__main__'</text:span><text:span text:style-name="T3">:</text:span></text:p>
      <text:p text:style-name="P5">    <text:span text:style-name="T5">import</text:span><text:span text:style-name="T37"> </text:span><text:span text:style-name="T9">awareness</text:span></text:p>
      <text:p text:style-name="P5">    <text:span text:style-name="T14">base</text:span><text:span text:style-name="T37"> = </text:span><text:span text:style-name="T9">awareness</text:span><text:span text:style-name="T37">.</text:span><text:span text:style-name="T1">take_base</text:span><text:span text:style-name="T37">(</text:span><text:span text:style-name="T19">'memory_CLO_v2010'</text:span><text:span text:style-name="T37">)</text:span></text:p>
      <text:p text:style-name="P5">    <text:span text:style-name="T1">print</text:span><text:span text:style-name="T37">(</text:span><text:span text:style-name="T9">awareness.</text:span><text:span text:style-name="T1">take_superTarget</text:span><text:span text:style-name="T37">(</text:span><text:span text:style-name="T14">base</text:span><text:span text:style-name="T37">, </text:span><text:span text:style-name="T19">'rowerem'</text:span><text:span text:style-name="T37">, </text:span><text:span text:style-name="T19">'rzeczownik'</text:span><text:span text:style-name="T37">, </text:span><text:span text:style-name="T14">what</text:span><text:span text:style-name="T37">=</text:span><text:span text:style-name="T19">'MAIN-WORDS'</text:span><text:span text:style-name="T37">))</text:span></text:p>
      <text:p text:style-name="P5">    <text:span text:style-name="T1">print</text:span><text:span text:style-name="T37">(</text:span><text:span text:style-name="T9">awareness.</text:span><text:span text:style-name="T1">take_superTarget</text:span><text:span text:style-name="T37">(</text:span><text:span text:style-name="T14">base</text:span><text:span text:style-name="T37">, </text:span><text:span text:style-name="T19">'rower'</text:span><text:span text:style-name="T37">, </text:span><text:span text:style-name="T19">'rzeczownik'</text:span><text:span text:style-name="T37">, </text:span><text:span text:style-name="T14">what</text:span><text:span text:style-name="T37">=</text:span><text:span text:style-name="T19">'WORDS-LISTS'</text:span><text:span text:style-name="T37">))</text:span></text:p>
      <text:p text:style-name="Standard"><text:soft-page-break/></text:p>
      <text:p text:style-name="Standard"/>
      <text:p text:style-name="Standard">rezultat:</text:p>
      <text:p text:style-name="Standard">['rower']</text:p>
      <text:p text:style-name="Standard">['rower', 'rowerach', 'rowerami', 'rowerem', 'rowerom', 'rowerowi', 'rowerów', 'roweru', 'rowery', 'rowerze']</text:p>
      <text:p text:style-name="Standard"/>
      <text:p text:style-name="Standard"/>
      <text:p text:style-name="Standard"/>
      <text:p text:style-name="P10">Biblioteka <text:span text:style-name="T16">verbFlex</text:span></text:p>
      <text:p text:style-name="P12">samodzielne działanie wymaga</text:p>
      <text:p text:style-name="P2"><text:span text:style-name="T12">takeTarget, </text:span><text:span text:style-name="T7">os, signal</text:span></text:p>
      <text:p text:style-name="P12"/>
      <text:p text:style-name="Standard"><text:span text:style-name="T16">verb_flex</text:span> # odmienia czasowniki, może zamienić czasownik w dowolnej formie na dowolną formę lub oddać cała rodzinę odmienionych czasowników wraz przypisanymi flagami do niej.</text:p>
      <text:p text:style-name="P15"><text:span text:style-name="T22">(function) </text:span><text:span text:style-name="T26">def</text:span><text:span text:style-name="T24"> </text:span><text:span text:style-name="T28">verb_flex</text:span><text:span text:style-name="T22">(</text:span><text:line-break/><text:span text:style-name="T31">base</text:span><text:span text:style-name="T22">: Any,</text:span><text:line-break/><text:span text:style-name="T31">w</text:span><text:span text:style-name="T22">: Any,</text:span><text:line-break/><text:span text:style-name="T31">option</text:span><text:span text:style-name="T22">: </text:span><text:span text:style-name="T33">str</text:span><text:span text:style-name="T24"> </text:span><text:span text:style-name="T22">= </text:span><text:span text:style-name="T35">'TAKE'</text:span><text:span text:style-name="T22">,</text:span><text:line-break/><text:span text:style-name="T31">mode</text:span><text:span text:style-name="T22">: Any | </text:span><text:span text:style-name="T26">None</text:span><text:span text:style-name="T24"> </text:span><text:span text:style-name="T22">= </text:span><text:span text:style-name="T26">None</text:span><text:line-break/><text:span text:style-name="T22">) -&gt; Any</text:span> </text:p>
      <text:p text:style-name="Standard">sposób użycia:</text:p>
      <text:p text:style-name="Standard"/>
      <text:p text:style-name="Standard">Python</text:p>
      <text:p text:style-name="Standard"/>
      <text:p text:style-name="P3"><text:span text:style-name="T4">if</text:span> <text:span text:style-name="T13">__name__</text:span> == <text:span text:style-name="T18">'__main__'</text:span>:</text:p>
      <text:p text:style-name="P5">    <text:span text:style-name="T5">import</text:span><text:span text:style-name="T37"> </text:span><text:span text:style-name="T9">awareness</text:span></text:p>
      <text:p text:style-name="P5">    <text:span text:style-name="T14">base</text:span><text:span text:style-name="T37"> = </text:span><text:span text:style-name="T9">awareness</text:span><text:span text:style-name="T37">.</text:span><text:span text:style-name="T1">take_base</text:span><text:span text:style-name="T37">(</text:span><text:span text:style-name="T19">'memory_CLO_v2010'</text:span><text:span text:style-name="T37">)</text:span></text:p>
      <text:p text:style-name="P5">    <text:span text:style-name="T1">print</text:span><text:span text:style-name="T37">(</text:span><text:span text:style-name="T9">awareness.</text:span><text:span text:style-name="T1">verb_flex</text:span><text:span text:style-name="T37">(</text:span><text:span text:style-name="T14">base</text:span><text:span text:style-name="T37">, </text:span><text:span text:style-name="T19">'wysunąć'</text:span><text:span text:style-name="T37">, </text:span><text:span text:style-name="T14">option</text:span><text:span text:style-name="T37">=</text:span><text:span text:style-name="T19">'TAKE'</text:span><text:span text:style-name="T37">))</text:span></text:p>
      <text:p text:style-name="P5">    <text:span text:style-name="T1">print</text:span><text:span text:style-name="T37">(</text:span><text:span text:style-name="T9">awareness.</text:span><text:span text:style-name="T1">verb_flex</text:span><text:span text:style-name="T37">(</text:span><text:span text:style-name="T14">base</text:span><text:span text:style-name="T37">, </text:span><text:span text:style-name="T19">'wysunąć'</text:span><text:span text:style-name="T37">, </text:span><text:span text:style-name="T14">option</text:span><text:span text:style-name="T37">=</text:span><text:span text:style-name="T19">'CHANGE'</text:span><text:span text:style-name="T37">, </text:span><text:span text:style-name="T14">mode</text:span><text:span text:style-name="T37">=</text:span><text:span text:style-name="T19">'IIos-LM-PRZP-PRZE-NONE'</text:span><text:span text:style-name="T37">))</text:span></text:p>
      <text:p text:style-name="P5">    <text:span text:style-name="T1">print</text:span><text:span text:style-name="T37">(</text:span><text:span text:style-name="T9">awareness.</text:span><text:span text:style-name="T1">verb_flex</text:span><text:span text:style-name="T37">(</text:span><text:span text:style-name="T14">base</text:span><text:span text:style-name="T37">, </text:span><text:span text:style-name="T19">'wysunąć'</text:span><text:span text:style-name="T37">, </text:span><text:span text:style-name="T14">option</text:span><text:span text:style-name="T37">=</text:span><text:span text:style-name="T19">'ALL'</text:span><text:span text:style-name="T37">)) </text:span><text:span text:style-name="T41"># Opcja dev, zwracająca cały zbiór rodziny danego słowa odmieniony w grupie fleksyjną</text:span></text:p>
      <text:p text:style-name="P5"/>
      <text:p text:style-name="Standard"/>
      <text:p text:style-name="Standard">rezultat:</text:p>
      <text:p text:style-name="P8">BEZOKOLICZNIK-NONE-NONE-NONE-NONE</text:p>
      <text:p text:style-name="P8">wysunęliśmy</text:p>
      <text:p text:style-name="Standard"/>
      <text:p text:style-name="Standard"/>
      <text:p text:style-name="Standard"><text:span text:style-name="T16">set_gr</text:span> # wykrywa grupę fleksyjną czasownika</text:p>
      <text:p text:style-name="Standard"><text:span text:style-name="T23">(function) </text:span><text:span text:style-name="T27">def</text:span><text:span text:style-name="T25"> </text:span><text:span text:style-name="T29">set_gr</text:span><text:span text:style-name="T23">(</text:span><text:span text:style-name="T42"><text:line-break/></text:span><text:span text:style-name="T32">base</text:span><text:span text:style-name="T23">: Any,</text:span><text:span text:style-name="T42"><text:line-break/></text:span><text:span text:style-name="T32">w</text:span><text:span text:style-name="T23">: Any,</text:span><text:span text:style-name="T42"><text:line-break/></text:span><text:span text:style-name="T32">option</text:span><text:span text:style-name="T23">: Any | </text:span><text:span text:style-name="T27">None</text:span><text:span text:style-name="T25"> </text:span><text:span text:style-name="T23">= </text:span><text:span text:style-name="T27">None</text:span><text:span text:style-name="T42"><text:line-break/></text:span><text:span text:style-name="T23">) -&gt; (</text:span><text:span text:style-name="T34">dict</text:span><text:span text:style-name="T25"> </text:span><text:span text:style-name="T23">| </text:span><text:span text:style-name="T34">str</text:span><text:span text:style-name="T23">)</text:span><text:span text:style-name="T42"> </text:span></text:p>
      <text:p text:style-name="Standard">sposób użycia:</text:p>
      <text:p text:style-name="Standard"/>
      <text:p text:style-name="Standard">Python</text:p>
      <text:p text:style-name="Standard"/>
      <text:p text:style-name="P3"><text:span text:style-name="T4">if</text:span> <text:span text:style-name="T13">__name__</text:span> == <text:span text:style-name="T18">'__main__'</text:span>:</text:p>
      <text:p text:style-name="P5">    <text:span text:style-name="T5">import</text:span><text:span text:style-name="T37"> </text:span><text:span text:style-name="T9">awareness</text:span></text:p>
      <text:p text:style-name="P5"><text:soft-page-break/>    <text:span text:style-name="T14">base</text:span><text:span text:style-name="T37"> = </text:span><text:span text:style-name="T9">awareness</text:span><text:span text:style-name="T37">.</text:span><text:span text:style-name="T1">take_base</text:span><text:span text:style-name="T37">(</text:span><text:span text:style-name="T19">'memory_CLO_v2010'</text:span><text:span text:style-name="T37">)</text:span></text:p>
      <text:p text:style-name="P5">    <text:span text:style-name="T1">print</text:span><text:span text:style-name="T37">(</text:span><text:span text:style-name="T9">awareness.</text:span><text:span text:style-name="T1">set_gr</text:span><text:span text:style-name="T37">(</text:span><text:span text:style-name="T14">base</text:span><text:span text:style-name="T37">, </text:span><text:span text:style-name="T19">'tłuc'</text:span><text:span text:style-name="T37">, </text:span><text:span text:style-name="T14">option</text:span><text:span text:style-name="T37">=</text:span><text:span text:style-name="T39">None</text:span><text:span text:style-name="T37">))</text:span></text:p>
      <text:p text:style-name="P5">    <text:span text:style-name="T1">print</text:span><text:span text:style-name="T37">(</text:span><text:span text:style-name="T9">awareness.</text:span><text:span text:style-name="T1">set_gr</text:span><text:span text:style-name="T37">(</text:span><text:span text:style-name="T14">base</text:span><text:span text:style-name="T37">, </text:span><text:span text:style-name="T19">'robić'</text:span><text:span text:style-name="T37">, </text:span><text:span text:style-name="T14">option</text:span><text:span text:style-name="T37">=</text:span><text:span text:style-name="T39">None</text:span><text:span text:style-name="T37">))</text:span></text:p>
      <text:p text:style-name="Standard"/>
      <text:p text:style-name="Standard"/>
      <text:p text:style-name="Standard">rezultat:</text:p>
      <text:p text:style-name="P8">XIA</text:p>
      <text:p text:style-name="Standard">spec</text:p>
      <text:p text:style-name="Standard"/>
      <text:p text:style-name="Standard"/>
      <text:p text:style-name="P10">Biblioteka <text:span text:style-name="T16">partSentens</text:span></text:p>
      <text:p text:style-name="P13">samodzielne działanie wymaga</text:p>
      <text:p text:style-name="P2"><text:span text:style-name="T11">partSpeech, </text:span><text:span text:style-name="T7">changerBlade, verbFlex, chanerCases</text:span></text:p>
      <text:p text:style-name="P3"><text:span text:style-name="T7">tqdm</text:span></text:p>
      <text:p text:style-name="P10"><text:span text:style-name="T16"/></text:p>
      <text:p text:style-name="P10"><text:span text:style-name="T16"/></text:p>
      <text:p text:style-name="Standard"><text:span text:style-name="T16">part_sentens</text:span> # funkcja zwraca słownik z analizą zdania. Podmiot, orzeczenie, przydawka, dopełnienie, okolicznik orzecznikowy, okolicznik dopełnienia zaimki i przyimki, nazwy własne, oraz partykułu w słowniku z symbolami. Dodatkowo robi szerszą analize czasownika.</text:p>
      <text:p text:style-name="P15"><text:span text:style-name="T22">(function) </text:span><text:span text:style-name="T26">def</text:span><text:span text:style-name="T24"> </text:span><text:span text:style-name="T28">part_sentens</text:span><text:span text:style-name="T22">(</text:span><text:line-break/><text:span text:style-name="T31">base</text:span><text:span text:style-name="T22">: Any,</text:span><text:line-break/><text:span text:style-name="T31">x_list</text:span><text:span text:style-name="T22">: Any</text:span><text:line-break/><text:span text:style-name="T22">) -&gt; Any</text:span> </text:p>
      <text:p text:style-name="Standard">sposób użycia:</text:p>
      <text:p text:style-name="Standard"/>
      <text:p text:style-name="Standard">Python</text:p>
      <text:p text:style-name="Standard"/>
      <text:p text:style-name="P3"><text:span text:style-name="T4">if</text:span> <text:span text:style-name="T13">__name__</text:span> == <text:span text:style-name="T18">'__main__'</text:span>:</text:p>
      <text:p text:style-name="P5">    <text:span text:style-name="T5">import</text:span><text:span text:style-name="T37"> </text:span><text:span text:style-name="T9">awareness</text:span></text:p>
      <text:p text:style-name="P5">    <text:span text:style-name="T14">base</text:span><text:span text:style-name="T37"> = </text:span><text:span text:style-name="T9">awareness</text:span><text:span text:style-name="T37">.</text:span><text:span text:style-name="T1">take_base</text:span><text:span text:style-name="T37">(</text:span><text:span text:style-name="T19">'memory_CLO_v2010'</text:span><text:span text:style-name="T37">)</text:span></text:p>
      <text:p text:style-name="P5">    <text:span text:style-name="T14">lista</text:span><text:span text:style-name="T37"> = [</text:span><text:span text:style-name="T19">'Telefon'</text:span><text:span text:style-name="T37">, </text:span><text:span text:style-name="T19">'ma'</text:span><text:span text:style-name="T37">, </text:span><text:span text:style-name="T19">'dzwonić'</text:span><text:span text:style-name="T37">, </text:span><text:span text:style-name="T19">'cały'</text:span><text:span text:style-name="T37">, </text:span><text:span text:style-name="T19">'dzień'</text:span><text:span text:style-name="T37">]</text:span></text:p>
      <text:p text:style-name="P5">    <text:span text:style-name="T1">print</text:span><text:span text:style-name="T37">(</text:span><text:span text:style-name="T9">awareness.</text:span><text:span text:style-name="T1">part_sentens</text:span><text:span text:style-name="T37">(</text:span><text:span text:style-name="T14">base</text:span><text:span text:style-name="T37">, </text:span><text:span text:style-name="T14">lista</text:span><text:span text:style-name="T37">))</text:span></text:p>
      <text:p text:style-name="Standard"/>
      <text:p text:style-name="Standard"/>
      <text:p text:style-name="Standard">rezultat:</text:p>
      <text:p text:style-name="Standard">{'OR': {1: ['ma', 'IIIos-LP-NDKTER-DKPRZY-NONE_I_6', 'czasownik'], 2: ['dzwonić', 'BEZOKOLICZNIK-NONE-NONE-NONE-NONE', 'czasownik']}, 'PO': {0: ['Telefon', 'telefon', 'rzeczownik']}, 'PR': {}, 'OZ': {}, 'OK': {3: ['cały', 'cały', 'przymiotnik']}, 'DO': {4: ['dzień', 'dzień', 'rzeczownik']}, 'CZ': {'OS': 'IIIos', 'L': 'LP', 'TRYB': 'NDKTER', 'CZAS': 'DKPRZY', 'RODZ': 'NONE_I_6', 'BEZ': True, 'N': False}, 'ZA': {}, 'VO': {}, 'HW': {}}</text:p>
      <text:p text:style-name="Standard"/>
      <text:p text:style-name="Standard"><text:span text:style-name="T16"/></text:p>
      <text:p text:style-name="P10">Biblioteka <text:span text:style-name="T16">takeBase</text:span></text:p>
      <text:p text:style-name="Standard"/>
      <text:p text:style-name="P3"><text:span text:style-name="T7">SAver,</text:span> <text:span text:style-name="T7">json, tqdm, os, signal</text:span></text:p>
      <text:p text:style-name="Standard"/>
      <text:p text:style-name="Standard"/>
      <text:p text:style-name="Standard"><text:span text:style-name="T16">take_base</text:span> # <text:span text:style-name="T3">ładuje bazę z plików systemowych. Przyjmuje string nazwy a następnie zwraca słownik</text:span></text:p>
      <text:p text:style-name="P15"><text:span text:style-name="T22">(function) </text:span><text:span text:style-name="T26">def</text:span><text:span text:style-name="T24"> </text:span><text:span text:style-name="T28">take_base</text:span><text:span text:style-name="T22">(</text:span><text:span text:style-name="T31">file_name</text:span><text:span text:style-name="T22">: </text:span><text:span text:style-name="T33">str</text:span><text:span text:style-name="T24"> </text:span><text:span text:style-name="T22">= </text:span><text:span text:style-name="T35">'base'</text:span><text:span text:style-name="T22">) -&gt; (</text:span><text:span text:style-name="T33">dict</text:span><text:span text:style-name="T24"> </text:span><text:span text:style-name="T22">| dict[</text:span><text:span text:style-name="T33">str</text:span><text:span text:style-name="T22">, Any])</text:span> </text:p>
      <text:p text:style-name="Standard">sposób użycia:</text:p>
      <text:p text:style-name="Standard"><text:soft-page-break/></text:p>
      <text:p text:style-name="Standard">Python</text:p>
      <text:p text:style-name="Standard"/>
      <text:p text:style-name="P3"><text:span text:style-name="T4">if</text:span> <text:span text:style-name="T13">__name__</text:span> == <text:span text:style-name="T18">'__main__'</text:span>:</text:p>
      <text:p text:style-name="P5">    <text:span text:style-name="T5">import</text:span><text:span text:style-name="T37"> </text:span><text:span text:style-name="T9">awareness</text:span></text:p>
      <text:p text:style-name="P5">    <text:span text:style-name="T14">base</text:span><text:span text:style-name="T37"> = </text:span><text:span text:style-name="T9">awareness</text:span><text:span text:style-name="T37">.</text:span><text:span text:style-name="T1">take_base</text:span><text:span text:style-name="T37">(</text:span><text:span text:style-name="T19">'memory_CLO_v2010'</text:span><text:span text:style-name="T37">)</text:span></text:p>
      <text:p text:style-name="P5">    <text:span text:style-name="T1">print</text:span><text:span text:style-name="T37">(</text:span><text:span text:style-name="T1">len</text:span><text:span text:style-name="T37">(</text:span><text:span text:style-name="T14">base</text:span><text:span text:style-name="T37">))</text:span></text:p>
      <text:p text:style-name="P5">    <text:span text:style-name="T1">print</text:span><text:span text:style-name="T37">(</text:span><text:span text:style-name="T9">type</text:span><text:span text:style-name="T37">(</text:span><text:span text:style-name="T14">base</text:span><text:span text:style-name="T37">))</text:span></text:p>
      <text:p text:style-name="Standard"/>
      <text:p text:style-name="Standard"/>
      <text:p text:style-name="Standard">rezultat:</text:p>
      <text:p text:style-name="P5"><text:span text:style-name="T37">Loading Base: 1099it [00:01, 1079.09it/s]</text:span></text:p>
      <text:p text:style-name="P5"><text:span text:style-name="T37">15</text:span></text:p>
      <text:p text:style-name="P5"><text:span text:style-name="T37">&lt;class 'dict'&gt;</text:span></text:p>
      <text:p text:style-name="Standard"/>
      <text:p text:style-name="Standard"/>
      <text:p text:style-name="Standard"><text:span text:style-name="T16">save_base</text:span> # zapisuje bazę w katalogu systemowym</text:p>
      <text:p text:style-name="P15"><text:span text:style-name="T22">(function) </text:span><text:span text:style-name="T26">def</text:span><text:span text:style-name="T24"> </text:span><text:span text:style-name="T28">save_base</text:span><text:span text:style-name="T22">(</text:span><text:span text:style-name="T31">base</text:span><text:span text:style-name="T22">: Any) -&gt; Literal[</text:span><text:span text:style-name="T26">True</text:span><text:span text:style-name="T22">]</text:span> </text:p>
      <text:p text:style-name="Standard">sposób użycia:</text:p>
      <text:p text:style-name="Standard"/>
      <text:p text:style-name="Standard">Python</text:p>
      <text:p text:style-name="Standard"/>
      <text:p text:style-name="P3"><text:span text:style-name="T4">if</text:span> <text:span text:style-name="T13">__name__</text:span> == <text:span text:style-name="T18">'__main__'</text:span>:</text:p>
      <text:p text:style-name="P5">    <text:span text:style-name="T5">import</text:span><text:span text:style-name="T37"> </text:span><text:span text:style-name="T9">awareness</text:span></text:p>
      <text:p text:style-name="P5">    <text:span text:style-name="T14">base</text:span><text:span text:style-name="T37"> = </text:span><text:span text:style-name="T9">awareness</text:span><text:span text:style-name="T37">.</text:span><text:span text:style-name="T1">take_base</text:span><text:span text:style-name="T37">(</text:span><text:span text:style-name="T19">'memory_CLO_v2010'</text:span><text:span text:style-name="T37">)</text:span></text:p>
      <text:p text:style-name="P5">    <text:span text:style-name="T9">awareness</text:span><text:span text:style-name="T37">.</text:span><text:span text:style-name="T1">save_base</text:span><text:span text:style-name="T37">(</text:span><text:span text:style-name="T14">base</text:span><text:span text:style-name="T37">)</text:span></text:p>
      <text:p text:style-name="Standard"/>
      <text:p text:style-name="Standard"/>
      <text:p text:style-name="Standard"/>
      <text:p text:style-name="Standard">rezultat:</text:p>
      <text:p text:style-name="P3"><text:span text:style-name="T18">Baza została zapisana w plików </text:span><text:span text:style-name="T38"><text:s/></text:span><text:span text:style-name="T18">memory_CLO_v2010</text:span></text:p>
      <text:p text:style-name="Standard"/>
      <text:p text:style-name="Standard"/>
      <text:p text:style-name="Standard"/>
      <text:p text:style-name="P10"><text:span text:style-name="T17">B</text:span>iblioteka <text:span text:style-name="T16">baseTools</text:span></text:p>
      <text:p text:style-name="P3"><text:span text:style-name="T4"/></text:p>
      <text:p text:style-name="P3"><text:span text:style-name="T7">verbFlex, chanerCases, checkerBaseOperators</text:span></text:p>
      <text:p text:style-name="Standard"/>
      <text:p text:style-name="Standard"><text:span text:style-name="T16">add_word</text:span> # dodaje słowo do bazy</text:p>
      <text:p text:style-name="P15"><text:span text:style-name="T22">(function) </text:span><text:span text:style-name="T26">def</text:span><text:span text:style-name="T24"> </text:span><text:span text:style-name="T28">add_word</text:span><text:span text:style-name="T22">(</text:span><text:line-break/><text:span text:style-name="T31">base</text:span><text:span text:style-name="T22">: Any,</text:span><text:line-break/><text:span text:style-name="T31">cat</text:span><text:span text:style-name="T22">: Any,</text:span><text:line-break/><text:span text:style-name="T31">word</text:span><text:span text:style-name="T22">: Any</text:span><text:line-break/><text:span text:style-name="T22">) -&gt; Any</text:span> </text:p>
      <text:p text:style-name="P15"/>
      <text:p text:style-name="P14"/>
      <text:p text:style-name="Standard"/>
      <text:p text:style-name="Standard"><text:span text:style-name="T16">add_link</text:span> # dodaje link dla słowa</text:p>
      <text:p text:style-name="P15"><text:span text:style-name="T22">(function) </text:span><text:span text:style-name="T26">def</text:span><text:span text:style-name="T24"> </text:span><text:span text:style-name="T28">add_link</text:span><text:span text:style-name="T22">(</text:span><text:line-break/><text:span text:style-name="T31">base</text:span><text:span text:style-name="T22">: Any,</text:span><text:line-break/><text:span text:style-name="T31">cat_id</text:span><text:span text:style-name="T22">: Any,</text:span><text:line-break/><text:soft-page-break/><text:span text:style-name="T31">link_id</text:span><text:span text:style-name="T22">: Any</text:span><text:line-break/><text:span text:style-name="T22">) -&gt; Any</text:span> </text:p>
      <text:p text:style-name="P15"/>
      <text:p text:style-name="P14"/>
      <text:p text:style-name="Standard"><text:span text:style-name="T16">add_se</text:span> # dodaje zbiór SE</text:p>
      <text:p text:style-name="P15"><text:span text:style-name="T22">(function) </text:span><text:span text:style-name="T26">def</text:span><text:span text:style-name="T24"> </text:span><text:span text:style-name="T28">add_se</text:span><text:span text:style-name="T22">(</text:span><text:line-break/><text:span text:style-name="T31">base</text:span><text:span text:style-name="T22">: Any,</text:span><text:line-break/><text:span text:style-name="T31">cat_id</text:span><text:span text:style-name="T22">: Any,</text:span><text:line-break/><text:span text:style-name="T31">se_id</text:span><text:span text:style-name="T22">: Any</text:span><text:line-break/><text:span text:style-name="T22">) -&gt; Any</text:span> </text:p>
      <text:p text:style-name="P14"/>
      <text:p text:style-name="P15"/>
      <text:p text:style-name="Standard"><text:span text:style-name="T16">take_word</text:span> # oddaje słowo po symbolu</text:p>
      <text:p text:style-name="Standard"><text:span text:style-name="T23">(function) </text:span><text:span text:style-name="T27">def</text:span><text:span text:style-name="T25"> </text:span><text:span text:style-name="T29">take_word</text:span><text:span text:style-name="T23">(</text:span><text:span text:style-name="T42"><text:line-break/></text:span><text:span text:style-name="T32">base</text:span><text:span text:style-name="T23">: Any,</text:span><text:span text:style-name="T42"><text:line-break/></text:span><text:span text:style-name="T32">cat_id</text:span><text:span text:style-name="T23">: Any</text:span><text:span text:style-name="T42"><text:line-break/></text:span><text:span text:style-name="T23">) -&gt; (Any | </text:span><text:span text:style-name="T27">None</text:span><text:span text:style-name="T23">)</text:span><text:span text:style-name="T42"> </text:span></text:p>
      <text:p text:style-name="P15"/>
      <text:p text:style-name="Standard"><text:span text:style-name="T16">take_LID</text:span> # oddaje token dla symbolu</text:p>
      <text:p text:style-name="Standard"><text:span text:style-name="T23">(function) </text:span><text:span text:style-name="T27">def</text:span><text:span text:style-name="T25"> </text:span><text:span text:style-name="T29">take_LID</text:span><text:span text:style-name="T23">(</text:span><text:span text:style-name="T42"><text:line-break/></text:span><text:span text:style-name="T32">base</text:span><text:span text:style-name="T23">: Any,</text:span><text:span text:style-name="T42"><text:line-break/></text:span><text:span text:style-name="T32">cat_id</text:span><text:span text:style-name="T23">: Any</text:span><text:span text:style-name="T42"><text:line-break/></text:span><text:span text:style-name="T23">) -&gt; (Any | </text:span><text:span text:style-name="T27">None</text:span><text:span text:style-name="T23">)</text:span><text:span text:style-name="T42"> </text:span></text:p>
      <text:p text:style-name="P15"/>
      <text:p text:style-name="Standard"><text:span text:style-name="T16">join_ids</text:span> # łączy linkami słowa po symbolach</text:p>
      <text:p text:style-name="Standard"><text:span text:style-name="T23">(function) </text:span><text:span text:style-name="T27">def</text:span><text:span text:style-name="T25"> </text:span><text:span text:style-name="T29">take_LID</text:span><text:span text:style-name="T23">(</text:span><text:span text:style-name="T42"><text:line-break/></text:span><text:span text:style-name="T32">base</text:span><text:span text:style-name="T23">: Any,</text:span><text:span text:style-name="T42"><text:line-break/></text:span><text:span text:style-name="T32">cat_id</text:span><text:span text:style-name="T23">: Any</text:span><text:span text:style-name="T42"><text:line-break/></text:span><text:span text:style-name="T23">) -&gt; (Any | </text:span><text:span text:style-name="T27">None</text:span><text:span text:style-name="T23">)</text:span><text:span text:style-name="T42"> </text:span></text:p>
      <text:p text:style-name="P15"/>
      <text:p text:style-name="Standard"><text:span text:style-name="T16">take_se_words</text:span> # oddaje słowa w zbiorze SE</text:p>
      <text:p text:style-name="P15"><text:span text:style-name="T22">(function) </text:span><text:span text:style-name="T26">def</text:span><text:span text:style-name="T24"> </text:span><text:span text:style-name="T28">take_LID</text:span><text:span text:style-name="T22">(</text:span><text:line-break/><text:span text:style-name="T31">base</text:span><text:span text:style-name="T22">: Any,</text:span><text:line-break/><text:span text:style-name="T31">cat_id</text:span><text:span text:style-name="T22">: Any</text:span><text:line-break/><text:span text:style-name="T22">) -&gt; (Any | </text:span><text:span text:style-name="T26">None</text:span><text:span text:style-name="T22">)</text:span> </text:p>
      <text:p text:style-name="P14"/>
      <text:p text:style-name="Standard"><text:span text:style-name="T16">take_sa</text:span> # Oddaje zarartość zbioru SA</text:p>
      <text:p text:style-name="P14"><text:span text:style-name="T22">(function) </text:span><text:span text:style-name="T26">def</text:span><text:span text:style-name="T24"> </text:span><text:span text:style-name="T28">take_sa</text:span><text:span text:style-name="T22">(</text:span><text:line-break/><text:span text:style-name="T31">base</text:span><text:span text:style-name="T22">: Any,</text:span><text:line-break/><text:span text:style-name="T31">sa_id</text:span><text:span text:style-name="T22">: Any</text:span><text:line-break/><text:span text:style-name="T22">) -&gt; (Any | </text:span><text:span text:style-name="T26">None</text:span><text:span text:style-name="T22">)</text:span> </text:p>
      <text:p text:style-name="P15"/>
      <text:p text:style-name="Standard"><text:span text:style-name="T16">take_se</text:span> # oddaje zbiór se</text:p>
      <text:p text:style-name="P15"><text:span text:style-name="T22">(function) </text:span><text:span text:style-name="T26">def</text:span><text:span text:style-name="T24"> </text:span><text:span text:style-name="T28">take_se</text:span><text:span text:style-name="T22">(</text:span><text:line-break/><text:span text:style-name="T31">base</text:span><text:span text:style-name="T22">: Any,</text:span><text:line-break/><text:span text:style-name="T31">se_id</text:span><text:span text:style-name="T22">: Any</text:span><text:line-break/><text:span text:style-name="T22">) -&gt; (Any | </text:span><text:span text:style-name="T26">None</text:span><text:span text:style-name="T22">)</text:span> </text:p>
      <text:p text:style-name="Standard"/>
      <text:p text:style-name="Standard"><text:span text:style-name="T16">take_re</text:span> # oddaje zbiór raknkingowy RE</text:p>
      <text:p text:style-name="P14"><text:span text:style-name="T22">(function) </text:span><text:span text:style-name="T26">def</text:span><text:span text:style-name="T24"> </text:span><text:span text:style-name="T28">take_re</text:span><text:span text:style-name="T22">(</text:span><text:line-break/><text:span text:style-name="T31">base</text:span><text:span text:style-name="T22">: Any,</text:span><text:line-break/><text:span text:style-name="T31">re_id</text:span><text:span text:style-name="T22">: Any</text:span><text:line-break/><text:span text:style-name="T22">) -&gt; (Any | </text:span><text:span text:style-name="T26">None</text:span><text:span text:style-name="T22">)</text:span> </text:p>
      <text:p text:style-name="P15"/>
      <text:p text:style-name="Standard"><text:soft-page-break/><text:span text:style-name="T16">take_links</text:span> # oddaje linki dla słowa po symbolu</text:p>
      <text:p text:style-name="P14"><text:span text:style-name="T22">(function) </text:span><text:span text:style-name="T26">def</text:span><text:span text:style-name="T24"> </text:span><text:span text:style-name="T28">take_links</text:span><text:span text:style-name="T22">(</text:span><text:line-break/><text:span text:style-name="T31">base</text:span><text:span text:style-name="T22">: Any,</text:span><text:line-break/><text:span text:style-name="T31">cat_id</text:span><text:span text:style-name="T22">: Any</text:span><text:line-break/><text:span text:style-name="T22">) -&gt; (Any | </text:span><text:span text:style-name="T33">list</text:span><text:span text:style-name="T22">)</text:span> </text:p>
      <text:p text:style-name="P15"/>
      <text:p text:style-name="Standard"><text:span text:style-name="T16">take_sentens</text:span> # oddaje liste symboli SE dla danego słowa po symbolu</text:p>
      <text:p text:style-name="P14"><text:span text:style-name="T22">(function) </text:span><text:span text:style-name="T26">def</text:span><text:span text:style-name="T24"> </text:span><text:span text:style-name="T28">take_sentens</text:span><text:span text:style-name="T22">(</text:span><text:line-break/><text:span text:style-name="T31">base</text:span><text:span text:style-name="T22">: Any,</text:span><text:line-break/><text:span text:style-name="T31">cat_id</text:span><text:span text:style-name="T22">: Any</text:span><text:line-break/><text:span text:style-name="T22">) -&gt; (Any | </text:span><text:span text:style-name="T33">list</text:span><text:span text:style-name="T24"> </text:span><text:span text:style-name="T22">| </text:span><text:span text:style-name="T26">None</text:span><text:span text:style-name="T22">)</text:span> </text:p>
      <text:p text:style-name="P15"/>
      <text:p text:style-name="Standard"><text:span text:style-name="T16">take_id</text:span> # oddaje symbol dla słowa</text:p>
      <text:p text:style-name="P14"><text:span text:style-name="T22">(function) </text:span><text:span text:style-name="T26">def</text:span><text:span text:style-name="T24"> </text:span><text:span text:style-name="T28">take_id</text:span><text:span text:style-name="T22">(</text:span><text:line-break/><text:span text:style-name="T31">base</text:span><text:span text:style-name="T22">: Any,</text:span><text:line-break/><text:span text:style-name="T31">cat</text:span><text:span text:style-name="T22">: Any,</text:span><text:line-break/><text:span text:style-name="T31">word</text:span><text:span text:style-name="T22">: Any</text:span><text:line-break/><text:span text:style-name="T22">) -&gt; (</text:span><text:span text:style-name="T33">str</text:span><text:span text:style-name="T24"> </text:span><text:span text:style-name="T22">| </text:span><text:span text:style-name="T26">None</text:span><text:span text:style-name="T22">)</text:span> </text:p>
      <text:p text:style-name="P15"/>
      <text:p text:style-name="Standard"><text:span text:style-name="T16">update_sa</text:span> # aktualizuje zbiór SA</text:p>
      <text:p text:style-name="P14"><text:span text:style-name="T22">(function) </text:span><text:span text:style-name="T26">def</text:span><text:span text:style-name="T24"> </text:span><text:span text:style-name="T28">update_sa</text:span><text:span text:style-name="T22">(</text:span><text:line-break/><text:span text:style-name="T31">base</text:span><text:span text:style-name="T22">: Any,</text:span><text:line-break/><text:span text:style-name="T31">sa_id</text:span><text:span text:style-name="T22">: Any,</text:span><text:line-break/><text:span text:style-name="T31">sa_new_list</text:span><text:span text:style-name="T22">: Any</text:span><text:line-break/><text:span text:style-name="T22">) -&gt; Any</text:span> </text:p>
      <text:p text:style-name="P15"/>
      <text:p text:style-name="Standard"><text:span text:style-name="T16">update_se</text:span> # aktualizuje zbiór SE</text:p>
      <text:p text:style-name="P14"><text:span text:style-name="T22">(function) </text:span><text:span text:style-name="T26">def</text:span><text:span text:style-name="T24"> </text:span><text:span text:style-name="T28">update_se</text:span><text:span text:style-name="T22">(</text:span><text:line-break/><text:span text:style-name="T31">base</text:span><text:span text:style-name="T22">: Any,</text:span><text:line-break/><text:span text:style-name="T31">se_id</text:span><text:span text:style-name="T22">: Any,</text:span><text:line-break/><text:span text:style-name="T31">se_new_list</text:span><text:span text:style-name="T22">: Any</text:span><text:line-break/><text:span text:style-name="T22">) -&gt; Any</text:span> </text:p>
      <text:p text:style-name="P15"/>
      <text:p text:style-name="Standard"><text:span text:style-name="T16">remove_sentens</text:span> # usuwa zdanie z każdego zbioru sentens dla słów w których to znanie występowało</text:p>
      <text:p text:style-name="P14"><text:span text:style-name="T22">(function) </text:span><text:span text:style-name="T26">def</text:span><text:span text:style-name="T24"> </text:span><text:span text:style-name="T28">remove_sentens</text:span><text:span text:style-name="T22">(</text:span><text:line-break/><text:span text:style-name="T31">base</text:span><text:span text:style-name="T22">: Any,</text:span><text:line-break/><text:span text:style-name="T31">cat_id</text:span><text:span text:style-name="T22">: Any,</text:span><text:line-break/><text:span text:style-name="T31">se_id</text:span><text:span text:style-name="T22">: Any</text:span><text:line-break/><text:span text:style-name="T22">) -&gt; Any</text:span> </text:p>
      <text:p text:style-name="P15"/>
      <text:p text:style-name="Standard"><text:span text:style-name="T16">remove_link</text:span> # usuwa link ze zbioru link w słowach zdania</text:p>
      <text:p text:style-name="P14"><text:span text:style-name="T22">(function) </text:span><text:span text:style-name="T26">def</text:span><text:span text:style-name="T24"> </text:span><text:span text:style-name="T28">remove_link</text:span><text:span text:style-name="T22">(</text:span><text:line-break/><text:span text:style-name="T31">base</text:span><text:span text:style-name="T22">: Any,</text:span><text:line-break/><text:span text:style-name="T31">cat_id</text:span><text:span text:style-name="T22">: Any,</text:span><text:line-break/><text:span text:style-name="T31">link_id</text:span><text:span text:style-name="T22">: Any</text:span><text:line-break/><text:span text:style-name="T22">) -&gt; Any</text:span> </text:p>
      <text:p text:style-name="P15"/>
      <text:p text:style-name="Standard"><text:span text:style-name="T16">join_ids_list</text:span> # łaczy całą listę symboli ze sobą</text:p>
      <text:p text:style-name="P14"><text:span text:style-name="T22">(function) </text:span><text:span text:style-name="T26">def</text:span><text:span text:style-name="T24"> </text:span><text:span text:style-name="T28">join_ids_list</text:span><text:span text:style-name="T22">(</text:span><text:line-break/><text:span text:style-name="T31">base</text:span><text:span text:style-name="T22">: Any,</text:span><text:line-break/><text:span text:style-name="T31">ids_list</text:span><text:span text:style-name="T22">: Any</text:span><text:line-break/><text:span text:style-name="T22">) -&gt; Any</text:span> </text:p>
      <text:p text:style-name="P15"/>
      <text:p text:style-name="Standard"><text:span text:style-name="T16">remove_word_from_se</text:span> # usuwa symbol słowa ze zdania w zbiorze SE</text:p>
      <text:p text:style-name="P14"><text:soft-page-break/><text:span text:style-name="T22">(function) </text:span><text:span text:style-name="T26">def</text:span><text:span text:style-name="T24"> </text:span><text:span text:style-name="T28">remove_word_from_se</text:span><text:span text:style-name="T22">(</text:span><text:line-break/><text:span text:style-name="T31">base</text:span><text:span text:style-name="T22">: Any,</text:span><text:line-break/><text:span text:style-name="T31">word</text:span><text:span text:style-name="T22">: Any,</text:span><text:line-break/><text:span text:style-name="T31">se_id</text:span><text:span text:style-name="T22">: Any</text:span><text:line-break/><text:span text:style-name="T22">) -&gt; Any</text:span> </text:p>
      <text:p text:style-name="P15"/>
      <text:p text:style-name="Standard"><text:span text:style-name="T16">take_lb </text:span><text:span text:style-name="T17">#</text:span><text:span text:style-name="T16"> pobiera symbol etykietki dla danego słowa</text:span></text:p>
      <text:p text:style-name="P14"><text:span text:style-name="T22">(function) </text:span><text:span text:style-name="T26">def</text:span><text:span text:style-name="T24"> </text:span><text:span text:style-name="T28">take_lb</text:span><text:span text:style-name="T22">(</text:span><text:line-break/><text:span text:style-name="T31">base</text:span><text:span text:style-name="T22">: Any,</text:span><text:line-break/><text:span text:style-name="T31">cat_id</text:span><text:span text:style-name="T22">: Any,</text:span><text:line-break/><text:span text:style-name="T31">take</text:span><text:span text:style-name="T22">: </text:span><text:span text:style-name="T33">str</text:span><text:span text:style-name="T24"> </text:span><text:span text:style-name="T22">= </text:span><text:span text:style-name="T35">'ID'</text:span><text:line-break/><text:span text:style-name="T22">) -&gt; (Any | </text:span><text:span text:style-name="T26">None</text:span><text:span text:style-name="T22">)</text:span> </text:p>
      <text:p text:style-name="P15"/>
      <text:p text:style-name="Standard"><text:span text:style-name="T16">complete_LB</text:span> # aktualizuje lb o wszystkie możliwe formy</text:p>
      <text:p text:style-name="P14"><text:span text:style-name="T22">(function) </text:span><text:span text:style-name="T26">def</text:span><text:span text:style-name="T24"> </text:span><text:span text:style-name="T28">complete_LB</text:span><text:span text:style-name="T22">(</text:span><text:line-break/><text:span text:style-name="T31">base</text:span><text:span text:style-name="T22">: Any,</text:span><text:line-break/><text:span text:style-name="T31">word_LB</text:span><text:span text:style-name="T22">: Any,</text:span><text:line-break/><text:span text:style-name="T31">kind</text:span><text:span text:style-name="T22">: Any</text:span><text:line-break/><text:span text:style-name="T22">) -&gt; Any</text:span> </text:p>
      <text:p text:style-name="P15"/>
      <text:p text:style-name="Standard"/>
      <text:p text:style-name="P10">Biblioteka <text:span text:style-name="T16">changePartByPart</text:span></text:p>
      <text:p text:style-name="Standard"/>
      <text:p text:style-name="P3"><text:span text:style-name="T7">baseTools, chanerCases</text:span></text:p>
      <text:p text:style-name="Standard"/>
      <text:p text:style-name="Standard"><text:span text:style-name="T16">change_part_by_part</text:span> # zamienia wybraną cześć zdania na inną</text:p>
      <text:p text:style-name="P15"><text:span text:style-name="T22">(function) </text:span><text:span text:style-name="T26">def</text:span><text:span text:style-name="T24"> </text:span><text:span text:style-name="T28">change_part_by_part</text:span><text:span text:style-name="T22">(</text:span><text:line-break/><text:span text:style-name="T31">base</text:span><text:span text:style-name="T22">: Any,</text:span><text:line-break/><text:span text:style-name="T31">take_se_id</text:span><text:span text:style-name="T22">: Any,</text:span><text:line-break/><text:span text:style-name="T31">take_part_name</text:span><text:span text:style-name="T22">: Any,</text:span><text:line-break/><text:span text:style-name="T31">put_se_id</text:span><text:span text:style-name="T22">: Any,</text:span><text:line-break/><text:span text:style-name="T31">put_as_it</text:span><text:span text:style-name="T22">: Any,</text:span><text:line-break/><text:span text:style-name="T31">put_case</text:span><text:span text:style-name="T22">: </text:span><text:span text:style-name="T33">str</text:span><text:span text:style-name="T24"> </text:span><text:span text:style-name="T22">= </text:span><text:span text:style-name="T35">'MIA'</text:span><text:span text:style-name="T22">,</text:span><text:line-break/><text:span text:style-name="T31">action</text:span><text:span text:style-name="T22">: </text:span><text:span text:style-name="T33">str</text:span><text:span text:style-name="T24"> </text:span><text:span text:style-name="T22">= </text:span><text:span text:style-name="T35">'START'</text:span><text:line-break/><text:span text:style-name="T22">) -&gt; Any</text:span> </text:p>
      <text:p text:style-name="P15"/>
      <text:p text:style-name="Standard">sposób użycia:</text:p>
      <text:p text:style-name="Standard"/>
      <text:p text:style-name="Standard">Python</text:p>
      <text:p text:style-name="Standard"/>
      <text:p text:style-name="P3"><text:span text:style-name="T4">if</text:span> <text:span text:style-name="T13">__name__</text:span> == <text:span text:style-name="T18">'__main__'</text:span>:</text:p>
      <text:p text:style-name="P5">    <text:span text:style-name="T5">import</text:span><text:span text:style-name="T37"> </text:span><text:span text:style-name="T9">awareness</text:span></text:p>
      <text:p text:style-name="P5">    <text:span text:style-name="T14">base</text:span><text:span text:style-name="T37"> = </text:span><text:span text:style-name="T9">awareness</text:span><text:span text:style-name="T37">.</text:span><text:span text:style-name="T1">take_base</text:span><text:span text:style-name="T37">(</text:span><text:span text:style-name="T19">'memory_CLO_v2010'</text:span><text:span text:style-name="T37">)</text:span></text:p>
      <text:p text:style-name="P5">    <text:span text:style-name="T14">take_se_id</text:span><text:span text:style-name="T37"> = </text:span><text:span text:style-name="T19">'SE_150'</text:span></text:p>
      <text:p text:style-name="P5">    <text:span text:style-name="T14">put_se_id</text:span><text:span text:style-name="T37"> = </text:span><text:span text:style-name="T19">'SE_1200'</text:span></text:p>
      <text:p text:style-name="P5">    <text:span text:style-name="T9">awareness.</text:span><text:span text:style-name="T1">change_part_by_part</text:span><text:span text:style-name="T37">(</text:span><text:span text:style-name="T14">base</text:span><text:span text:style-name="T37">, </text:span></text:p>
      <text:p text:style-name="P5">                        <text:span text:style-name="T14">take_se_id</text:span><text:span text:style-name="T37">, </text:span><text:span text:style-name="T19">'PO'</text:span><text:span text:style-name="T37">, </text:span></text:p>
      <text:p text:style-name="P5">                        <text:span text:style-name="T14">put_se_id</text:span><text:span text:style-name="T37">, </text:span><text:span text:style-name="T19">'DO'</text:span><text:span text:style-name="T37">, </text:span><text:span text:style-name="T14">put_case</text:span><text:span text:style-name="T37">=</text:span><text:span text:style-name="T19">'DOP'</text:span><text:span text:style-name="T37">,</text:span></text:p>
      <text:p text:style-name="P5">                        <text:span text:style-name="T14">action</text:span><text:span text:style-name="T37"> = </text:span><text:span text:style-name="T19">'START'</text:span><text:span text:style-name="T37">)</text:span></text:p>
      <text:p text:style-name="Standard"/>
      <text:p text:style-name="P10">Biblioteka <text:span text:style-name="T16">action</text:span></text:p>
      <text:p text:style-name="Standard">biblioteka Action umożliwia budowanie bazy na podstawie zdań.</text:p>
      <text:p text:style-name="P3"><text:span text:style-name="T7">automaticTitleSA, partSentens,</text:span> <text:span text:style-name="T7">baseTools,</text:span> <text:span text:style-name="T7">takeTarget, clearLists</text:span></text:p>
      <text:p text:style-name="Standard"><text:soft-page-break/></text:p>
      <text:p text:style-name="Standard"/>
      <text:p text:style-name="Standard"><text:span text:style-name="T16">action</text:span> # <text:s/>funkcja Action jest funkcją która przyjmuje jako string parametr a następnie klasyfikuje go jako zdanie i oddaje lista symboli zdania lub również może dopisać zdanie do bazy systemowej</text:p>
      <text:p text:style-name="P15"><text:span text:style-name="T22">(function) </text:span><text:span text:style-name="T26">def</text:span><text:span text:style-name="T24"> </text:span><text:span text:style-name="T28">action</text:span><text:span text:style-name="T22">(</text:span><text:line-break/><text:span text:style-name="T31">base</text:span><text:span text:style-name="T22">: Any,</text:span><text:line-break/><text:span text:style-name="T31">sentens</text:span><text:span text:style-name="T22">: Any,</text:span><text:line-break/><text:span text:style-name="T31">se_id</text:span><text:span text:style-name="T22">: Any | </text:span><text:span text:style-name="T26">None</text:span><text:span text:style-name="T24"> </text:span><text:span text:style-name="T22">= </text:span><text:span text:style-name="T26">None</text:span><text:span text:style-name="T22">,</text:span><text:line-break/><text:span text:style-name="T31">option</text:span><text:span text:style-name="T22">: </text:span><text:span text:style-name="T33">str</text:span><text:span text:style-name="T24"> </text:span><text:span text:style-name="T22">= </text:span><text:span text:style-name="T35">'all'</text:span><text:line-break/><text:span text:style-name="T22">) -&gt; (Any | dict[</text:span><text:span text:style-name="T33">str</text:span><text:span text:style-name="T22">, Any] | </text:span><text:span text:style-name="T26">None</text:span><text:span text:style-name="T22">)</text:span> </text:p>
      <text:p text:style-name="Standard">sposób użycia:</text:p>
      <text:p text:style-name="Standard"/>
      <text:p text:style-name="Standard">Python</text:p>
      <text:p text:style-name="Standard"/>
      <text:p text:style-name="P3"><text:span text:style-name="T4">if</text:span> <text:span text:style-name="T13">__name__</text:span> == <text:span text:style-name="T18">'__main__'</text:span>:</text:p>
      <text:p text:style-name="P5">    <text:span text:style-name="T5">import</text:span><text:span text:style-name="T37"> </text:span><text:span text:style-name="T9">awareness</text:span></text:p>
      <text:p text:style-name="P5">    <text:span text:style-name="T14">base</text:span><text:span text:style-name="T37"> = </text:span><text:span text:style-name="T9">awareness</text:span><text:span text:style-name="T37">.</text:span><text:span text:style-name="T1">take_base</text:span><text:span text:style-name="T37">(</text:span><text:span text:style-name="T19">'memory_CLO_v2010'</text:span><text:span text:style-name="T37">)</text:span></text:p>
      <text:p text:style-name="P5">    <text:span text:style-name="T9">awareness.</text:span><text:span text:style-name="T1">action</text:span><text:span text:style-name="T37">(</text:span><text:span text:style-name="T14">base</text:span><text:span text:style-name="T37">, </text:span><text:span text:style-name="T19">'Doświadczony górnik spokojnie odkrywa kolejne złoża miedzi'</text:span><text:span text:style-name="T37">, </text:span><text:span text:style-name="T14">option</text:span><text:span text:style-name="T37">=</text:span><text:span text:style-name="T19">'only_se_done'</text:span><text:span text:style-name="T37">) </text:span><text:span text:style-name="T41"># dodaje kolejne se do base i zwraca zaktualizowaną bazę</text:span></text:p>
      <text:p text:style-name="P5">    <text:span text:style-name="T1">print</text:span><text:span text:style-name="T37">(</text:span><text:span text:style-name="T9">awareness.</text:span><text:span text:style-name="T1">action</text:span><text:span text:style-name="T37">(</text:span><text:span text:style-name="T14">base</text:span><text:span text:style-name="T37">, </text:span><text:span text:style-name="T19">'Doświadczony górnik spokojnie odkrywa kolejne złoża miedzi'</text:span><text:span text:style-name="T37">, </text:span><text:span text:style-name="T14">option</text:span><text:span text:style-name="T37">=</text:span><text:span text:style-name="T19">'only_se_done'</text:span><text:span text:style-name="T37">)[</text:span><text:span text:style-name="T19">'SE_DONE'</text:span><text:span text:style-name="T37">])</text:span></text:p>
      <text:p text:style-name="Standard"/>
      <text:p text:style-name="Standard"/>
      <text:p text:style-name="Standard">rezultat:</text:p>
      <text:p text:style-name="Standard">['PR_729', 'PO_8059', 'OZ_5969', 'OR_14456', 'OK_1147', 'DO_1982', 'DO_4557']</text:p>
      <text:p text:style-name="Standard"/>
      <text:p text:style-name="Standard"><text:span text:style-name="T16">string_cleaner</text:span> # oczysza string z nieporządanych znaków.</text:p>
      <text:p text:style-name="P15"><text:span text:style-name="T22">(function) </text:span><text:span text:style-name="T26">def</text:span><text:span text:style-name="T24"> </text:span><text:span text:style-name="T28">string_cleaner</text:span><text:span text:style-name="T22">(</text:span><text:span text:style-name="T31">text</text:span><text:span text:style-name="T22">: Any) -&gt; </text:span><text:span text:style-name="T33">str</text:span> </text:p>
      <text:p text:style-name="Standard"/>
      <text:p text:style-name="Standard"/>
      <text:p text:style-name="Standard"><text:span text:style-name="T16">advanced_action</text:span> # <text:s/>funkcja umożliwia dopisywanie zdań wielokrotnie złożonych do bazy systemowej oraz dodawanie do zbioru S.A kategorii i przypisywanie tego zdania do danej kategorii</text:p>
      <text:p text:style-name="P15"><text:span text:style-name="T22">(function) </text:span><text:span text:style-name="T26">def</text:span><text:span text:style-name="T24"> </text:span><text:span text:style-name="T28">advanced_action</text:span><text:span text:style-name="T22">(</text:span><text:line-break/><text:span text:style-name="T31">base</text:span><text:span text:style-name="T22">: Any,</text:span><text:line-break/><text:span text:style-name="T31">full_text</text:span><text:span text:style-name="T22">: Any,</text:span><text:line-break/><text:span text:style-name="T31">source</text:span><text:span text:style-name="T22">: </text:span><text:span text:style-name="T33">str</text:span><text:span text:style-name="T24"> </text:span><text:span text:style-name="T22">= </text:span><text:span text:style-name="T35">'wiki'</text:span><text:span text:style-name="T22">,</text:span><text:line-break/><text:span text:style-name="T31">word</text:span><text:span text:style-name="T22">: </text:span><text:span text:style-name="T33">str</text:span><text:span text:style-name="T24"> </text:span><text:span text:style-name="T22">= </text:span><text:span text:style-name="T35">'nieznane'</text:span><text:line-break/><text:span text:style-name="T22">) -&gt; Any</text:span> </text:p>
      <text:p text:style-name="P15"/>
      <text:p text:style-name="Standard">sposób użycia:</text:p>
      <text:p text:style-name="Standard"/>
      <text:p text:style-name="Standard">Python</text:p>
      <text:p text:style-name="Standard"/>
      <text:p text:style-name="P3"><text:span text:style-name="T4">if</text:span> <text:span text:style-name="T13">__name__</text:span> == <text:span text:style-name="T18">'__main__'</text:span>:</text:p>
      <text:p text:style-name="P5">    <text:span text:style-name="T5">import</text:span><text:span text:style-name="T37"> </text:span><text:span text:style-name="T9">awareness</text:span></text:p>
      <text:p text:style-name="P5">    <text:span text:style-name="T14">base</text:span><text:span text:style-name="T37"> = </text:span><text:span text:style-name="T9">awareness</text:span><text:span text:style-name="T37">.</text:span><text:span text:style-name="T1">take_base</text:span><text:span text:style-name="T37">(</text:span><text:span text:style-name="T19">'memory_CLO_v2010'</text:span><text:span text:style-name="T37">)</text:span></text:p>
      <text:p text:style-name="P5">    <text:span text:style-name="T14">few_senetes</text:span><text:span text:style-name="T37"> = </text:span><text:span text:style-name="T19">'Kilka długich zdań. Mogą być wielokrotnie złożone. Funkcja rozpozna poszczególne części zdania, podzieli na zdania podrzędne i inne. Następnie dopisze do kategorii z zbiorze SA, wszystkie zdania oraz zbuduje dla nich dane.'</text:span></text:p>
      <text:p text:style-name="P5">    <text:span text:style-name="T9">awareness.</text:span><text:span text:style-name="T1">advanced_action</text:span><text:span text:style-name="T37">(</text:span><text:span text:style-name="T14">base</text:span><text:span text:style-name="T37">, </text:span><text:span text:style-name="T14">few_senetes</text:span><text:span text:style-name="T37">)</text:span></text:p>
      <text:p text:style-name="P5">    <text:span text:style-name="T41"># source = 'automatic', 'manual', 'wiki', (sposób przydzielania kategorii SA)</text:span></text:p>
      <text:p text:style-name="P5"><text:soft-page-break/>    <text:span text:style-name="T41"># word = 'nieznane' dotyczy manual, należy wpisać kategorię</text:span></text:p>
      <text:p text:style-name="Standard"/>
      <text:p text:style-name="Standard"><text:span text:style-name="T16">splitSententionNum</text:span> # funkcja rozdziela zdania na podrzędne nadrzędne i równoległe</text:p>
      <text:p text:style-name="P15"><text:span text:style-name="T22">(function) </text:span><text:span text:style-name="T26">def</text:span><text:span text:style-name="T24"> </text:span><text:span text:style-name="T28">splitSententionNum</text:span><text:span text:style-name="T22">(</text:span><text:span text:style-name="T31">sentention</text:span><text:span text:style-name="T22">: Any) -&gt; tuple[</text:span><text:span text:style-name="T33">list</text:span><text:span text:style-name="T22">, </text:span><text:span text:style-name="T33">set</text:span><text:span text:style-name="T22">, dict[</text:span><text:span text:style-name="T33">str</text:span><text:span text:style-name="T22">, Any]]</text:span> </text:p>
      <text:p text:style-name="Standard"/>
      <text:p text:style-name="Standard"/>
      <text:p text:style-name="P10">Biblioteka <text:span text:style-name="T16">maseOs</text:span></text:p>
      <text:p text:style-name="Standard">Biliteka makeOs zmienia formę zdania na wybraną względem czasownika</text:p>
      <text:p text:style-name="P3"><text:span text:style-name="T7">takeTarget, verbFlex, baseTools</text:span></text:p>
      <text:p text:style-name="Standard"/>
      <text:p text:style-name="Standard"><text:span text:style-name="T16">make_OS</text:span> # funkcja zmienia wybrane z bazy SE zdania na wybraną formę czasownika</text:p>
      <text:p text:style-name="P15"><text:span text:style-name="T22">(function) </text:span><text:span text:style-name="T26">def</text:span><text:span text:style-name="T24"> </text:span><text:span text:style-name="T28">make_OS</text:span><text:span text:style-name="T22">(</text:span><text:line-break/><text:span text:style-name="T31">base</text:span><text:span text:style-name="T22">: Any,</text:span><text:line-break/><text:span text:style-name="T31">se_id</text:span><text:span text:style-name="T22">: Any,</text:span><text:line-break/><text:span text:style-name="T31">oso</text:span><text:span text:style-name="T22">: </text:span><text:span text:style-name="T33">str</text:span><text:span text:style-name="T24"> </text:span><text:span text:style-name="T22">= </text:span><text:span text:style-name="T35">'Ios-LP-NDKTER-DKPRZY'</text:span><text:span text:style-name="T22">,</text:span><text:line-break/><text:span text:style-name="T31">frend</text:span><text:span text:style-name="T22">: </text:span><text:span text:style-name="T33">str</text:span><text:span text:style-name="T24"> </text:span><text:span text:style-name="T22">= </text:span><text:span text:style-name="T35">'PR'</text:span><text:span text:style-name="T22">,</text:span><text:line-break/><text:span text:style-name="T31">main</text:span><text:span text:style-name="T22">: </text:span><text:span text:style-name="T33">str</text:span><text:span text:style-name="T24"> </text:span><text:span text:style-name="T22">= </text:span><text:span text:style-name="T35">'PO'</text:span><text:span text:style-name="T22">,</text:span><text:line-break/><text:span text:style-name="T31">neubor</text:span><text:span text:style-name="T22">: </text:span><text:span text:style-name="T33">str</text:span><text:span text:style-name="T24"> </text:span><text:span text:style-name="T22">= </text:span><text:span text:style-name="T35">'ZAI'</text:span><text:line-break/><text:span text:style-name="T22">) -&gt; (</text:span><text:span text:style-name="T33">str</text:span><text:span text:style-name="T24"> </text:span><text:span text:style-name="T22">| </text:span><text:span text:style-name="T26">None</text:span><text:span text:style-name="T22">)</text:span> </text:p>
      <text:p text:style-name="Standard"/>
      <text:p text:style-name="P10">Biblioteka <text:span text:style-name="T16">checkerBaseOperators</text:span></text:p>
      <text:p text:style-name="Standard">zbiór funkcji umozliwiających szybki dostęp do różnych kombinacji zdań systemu awareness</text:p>
      <text:p text:style-name="P3"><text:span text:style-name="T7">partSpeech, takeTarget, verbFlex, baseTools, chanerCases, clearLists, action, addionalisAwe</text:span></text:p>
      <text:p text:style-name="Standard"/>
      <text:p text:style-name="Standard"/>
      <text:p text:style-name="Standard"><text:span text:style-name="T16">synonimus_sentenses</text:span> # zwraca synonimy dla słów zdania</text:p>
      <text:p text:style-name="P15"><text:span text:style-name="T22">(function) </text:span><text:span text:style-name="T26">def</text:span><text:span text:style-name="T24"> </text:span><text:span text:style-name="T28">synonimus_sentenses</text:span><text:span text:style-name="T22">(</text:span><text:line-break/><text:span text:style-name="T31">base</text:span><text:span text:style-name="T22">: Any,</text:span><text:line-break/><text:span text:style-name="T31">sentens_list</text:span><text:span text:style-name="T22">: Any</text:span><text:line-break/><text:span text:style-name="T22">) -&gt; Any</text:span> </text:p>
      <text:p text:style-name="Standard">sposób użycia:</text:p>
      <text:p text:style-name="Standard"/>
      <text:p text:style-name="Standard">Python</text:p>
      <text:p text:style-name="Standard"/>
      <text:p text:style-name="P2"><text:span text:style-name="T4">import</text:span> <text:span text:style-name="T7">awareness</text:span></text:p>
      <text:p text:style-name="P5"><text:span text:style-name="T14">base</text:span><text:span text:style-name="T37"> = </text:span><text:span text:style-name="T9">awareness</text:span><text:span text:style-name="T37">.</text:span><text:span text:style-name="T1">take_base</text:span><text:span text:style-name="T37">()</text:span></text:p>
      <text:p text:style-name="P5"><text:span text:style-name="T14">sentens_list</text:span><text:span text:style-name="T37"> = [</text:span><text:span text:style-name="T19">'historia'</text:span><text:span text:style-name="T37">, </text:span><text:span text:style-name="T19">'pisze'</text:span><text:span text:style-name="T37">, </text:span><text:span text:style-name="T19">'się'</text:span><text:span text:style-name="T37">, </text:span><text:span text:style-name="T19">'sama'</text:span><text:span text:style-name="T37">]</text:span></text:p>
      <text:p text:style-name="P5"><text:span text:style-name="T1">print</text:span><text:span text:style-name="T37">(</text:span><text:span text:style-name="T9">awareness.</text:span><text:span text:style-name="T1">synonimus_sentenses</text:span><text:span text:style-name="T37">(</text:span><text:span text:style-name="T14">base</text:span><text:span text:style-name="T37">, </text:span><text:span text:style-name="T14">sentens_list</text:span><text:span text:style-name="T37">))</text:span></text:p>
      <text:p text:style-name="P4"><text:span text:style-name="T37"/></text:p>
      <text:p text:style-name="Standard"/>
      <text:p text:style-name="Standard">rezultat:</text:p>
      <text:p text:style-name="Standard">{'DICT': {0: ['historia', 'pisze', 'się', 'sam'], 1: ['historia', 'pisze', 'się', 'jednakowy'], 2: ['historia', 'pisze', 'się', 'samotny'], 3: ['opowiadanie', 'pisze', 'się', 'sama'], 4: ['powieść', 'pisze', 'się', 'sama'], 5: ['historia', 'pisze', 'się', 'nadgorliwy'], 6: ['historia', 'WRONG-KEY-NONE-NONE-NONE', 'się', 'sama'], 7: ['historia', 'pisze', 'się', 'jeden'], 8: ['historia', 'pisze', 'się', 'odpowiedni'], 9: ['historia', 'pisze', 'się', 'sama']}, 'LIST': [['historia', 'pisze', 'się', 'sam'], ['historia', 'pisze', 'się', 'jednakowy'], ['historia', 'pisze', 'się', 'samotny'], ['opowiadanie', 'pisze', 'się', 'sama'], ['powieść', 'pisze', 'się', 'sama'], ['historia', 'pisze', 'się', 'nadgorliwy'], ['historia', 'WRONG-KEY-NONE-NONE-NONE', 'się', 'sama'], ['historia', 'pisze', 'się', 'jeden'], ['historia', 'pisze', 'się', 'odpowiedni'], ['historia', 'pisze', 'się', 'sama']], 'STRINGES': ['historia pisze się sam', 'historia pisze się jednakowy', 'historia pisze się <text:soft-page-break/>samotny', 'opowiadanie pisze się sama', 'powieść pisze się sama', 'historia pisze się nadgorliwy', 'historia WRONG-KEY-NONE-NONE-NONE się sama', 'historia pisze się jeden', 'historia pisze się odpowiedni', 'historia pisze się sama']}</text:p>
      <text:p text:style-name="Standard"/>
      <text:p text:style-name="Standard"><text:span text:style-name="T16">neuralSentensPrepare</text:span> # funkcja przygotowuje zdania do wprowadzenia do sieci nuronowej zamieniając słowa na tokeny</text:p>
      <text:p text:style-name="P15"><text:span text:style-name="T22">(function) </text:span><text:span text:style-name="T26">def</text:span><text:span text:style-name="T24"> </text:span><text:span text:style-name="T28">neuralSentensPrepare</text:span><text:span text:style-name="T22">(</text:span><text:span text:style-name="T31">base</text:span><text:span text:style-name="T22">: Any) -&gt; dict[</text:span><text:span text:style-name="T33">str</text:span><text:span text:style-name="T22">, </text:span><text:span text:style-name="T33">dict</text:span><text:span text:style-name="T22">]</text:span> </text:p>
      <text:p text:style-name="Standard"/>
      <text:p text:style-name="Standard">sposób użycia:</text:p>
      <text:p text:style-name="Standard"/>
      <text:p text:style-name="Standard">Python</text:p>
      <text:p text:style-name="Standard"/>
      <text:p text:style-name="P2"><text:span text:style-name="T4">if</text:span> <text:span text:style-name="T13">__name__</text:span> == <text:span text:style-name="T18">"__main__"</text:span>:</text:p>
      <text:p text:style-name="P5">    <text:span text:style-name="T5">import</text:span><text:span text:style-name="T37"> </text:span><text:span text:style-name="T9">awareness</text:span></text:p>
      <text:p text:style-name="P5">    <text:span text:style-name="T14">base</text:span><text:span text:style-name="T37"> = </text:span><text:span text:style-name="T9">awareness</text:span><text:span text:style-name="T37">.</text:span><text:span text:style-name="T1">take_base</text:span><text:span text:style-name="T37">(</text:span><text:span text:style-name="T19">'memory_CLO_v2010'</text:span><text:span text:style-name="T37">)</text:span></text:p>
      <text:p text:style-name="P5"><text:span text:style-name="T1"><text:s text:c="2"/>print</text:span><text:span text:style-name="T37">(</text:span><text:span text:style-name="T9">awareness.</text:span><text:span text:style-name="T2">neuralSentensPrepare</text:span><text:span text:style-name="T37">(</text:span><text:span text:style-name="T14">base</text:span><text:span text:style-name="T37">))</text:span></text:p>
      <text:p text:style-name="Standard"/>
      <text:p text:style-name="Standard">rezultat:</text:p>
      <text:p text:style-name="P3"/>
      <text:p text:style-name="P5">        <text:span text:style-name="T19">'SLOWNIK_SLOW'</text:span><text:span text:style-name="T37"> </text:span></text:p>
      <text:p text:style-name="P5">        <text:span text:style-name="T19">'SLOWNIK_CAT'</text:span><text:span text:style-name="T37"> </text:span></text:p>
      <text:p text:style-name="P5">        <text:span text:style-name="T19">'ALL_SENTENSES_LID'</text:span><text:span text:style-name="T37"> </text:span></text:p>
      <text:p text:style-name="P5">        <text:span text:style-name="T19">'ALL_SENTENSES'</text:span><text:span text:style-name="T37"> </text:span></text:p>
      <text:p text:style-name="P5"><text:span text:style-name="T37"/></text:p>
      <text:p text:style-name="Standard"/>
      <text:p text:style-name="Standard"><text:span text:style-name="T16">stats_se</text:span> # funkcja oddaje statystyke zdania</text:p>
      <text:p text:style-name="P15"><text:span text:style-name="T22">(function) </text:span><text:span text:style-name="T26">def</text:span><text:span text:style-name="T24"> </text:span><text:span text:style-name="T28">stats_se</text:span><text:span text:style-name="T22">(</text:span><text:line-break/><text:span text:style-name="T31">base</text:span><text:span text:style-name="T22">: Any,</text:span><text:line-break/><text:span text:style-name="T31">se_id</text:span><text:span text:style-name="T22">: Any</text:span><text:line-break/><text:span text:style-name="T22">) -&gt; (dict[</text:span><text:span text:style-name="T33">str</text:span><text:span text:style-name="T22">, </text:span><text:span text:style-name="T33">int</text:span><text:span text:style-name="T22">] | </text:span><text:span text:style-name="T33">dict</text:span><text:span text:style-name="T22">)</text:span> </text:p>
      <text:p text:style-name="Standard">sposób użycia:</text:p>
      <text:p text:style-name="Standard"/>
      <text:p text:style-name="Standard">Python</text:p>
      <text:p text:style-name="Standard"/>
      <text:p text:style-name="P3"><text:span text:style-name="T4">import</text:span> <text:span text:style-name="T7">awareness</text:span></text:p>
      <text:p text:style-name="P5">    <text:span text:style-name="T14">base</text:span><text:span text:style-name="T37"> = </text:span><text:span text:style-name="T9">awareness</text:span><text:span text:style-name="T37">.</text:span><text:span text:style-name="T1">take_base</text:span><text:span text:style-name="T37">(</text:span><text:span text:style-name="T19">'memory_CLO_v2010'</text:span><text:span text:style-name="T37">)</text:span></text:p>
      <text:p text:style-name="P5">    <text:span text:style-name="T1">print</text:span><text:span text:style-name="T37">(</text:span><text:span text:style-name="T9">awareness.</text:span><text:span text:style-name="T1">stats_se</text:span><text:span text:style-name="T37">(</text:span><text:span text:style-name="T14">base</text:span><text:span text:style-name="T37">, </text:span><text:span text:style-name="T19">'SE_100'</text:span><text:span text:style-name="T37">))</text:span></text:p>
      <text:p text:style-name="Standard"/>
      <text:p text:style-name="Standard"/>
      <text:p text:style-name="Standard">rezultat:</text:p>
      <text:p text:style-name="Standard">{'PO': 1, 'PR': 3, 'OR': 3, 'DO': 3, 'OK': 0, 'VO': 1, 'OZ': 0, 'ZA': 3, 'HW': 3}</text:p>
      <text:p text:style-name="Standard"/>
      <text:p text:style-name="Standard"/>
      <text:p text:style-name="Standard"><text:span text:style-name="T16">golden_se</text:span> # funkcja zdnajduje tzw. złote zdania w zbiorze SE</text:p>
      <text:p text:style-name="P15"><text:span text:style-name="T22">(function) </text:span><text:span text:style-name="T26">def</text:span><text:span text:style-name="T24"> </text:span><text:span text:style-name="T28">golden_se</text:span><text:span text:style-name="T22">(</text:span><text:line-break/><text:span text:style-name="T31">base</text:span><text:span text:style-name="T22">: Any,</text:span><text:line-break/><text:span text:style-name="T31">cat_id</text:span><text:span text:style-name="T22">: Any</text:span><text:line-break/><text:span text:style-name="T22">) -&gt; </text:span><text:span text:style-name="T33">list</text:span> </text:p>
      <text:p text:style-name="Standard">sposób użycia:</text:p>
      <text:p text:style-name="Standard"/>
      <text:p text:style-name="Standard">Python</text:p>
      <text:p text:style-name="Standard"/>
      <text:p text:style-name="P3"><text:soft-page-break/><text:span text:style-name="T4">if</text:span> <text:span text:style-name="T13">__name__</text:span> == <text:span text:style-name="T18">"__main__"</text:span>:</text:p>
      <text:p text:style-name="P5">    <text:span text:style-name="T5">import</text:span><text:span text:style-name="T37"> </text:span><text:span text:style-name="T9">awareness</text:span></text:p>
      <text:p text:style-name="P5">    <text:span text:style-name="T14">base</text:span><text:span text:style-name="T37"> = </text:span><text:span text:style-name="T9">awareness</text:span><text:span text:style-name="T37">.</text:span><text:span text:style-name="T1">take_base</text:span><text:span text:style-name="T37">(</text:span><text:span text:style-name="T19">'memory_CLO_v2010'</text:span><text:span text:style-name="T37">)</text:span></text:p>
      <text:p text:style-name="P5">    <text:span text:style-name="T1">print</text:span><text:span text:style-name="T37">(</text:span><text:span text:style-name="T9">awareness.</text:span><text:span text:style-name="T1">golden_se</text:span><text:span text:style-name="T37">(</text:span><text:span text:style-name="T14">base</text:span><text:span text:style-name="T37">, </text:span><text:span text:style-name="T19">'PO_100'</text:span><text:span text:style-name="T37">))</text:span></text:p>
      <text:p text:style-name="Standard"/>
      <text:p text:style-name="Standard"/>
      <text:p text:style-name="Standard">rezultat:</text:p>
      <text:p text:style-name="Standard">['SE_32509', 'SE_83880', 'SE_58694', 'SE_67428', 'SE_56169', 'SE_22027', 'SE_49507', 'SE_11634', 'SE_35608', 'SE_43711', 'SE_71215', 'SE_18839', 'SE_47954', 'SE_63009', 'SE_11740', 'SE_6803', 'SE_11740', 'SE_2038', 'SE_11260', 'SE_4705', 'SE_32047']</text:p>
      <text:p text:style-name="Standard"/>
      <text:p text:style-name="Standard"><text:span text:style-name="T16">part_split_IN_OUT</text:span> # funkcja zwraca symbole słów poprzedzajacych wybrane słowo oraz nastepujacych po wybranym słowie</text:p>
      <text:p text:style-name="P15"><text:span text:style-name="T22">(function) </text:span><text:span text:style-name="T26">def</text:span><text:span text:style-name="T24"> </text:span><text:span text:style-name="T28">part_split_IN_OUT</text:span><text:span text:style-name="T22">(</text:span><text:line-break/><text:span text:style-name="T31">base</text:span><text:span text:style-name="T22">: Any,</text:span><text:line-break/><text:span text:style-name="T31">cat_id</text:span><text:span text:style-name="T22">: Any</text:span><text:line-break/><text:span text:style-name="T22">) -&gt; dict[</text:span><text:span text:style-name="T33">str</text:span><text:span text:style-name="T22">, </text:span><text:span text:style-name="T33">set</text:span><text:span text:style-name="T22">]</text:span> </text:p>
      <text:p text:style-name="Standard">sposób użycia:</text:p>
      <text:p text:style-name="Standard"/>
      <text:p text:style-name="Standard">Python</text:p>
      <text:p text:style-name="Standard"/>
      <text:p text:style-name="P3"><text:span text:style-name="T4">if</text:span> <text:span text:style-name="T13">__name__</text:span> == <text:span text:style-name="T18">"__main__"</text:span>:</text:p>
      <text:p text:style-name="P5">    <text:span text:style-name="T5">import</text:span><text:span text:style-name="T37"> </text:span><text:span text:style-name="T9">awareness</text:span></text:p>
      <text:p text:style-name="P5">    <text:span text:style-name="T14">base</text:span><text:span text:style-name="T37"> = </text:span><text:span text:style-name="T9">awareness</text:span><text:span text:style-name="T37">.</text:span><text:span text:style-name="T1">take_base</text:span><text:span text:style-name="T37">(</text:span><text:span text:style-name="T19">'memory_CLO_v2010'</text:span><text:span text:style-name="T37">)</text:span></text:p>
      <text:p text:style-name="P5">    <text:span text:style-name="T1">print</text:span><text:span text:style-name="T37">(</text:span><text:span text:style-name="T9">awareness.</text:span><text:span text:style-name="T1">part_split_IN_OUT</text:span><text:span text:style-name="T37">(</text:span><text:span text:style-name="T14">base</text:span><text:span text:style-name="T37">, </text:span><text:span text:style-name="T19">'PO_100'</text:span><text:span text:style-name="T37">))</text:span></text:p>
      <text:p text:style-name="Standard"/>
      <text:p text:style-name="Standard"/>
      <text:p text:style-name="Standard">rezultat:</text:p>
      <text:p text:style-name="Standard">{'IN': {'VO_13', 'VO_40', 'HW_3', 'PR_625', 'HW_1', 'HW_2', 'ZA_233'}, 'OUT': {'ZA_234', 'OZ_43', 'HW_7', 'DO_5654', 'DO_10440', 'DO_222', 'ZA_3', 'DO_1777', 'DO_1222', 'DO_6081', 'VO_333', 'OZ_3186', 'OZ_350'}}</text:p>
      <text:p text:style-name="Standard"/>
      <text:p text:style-name="Standard"><text:span text:style-name="T16">find_part_in_SE</text:span> # funkcja zwraca symbole zdań ze zbioru SE w których występuje dane słowo</text:p>
      <text:p text:style-name="P15"><text:span text:style-name="T22">(function) </text:span><text:span text:style-name="T26">def</text:span><text:span text:style-name="T24"> </text:span><text:span text:style-name="T28">find_part_in_SE</text:span><text:span text:style-name="T22">(</text:span><text:line-break/><text:span text:style-name="T31">base</text:span><text:span text:style-name="T22">: Any,</text:span><text:line-break/><text:span text:style-name="T31">cat_id</text:span><text:span text:style-name="T22">: Any</text:span><text:line-break/><text:span text:style-name="T22">) -&gt; </text:span><text:span text:style-name="T33">list</text:span> </text:p>
      <text:p text:style-name="Standard">sposób użycia:</text:p>
      <text:p text:style-name="Standard"/>
      <text:p text:style-name="Standard">Python</text:p>
      <text:p text:style-name="Standard"/>
      <text:p text:style-name="P3"><text:span text:style-name="T4">if</text:span> <text:span text:style-name="T13">__name__</text:span> == <text:span text:style-name="T18">"__main__"</text:span>:</text:p>
      <text:p text:style-name="P5">    <text:span text:style-name="T5">import</text:span><text:span text:style-name="T37"> </text:span><text:span text:style-name="T9">awareness</text:span></text:p>
      <text:p text:style-name="P5">    <text:span text:style-name="T14">base</text:span><text:span text:style-name="T37"> = </text:span><text:span text:style-name="T9">awareness</text:span><text:span text:style-name="T37">.</text:span><text:span text:style-name="T1">take_base</text:span><text:span text:style-name="T37">(</text:span><text:span text:style-name="T19">'memory_CLO_v2010'</text:span><text:span text:style-name="T37">)</text:span></text:p>
      <text:p text:style-name="P5">    <text:span text:style-name="T1">print</text:span><text:span text:style-name="T37">(</text:span><text:span text:style-name="T9">awareness.</text:span><text:span text:style-name="T1">find_part_in_SE</text:span><text:span text:style-name="T37">(</text:span><text:span text:style-name="T14">base</text:span><text:span text:style-name="T37">, </text:span><text:span text:style-name="T19">'PO_100'</text:span><text:span text:style-name="T37">))</text:span></text:p>
      <text:p text:style-name="Standard"/>
      <text:p text:style-name="Standard"/>
      <text:p text:style-name="Standard">rezultat:</text:p>
      <text:p text:style-name="Standard">['SE_131', 'SE_1307', 'SE_1378', 'SE_1508', 'SE_2699', 'SE_3619', 'SE_6138', 'SE_6803', 'SE_11112', 'SE_11883', 'SE_12149', 'SE_15484', 'SE_25185', 'SE_27333', 'SE_29002', 'SE_30729', 'SE_36255']</text:p>
      <text:p text:style-name="Standard"/>
      <text:p text:style-name="Standard"><text:soft-page-break/><text:span text:style-name="T16">part_most_popular</text:span> # funkcja zwraca najpopularniejsze słowo z listy np. zbioru SE</text:p>
      <text:p text:style-name="P15"><text:span text:style-name="T22">(function) </text:span><text:span text:style-name="T26">def</text:span><text:span text:style-name="T24"> </text:span><text:span text:style-name="T28">part_most_popular</text:span><text:span text:style-name="T22">(</text:span><text:line-break/><text:span text:style-name="T31">base</text:span><text:span text:style-name="T22">: Any,</text:span><text:line-break/><text:span text:style-name="T31">item_list</text:span><text:span text:style-name="T22">: Any,</text:span><text:line-break/><text:span text:style-name="T31">exceping_part</text:span><text:span text:style-name="T22">: Any | </text:span><text:span text:style-name="T26">None</text:span><text:span text:style-name="T24"> </text:span><text:span text:style-name="T22">= </text:span><text:span text:style-name="T26">None</text:span><text:line-break/><text:span text:style-name="T22">) -&gt; (Any | </text:span><text:span text:style-name="T26">None</text:span><text:span text:style-name="T22">)</text:span> </text:p>
      <text:p text:style-name="Standard">sposób użycia:</text:p>
      <text:p text:style-name="Standard"/>
      <text:p text:style-name="Standard">Python</text:p>
      <text:p text:style-name="Standard"/>
      <text:p text:style-name="P3"><text:span text:style-name="T4">if</text:span> <text:span text:style-name="T13">__name__</text:span> == <text:span text:style-name="T18">"__main__"</text:span>:</text:p>
      <text:p text:style-name="P5">    <text:span text:style-name="T5">import</text:span><text:span text:style-name="T37"> </text:span><text:span text:style-name="T9">awareness</text:span></text:p>
      <text:p text:style-name="P5">    <text:span text:style-name="T14">base</text:span><text:span text:style-name="T37"> = </text:span><text:span text:style-name="T9">awareness</text:span><text:span text:style-name="T37">.</text:span><text:span text:style-name="T1">take_base</text:span><text:span text:style-name="T37">(</text:span><text:span text:style-name="T19">'memory_CLO_v2010'</text:span><text:span text:style-name="T37">)</text:span></text:p>
      <text:p text:style-name="P5">    <text:span text:style-name="T14">items</text:span><text:span text:style-name="T37"> = [</text:span><text:span text:style-name="T19">'PO_100'</text:span><text:span text:style-name="T37">, </text:span><text:span text:style-name="T19">'DO_700'</text:span><text:span text:style-name="T37">]</text:span></text:p>
      <text:p text:style-name="P5">    <text:span text:style-name="T1">print</text:span><text:span text:style-name="T37">(</text:span><text:span text:style-name="T9">awareness.</text:span><text:span text:style-name="T1">part_most_popular</text:span><text:span text:style-name="T37">(</text:span><text:span text:style-name="T14">base</text:span><text:span text:style-name="T37">, </text:span><text:span text:style-name="T14">items</text:span><text:span text:style-name="T37">, </text:span><text:span text:style-name="T14">exceping_part</text:span><text:span text:style-name="T37">=</text:span><text:span text:style-name="T19">'HW'</text:span><text:span text:style-name="T37">))</text:span></text:p>
      <text:p text:style-name="Standard"/>
      <text:p text:style-name="Standard"/>
      <text:p text:style-name="Standard">rezultat:</text:p>
      <text:p text:style-name="Standard">PO_100</text:p>
      <text:p text:style-name="Standard"/>
      <text:p text:style-name="Standard"><text:span text:style-name="T16">find_se_by_LB</text:span> # funkcja zwraca set z symbolami zbioru SE w których wystepuje słowo o podanym symbolu</text:p>
      <text:p text:style-name="P15"><text:span text:style-name="T22">(function) </text:span><text:span text:style-name="T26">def</text:span><text:span text:style-name="T24"> </text:span><text:span text:style-name="T28">part_most_popular</text:span><text:span text:style-name="T22">(</text:span><text:line-break/><text:span text:style-name="T31">base</text:span><text:span text:style-name="T22">: Any,</text:span><text:line-break/><text:span text:style-name="T31">item_list</text:span><text:span text:style-name="T22">: Any,</text:span><text:line-break/><text:span text:style-name="T31">exceping_part</text:span><text:span text:style-name="T22">: Any | </text:span><text:span text:style-name="T26">None</text:span><text:span text:style-name="T24"> </text:span><text:span text:style-name="T22">= </text:span><text:span text:style-name="T26">None</text:span><text:line-break/><text:span text:style-name="T22">) -&gt; (Any | </text:span><text:span text:style-name="T26">None</text:span><text:span text:style-name="T22">)</text:span> </text:p>
      <text:p text:style-name="Standard">sposób użycia:</text:p>
      <text:p text:style-name="Standard"/>
      <text:p text:style-name="Standard">Python</text:p>
      <text:p text:style-name="Standard"/>
      <text:p text:style-name="P3"><text:span text:style-name="T4">if</text:span> <text:span text:style-name="T13">__name__</text:span> == <text:span text:style-name="T18">"__main__"</text:span>:</text:p>
      <text:p text:style-name="P5">    <text:span text:style-name="T5">import</text:span><text:span text:style-name="T37"> </text:span><text:span text:style-name="T9">awareness</text:span></text:p>
      <text:p text:style-name="P5">    <text:span text:style-name="T14">base</text:span><text:span text:style-name="T37"> = </text:span><text:span text:style-name="T9">awareness</text:span><text:span text:style-name="T37">.</text:span><text:span text:style-name="T1">take_base</text:span><text:span text:style-name="T37">(</text:span><text:span text:style-name="T19">'memory_CLO_v2010'</text:span><text:span text:style-name="T37">)</text:span></text:p>
      <text:p text:style-name="P5">    <text:span text:style-name="T1">print</text:span><text:span text:style-name="T37">(</text:span><text:span text:style-name="T9">awareness.</text:span><text:span text:style-name="T1">find_se_by_LB</text:span><text:span text:style-name="T37">(</text:span><text:span text:style-name="T14">base</text:span><text:span text:style-name="T37">, </text:span><text:span text:style-name="T19">'PO_100'</text:span><text:span text:style-name="T37">))</text:span></text:p>
      <text:p text:style-name="Standard"/>
      <text:p text:style-name="Standard"/>
      <text:p text:style-name="Standard">rezultat:</text:p>
      <text:p text:style-name="Standard">{'SE_131', 'SE_2699', 'SE_11883', 'SE_13512', 'SE_45499', 'SE_83709', 'SE_29002', 'SE_11260', 'SE_11112', 'SE_12149', 'SE_75399', 'SE_16001', 'SE_26752', 'SE_57771', 'SE_49507', 'SE_4705', 'SE_54419', 'SE_27333', 'SE_48041', 'SE_47954', 'SE_55258', 'SE_30729', 'SE_49481', 'SE_35128', 'SE_67497', 'SE_22640', 'SE_11351', 'SE_6835', 'SE_83880', 'SE_63009', 'SE_1508', 'SE_36255', 'SE_56169', 'SE_82171', 'SE_25185', 'SE_50476', 'SE_67428', 'SE_61036', 'SE_72755', 'SE_11740', 'SE_13497', 'SE_43375', 'SE_43711', 'SE_70587', 'SE_71215', 'SE_70996', 'SE_4849', 'SE_4384', 'SE_60006', 'SE_32047', 'SE_35608', 'SE_62431', 'SE_3619', 'SE_11634', 'SE_41561', 'SE_18839', 'SE_6138', 'SE_2038', 'SE_18045', 'SE_28480', 'SE_32509', 'SE_22027', 'SE_84488', 'SE_5510', 'SE_65154', 'SE_75653', 'SE_79605', 'SE_1307', 'SE_6803', 'SE_25217', 'SE_15484', 'SE_11354', 'SE_16650', 'SE_35222', 'SE_58694', 'SE_1378'}</text:p>
      <text:p text:style-name="Standard"/>
      <text:p text:style-name="Standard"><text:span text:style-name="T16">find_se_by_PO</text:span> # funkcja zwraca zdania w których występują dwa słowo jednocześnie</text:p>
      <text:p text:style-name="P15"><text:span text:style-name="T22">(function) </text:span><text:span text:style-name="T26">def</text:span><text:span text:style-name="T24"> </text:span><text:span text:style-name="T28">find_se_by_PO</text:span><text:span text:style-name="T22">(</text:span><text:line-break/><text:span text:style-name="T31">base</text:span><text:span text:style-name="T22">: Any,</text:span><text:line-break/><text:span text:style-name="T31">PO_id</text:span><text:span text:style-name="T22">: Any,</text:span><text:line-break/><text:soft-page-break/><text:span text:style-name="T31">cat_id</text:span><text:span text:style-name="T22">: Any</text:span><text:line-break/><text:span text:style-name="T22">) -&gt; </text:span><text:span text:style-name="T33">set</text:span> </text:p>
      <text:p text:style-name="Standard">sposób użycia:</text:p>
      <text:p text:style-name="Standard"/>
      <text:p text:style-name="Standard">Python</text:p>
      <text:p text:style-name="Standard"/>
      <text:p text:style-name="P3"><text:span text:style-name="T4">if</text:span> <text:span text:style-name="T13">__name__</text:span> == <text:span text:style-name="T18">"__main__"</text:span>:</text:p>
      <text:p text:style-name="P5">    <text:span text:style-name="T5">import</text:span><text:span text:style-name="T37"> </text:span><text:span text:style-name="T9">awareness</text:span></text:p>
      <text:p text:style-name="P5">    <text:span text:style-name="T14">base</text:span><text:span text:style-name="T37"> = </text:span><text:span text:style-name="T9">awareness</text:span><text:span text:style-name="T37">.</text:span><text:span text:style-name="T1">take_base</text:span><text:span text:style-name="T37">(</text:span><text:span text:style-name="T19">'memory_CLO_v2010'</text:span><text:span text:style-name="T37">)</text:span></text:p>
      <text:p text:style-name="P5">    <text:span text:style-name="T1">print</text:span><text:span text:style-name="T37">(</text:span><text:span text:style-name="T9">awareness.</text:span><text:span text:style-name="T1">find_se_by_PO</text:span><text:span text:style-name="T37">(</text:span><text:span text:style-name="T14">base</text:span><text:span text:style-name="T37">, </text:span><text:span text:style-name="T19">'PO_100'</text:span><text:span text:style-name="T37">, </text:span><text:span text:style-name="T19">'DO_5654'</text:span><text:span text:style-name="T37">))</text:span></text:p>
      <text:p text:style-name="Standard"/>
      <text:p text:style-name="Standard"/>
      <text:p text:style-name="Standard">rezultat:</text:p>
      <text:p text:style-name="Standard">{'SE_6138'}</text:p>
      <text:p text:style-name="Standard"/>
      <text:p text:style-name="Standard"><text:span text:style-name="T16">find_pharse_in_part</text:span> # funkcja zwraca liste symboli dla danego słowa </text:p>
      <text:p text:style-name="P15"><text:span text:style-name="T22">(function) </text:span><text:span text:style-name="T26">def</text:span><text:span text:style-name="T24"> </text:span><text:span text:style-name="T28">find_pharse_in_part</text:span><text:span text:style-name="T22">(</text:span><text:line-break/><text:span text:style-name="T31">base</text:span><text:span text:style-name="T22">: Any,</text:span><text:line-break/><text:span text:style-name="T31">word</text:span><text:span text:style-name="T22">: Any</text:span><text:line-break/><text:span text:style-name="T22">) -&gt; </text:span><text:span text:style-name="T33">list</text:span> </text:p>
      <text:p text:style-name="Standard">sposób użycia:</text:p>
      <text:p text:style-name="Standard"/>
      <text:p text:style-name="Standard">Python</text:p>
      <text:p text:style-name="Standard"/>
      <text:p text:style-name="P3"><text:span text:style-name="T4">if</text:span> <text:span text:style-name="T13">__name__</text:span> == <text:span text:style-name="T18">"__main__"</text:span>:</text:p>
      <text:p text:style-name="P5">    <text:span text:style-name="T5">import</text:span><text:span text:style-name="T37"> </text:span><text:span text:style-name="T9">awareness</text:span></text:p>
      <text:p text:style-name="P5">    <text:span text:style-name="T14">base</text:span><text:span text:style-name="T37"> = </text:span><text:span text:style-name="T9">awareness</text:span><text:span text:style-name="T37">.</text:span><text:span text:style-name="T1">take_base</text:span><text:span text:style-name="T37">(</text:span><text:span text:style-name="T19">'memory_CLO_v2010'</text:span><text:span text:style-name="T37">)</text:span></text:p>
      <text:p text:style-name="P5">    <text:span text:style-name="T1">print</text:span><text:span text:style-name="T37">(</text:span><text:span text:style-name="T9">awareness.</text:span><text:span text:style-name="T1">find_pharse_in_part</text:span><text:span text:style-name="T37">(</text:span><text:span text:style-name="T14">base</text:span><text:span text:style-name="T37">, </text:span><text:span text:style-name="T19">'kierować'</text:span><text:span text:style-name="T37">))</text:span></text:p>
      <text:p text:style-name="Standard"/>
      <text:p text:style-name="Standard"/>
      <text:p text:style-name="Standard">rezultat:</text:p>
      <text:p text:style-name="Standard">['OR_584']</text:p>
      <text:p text:style-name="Standard"/>
      <text:p text:style-name="Standard"><text:span text:style-name="T16">searcher_phrase</text:span> # znajduje zdania dla danej frazy</text:p>
      <text:p text:style-name="P15"><text:span text:style-name="T22">(function) </text:span><text:span text:style-name="T26">def</text:span><text:span text:style-name="T24"> </text:span><text:span text:style-name="T28">searcher_phrase</text:span><text:span text:style-name="T22">(</text:span><text:line-break/><text:span text:style-name="T31">base</text:span><text:span text:style-name="T22">: Any,</text:span><text:line-break/><text:span text:style-name="T31">sentens</text:span><text:span text:style-name="T22">: Any</text:span><text:line-break/><text:span text:style-name="T22">) -&gt; </text:span><text:span text:style-name="T33">set</text:span> </text:p>
      <text:p text:style-name="Standard">sposób użycia:</text:p>
      <text:p text:style-name="Standard"/>
      <text:p text:style-name="Standard">Python</text:p>
      <text:p text:style-name="Standard"/>
      <text:p text:style-name="P3"><text:span text:style-name="T4">if</text:span> <text:span text:style-name="T13">__name__</text:span> == <text:span text:style-name="T18">"__main__"</text:span>:</text:p>
      <text:p text:style-name="P5">    <text:span text:style-name="T5">import</text:span><text:span text:style-name="T37"> </text:span><text:span text:style-name="T9">awareness</text:span></text:p>
      <text:p text:style-name="P5">    <text:span text:style-name="T14">base</text:span><text:span text:style-name="T37"> = </text:span><text:span text:style-name="T9">awareness</text:span><text:span text:style-name="T37">.</text:span><text:span text:style-name="T1">take_base</text:span><text:span text:style-name="T37">(</text:span><text:span text:style-name="T19">'memory_CLO_v2010'</text:span><text:span text:style-name="T37">)</text:span></text:p>
      <text:p text:style-name="P5">    <text:span text:style-name="T1">print</text:span><text:span text:style-name="T37">(</text:span><text:span text:style-name="T9">awareness.</text:span><text:span text:style-name="T1">searcher_phrase</text:span><text:span text:style-name="T37">(</text:span><text:span text:style-name="T14">base</text:span><text:span text:style-name="T37">, </text:span><text:span text:style-name="T19">'użyć siły'</text:span><text:span text:style-name="T37">))</text:span></text:p>
      <text:p text:style-name="Standard"/>
      <text:p text:style-name="Standard"/>
      <text:p text:style-name="Standard">rezultat:</text:p>
      <text:p text:style-name="Standard">{'SE_36750', 'SE_54847', 'SE_51866', 'SE_81097', 'SE_11900', 'SE_63733', 'SE_34368', 'SE_38103', 'SE_46582', 'SE_56721', 'SE_38104', 'SE_2676', 'SE_71897', 'SE_58841', 'SE_69657', 'SE_78534', 'SE_69660', 'SE_66255', 'SE_59649', 'SE_24369', 'SE_31350', 'SE_48323', 'SE_54844', <text:soft-page-break/>'SE_55993', 'SE_24373', 'SE_12186', 'SE_21837', 'SE_28655', 'SE_666', 'SE_52466', 'SE_78539', 'SE_52465', 'SE_41991', 'SE_52464', 'SE_71208', 'SE_57674', 'SE_26515', 'SE_42501', 'SE_76711', 'SE_46583', 'SE_24372', 'SE_76982', 'SE_51580', 'SE_52280', 'SE_52467', 'SE_78538', 'SE_33151', 'SE_66437', 'SE_20997', 'SE_63270', 'SE_633', 'SE_54848', 'SE_67065', 'SE_17788', 'SE_3693', 'SE_12184', 'SE_46578', 'SE_41211', 'SE_58189', 'SE_59260', 'SE_23302', 'SE_35183', 'SE_12181', 'SE_47951', 'SE_40074', 'SE_11614', 'SE_44552', 'SE_35184', 'SE_68470', 'SE_55711', 'SE_35182'}</text:p>
      <text:p text:style-name="Standard"/>
      <text:p text:style-name="P10">Biblioteka <text:span text:style-name="T16">addionalisAwe</text:span></text:p>
      <text:p text:style-name="Standard"/>
      <text:p text:style-name="P3"><text:span text:style-name="T7">baseTools, checkerBaseOperators, action</text:span></text:p>
      <text:p text:style-name="P6"/>
      <text:p text:style-name="Standard"/>
      <text:p text:style-name="Standard"><text:span text:style-name="T16">stats_part</text:span> # zwraca statystykę dla danego symbolu słowa</text:p>
      <text:p text:style-name="P15"><text:span text:style-name="T22">(function) </text:span><text:span text:style-name="T26">def</text:span><text:span text:style-name="T24"> </text:span><text:span text:style-name="T28">stats_part</text:span><text:span text:style-name="T22">(</text:span><text:line-break/><text:span text:style-name="T31">base</text:span><text:span text:style-name="T22">: Any,</text:span><text:line-break/><text:span text:style-name="T31">cat_id</text:span><text:span text:style-name="T22">: Any</text:span><text:line-break/><text:span text:style-name="T22">) -&gt; dict[</text:span><text:span text:style-name="T33">str</text:span><text:span text:style-name="T22">, </text:span><text:span text:style-name="T33">int</text:span><text:span text:style-name="T22">]</text:span> </text:p>
      <text:p text:style-name="Standard">sposób użycia:</text:p>
      <text:p text:style-name="Standard"/>
      <text:p text:style-name="Standard">Python</text:p>
      <text:p text:style-name="Standard"/>
      <text:p text:style-name="Standard"><text:span text:style-name="T6">if</text:span><text:span text:style-name="T3"> </text:span><text:span text:style-name="T15">__name__</text:span><text:span text:style-name="T3"> == </text:span><text:span text:style-name="T20">'__main__'</text:span><text:span text:style-name="T3">:</text:span></text:p>
      <text:p text:style-name="P5">    <text:span text:style-name="T5">import</text:span><text:span text:style-name="T37"> </text:span><text:span text:style-name="T9">awareness</text:span></text:p>
      <text:p text:style-name="P5">    <text:span text:style-name="T14">base</text:span><text:span text:style-name="T37"> = </text:span><text:span text:style-name="T9">awareness</text:span><text:span text:style-name="T37">.</text:span><text:span text:style-name="T1">take_base</text:span><text:span text:style-name="T37">(</text:span><text:span text:style-name="T19">'memory_CLO_v2010'</text:span><text:span text:style-name="T37">)</text:span></text:p>
      <text:p text:style-name="P5">    <text:span text:style-name="T1">print</text:span><text:span text:style-name="T37">(</text:span><text:span text:style-name="T9">awareness.</text:span><text:span text:style-name="T1">stats_part</text:span><text:span text:style-name="T37">(</text:span><text:span text:style-name="T14">base</text:span><text:span text:style-name="T37">, </text:span><text:span text:style-name="T19">'PO_100'</text:span><text:span text:style-name="T37">))</text:span></text:p>
      <text:p text:style-name="Standard"/>
      <text:p text:style-name="Standard"/>
      <text:p text:style-name="Standard">rezultat:</text:p>
      <text:p text:style-name="Standard">{'SENTENS': 21, 'LINKS': 21, 'PART-IN': 7, 'PART-OUT': 13, 'TOTAL': 62}</text:p>
      <text:p text:style-name="Standard"/>
      <text:p text:style-name="Standard"><text:span text:style-name="T16">generator_AI_most_popular</text:span> # zwraca string wygenerowanego zdania i listę symboli dla wygenerowanych słów.</text:p>
      <text:p text:style-name="P15"><text:span text:style-name="T22">(function) </text:span><text:span text:style-name="T26">def</text:span><text:span text:style-name="T24"> </text:span><text:span text:style-name="T28">generator_AI_most_popular</text:span><text:span text:style-name="T22">(</text:span><text:line-break/><text:span text:style-name="T31">base</text:span><text:span text:style-name="T22">: Any,</text:span><text:line-break/><text:span text:style-name="T31">cat_start_id</text:span><text:span text:style-name="T22">: Any,</text:span><text:line-break/><text:span text:style-name="T31">no_words</text:span><text:span text:style-name="T22">: </text:span><text:span text:style-name="T33">int</text:span><text:span text:style-name="T24"> </text:span><text:span text:style-name="T22">= </text:span><text:span text:style-name="T36">5</text:span><text:span text:style-name="T22">,</text:span><text:line-break/><text:span text:style-name="T31">exceping_part</text:span><text:span text:style-name="T22">: Any | </text:span><text:span text:style-name="T26">None</text:span><text:span text:style-name="T24"> </text:span><text:span text:style-name="T22">= </text:span><text:span text:style-name="T26">None</text:span><text:line-break/><text:span text:style-name="T22">) -&gt; dict[</text:span><text:span text:style-name="T33">str</text:span><text:span text:style-name="T22">, Any]</text:span> </text:p>
      <text:p text:style-name="Standard">sposób użycia:</text:p>
      <text:p text:style-name="Standard"/>
      <text:p text:style-name="Standard">Python</text:p>
      <text:p text:style-name="Standard"/>
      <text:p text:style-name="P3"><text:span text:style-name="T4">if</text:span> <text:span text:style-name="T13">__name__</text:span> == <text:span text:style-name="T18">'__main__'</text:span>:</text:p>
      <text:p text:style-name="P5">    <text:span text:style-name="T5">import</text:span><text:span text:style-name="T37"> </text:span><text:span text:style-name="T9">awareness</text:span></text:p>
      <text:p text:style-name="P5">    <text:span text:style-name="T14">base</text:span><text:span text:style-name="T37"> = </text:span><text:span text:style-name="T9">awareness</text:span><text:span text:style-name="T37">.</text:span><text:span text:style-name="T1">take_base</text:span><text:span text:style-name="T37">(</text:span><text:span text:style-name="T19">'memory_CLO_v2010'</text:span><text:span text:style-name="T37">)</text:span></text:p>
      <text:p text:style-name="P5">    <text:span text:style-name="T1">print</text:span><text:span text:style-name="T37">(</text:span><text:span text:style-name="T9">awareness.</text:span><text:span text:style-name="T1">generator_AI_most_popular</text:span><text:span text:style-name="T37">(</text:span><text:span text:style-name="T14">base</text:span><text:span text:style-name="T37">, </text:span><text:span text:style-name="T19">'PO_100'</text:span><text:span text:style-name="T37">))</text:span></text:p>
      <text:p text:style-name="Standard"/>
      <text:p text:style-name="Standard"/>
      <text:p text:style-name="Standard">rezultat:</text:p>
      <text:p text:style-name="Standard">{'STRING': 'różnica w to', 'ID': ['PO_100', 'ZA_3', 'HW_1']}</text:p>
      <text:p text:style-name="Standard"/>
      <text:p text:style-name="Standard"><text:span text:style-name="T16">generator_AI_se</text:span> # generuje zdanie według określonego schematu odpowiadajacego symbolom <text:soft-page-break/>części zdania. PO – podmiot, OR – orzeczenie, ZA – zaimek lub przyimek, OK – okolicznik dopełnienia, DO - dopełnienie</text:p>
      <text:p text:style-name="Standard"/>
      <text:p text:style-name="Standard">sposób użycia:</text:p>
      <text:p text:style-name="Standard"/>
      <text:p text:style-name="Standard">Python</text:p>
      <text:p text:style-name="Standard"/>
      <text:p text:style-name="P3"><text:span text:style-name="T4">if</text:span> <text:span text:style-name="T13">__name__</text:span> == <text:span text:style-name="T18">'__main__'</text:span>:</text:p>
      <text:p text:style-name="P5">    <text:span text:style-name="T5">import</text:span><text:span text:style-name="T37"> </text:span><text:span text:style-name="T9">awareness</text:span></text:p>
      <text:p text:style-name="P5">    <text:span text:style-name="T14">base</text:span><text:span text:style-name="T37"> = </text:span><text:span text:style-name="T9">awareness</text:span><text:span text:style-name="T37">.</text:span><text:span text:style-name="T1">take_base</text:span><text:span text:style-name="T37">(</text:span><text:span text:style-name="T19">'memory_CLO_v2010'</text:span><text:span text:style-name="T37">)</text:span></text:p>
      <text:p text:style-name="P5">    <text:span text:style-name="T1">print</text:span><text:span text:style-name="T37">(</text:span><text:span text:style-name="T9">awareness.</text:span><text:span text:style-name="T1">generator_AI_se</text:span><text:span text:style-name="T37">(</text:span><text:span text:style-name="T14">base</text:span><text:span text:style-name="T37">, </text:span><text:span text:style-name="T19">'samochód'</text:span><text:span text:style-name="T37">, </text:span><text:span text:style-name="T19">'PO, OR, ZA, OK, DO'</text:span><text:span text:style-name="T37">))</text:span></text:p>
      <text:p text:style-name="P5"><text:span text:style-name="T37"/></text:p>
      <text:p text:style-name="Standard"/>
      <text:p text:style-name="Standard"/>
      <text:p text:style-name="Standard">rezultat:</text:p>
      <text:p text:style-name="Standard">samochód lub całkowicie samochód</text:p>
      <text:p text:style-name="Standard"/>
      <text:p text:style-name="Standard"/>
      <text:p text:style-name="Standard"><text:span text:style-name="T16">check_list_to_list</text:span> # prównuje dwie listy ze soba jeżeli przynajmniej jeden element jest wspólny zwraca true</text:p>
      <text:p text:style-name="Standard"/>
      <text:p text:style-name="Standard">sposób użycia:</text:p>
      <text:p text:style-name="Standard"/>
      <text:p text:style-name="Standard">Python</text:p>
      <text:p text:style-name="Standard"/>
      <text:p text:style-name="P3"><text:span text:style-name="T4">if</text:span> <text:span text:style-name="T13">__name__</text:span> == <text:span text:style-name="T18">'__main__'</text:span>:</text:p>
      <text:p text:style-name="P5">    <text:span text:style-name="T5">import</text:span><text:span text:style-name="T37"> </text:span><text:span text:style-name="T9">awareness</text:span></text:p>
      <text:p text:style-name="P5">    <text:span text:style-name="T14">list_a</text:span><text:span text:style-name="T37">, </text:span><text:span text:style-name="T14">list_b</text:span><text:span text:style-name="T37"> = ([</text:span><text:span text:style-name="T40">1</text:span><text:span text:style-name="T37">, </text:span><text:span text:style-name="T40">2</text:span><text:span text:style-name="T37">, </text:span><text:span text:style-name="T40">3</text:span><text:span text:style-name="T37">], [</text:span><text:span text:style-name="T40">3</text:span><text:span text:style-name="T37">, </text:span><text:span text:style-name="T40">4</text:span><text:span text:style-name="T37">, </text:span><text:span text:style-name="T40">5</text:span><text:span text:style-name="T37">])</text:span></text:p>
      <text:p text:style-name="P5">    <text:span text:style-name="T1">print</text:span><text:span text:style-name="T37">(</text:span><text:span text:style-name="T9">awareness.</text:span><text:span text:style-name="T1">check_list_to_list</text:span><text:span text:style-name="T37">(</text:span><text:span text:style-name="T14">list_a</text:span><text:span text:style-name="T37">, </text:span><text:span text:style-name="T14">list_b</text:span><text:span text:style-name="T37">))</text:span></text:p>
      <text:p text:style-name="Standard"/>
      <text:p text:style-name="Standard">rezultat:</text:p>
      <text:p text:style-name="Standard">True</text:p>
      <text:p text:style-name="Standard"/>
      <text:p text:style-name="Standard"><text:span text:style-name="T16">sentens_generator_AI</text:span> # generuje zdania na podstawie podanej frazy jako ziarna</text:p>
      <text:p text:style-name="Standard"/>
      <text:p text:style-name="Standard">sposób użycia:</text:p>
      <text:p text:style-name="Standard"/>
      <text:p text:style-name="Standard">Python</text:p>
      <text:p text:style-name="Standard"/>
      <text:p text:style-name="P3"><text:span text:style-name="T4">if</text:span> <text:span text:style-name="T13">__name__</text:span> == <text:span text:style-name="T18">'__main__'</text:span>:</text:p>
      <text:p text:style-name="P5">    <text:span text:style-name="T5">import</text:span><text:span text:style-name="T37"> </text:span><text:span text:style-name="T9">awareness</text:span></text:p>
      <text:p text:style-name="P5">    <text:span text:style-name="T14">base</text:span><text:span text:style-name="T37"> = </text:span><text:span text:style-name="T9">awareness</text:span><text:span text:style-name="T37">.</text:span><text:span text:style-name="T1">take_base</text:span><text:span text:style-name="T37">(</text:span><text:span text:style-name="T19">'memory_CLO_v2010'</text:span><text:span text:style-name="T37">)</text:span></text:p>
      <text:p text:style-name="P5">    <text:span text:style-name="T1">print</text:span><text:span text:style-name="T37">(</text:span><text:span text:style-name="T9">awareness</text:span><text:span text:style-name="T37">.</text:span><text:span text:style-name="T1">sentens_generator_AI</text:span><text:span text:style-name="T37">(</text:span><text:span text:style-name="T14">base</text:span><text:span text:style-name="T37">, </text:span><text:span text:style-name="T19">'łączy dwa zdania ze sobą'</text:span><text:span text:style-name="T37">))</text:span></text:p>
      <text:p text:style-name="Standard"/>
      <text:p text:style-name="Standard">rezultat:</text:p>
      <text:p text:style-name="Standard">{'LIST': ['Orzeczenie to część zdania w którym się znajduje , lub o procesie , któremu podlega.', 'Zdania informująca o w nim możliwości lub kilka naraz.', 'Dwa jej w celu uzyskania potomstwa dziedziczącego nowe cechy.', 'Łączy się w związku chemicznym.'], 'DICT-ID': {'łączy się w': ['OR_430', 'ZA_5', 'ZA_3'], 'dwa jej': ['OZ_70', 'ZA_80', 'ZA_3'], 'dwa przedmioty': ['PR_723', 'DO_184', 'ZA_3'], 'dwa miejsca': ['OK_10', 'DO_12', 'ZA_3'], 'zdania w': ['DO_71', 'ZA_3'], 'zdania informująca w': ['OR_12276', 'OK_2680', 'ZA_11', 'ZA_3']}, 'SENTENS': 'łączy dwa zdania ze sobą', 'WORDS': {'łączy': ['DO_14670', 'OR_430'], 'dwa': ['OZ_70', 'PR_723', 'OK_10'], 'zdania': <text:soft-page-break/>['DO_71', 'OR_12276'], 'ze': ['ZA_243'], 'sobą': ['ZA_115']}}</text:p>
      <text:p text:style-name="Standard"/>
      <text:p text:style-name="P10">Biblioteka <text:span text:style-name="T16">SAver</text:span></text:p>
      <text:p text:style-name="P10"><text:span text:style-name="T16">SAver pozwala zapisywać struktury danych takie jak string, lista, set, słownik oraz otwierać je na żądanie w dowolnym momencie</text:span></text:p>
      <text:p text:style-name="P2"><text:span text:style-name="T11">os, </text:span><text:span text:style-name="T7">importlib</text:span>.<text:span text:style-name="T7">util</text:span></text:p>
      <text:p text:style-name="P10"><text:span text:style-name="T16"/></text:p>
      <text:p text:style-name="Standard"><text:span text:style-name="T16">save_ver</text:span> # zapisuje dane </text:p>
      <text:p text:style-name="Standard"/>
      <text:p text:style-name="Standard">sposób użycia:</text:p>
      <text:p text:style-name="Standard"/>
      <text:p text:style-name="Standard">Python</text:p>
      <text:p text:style-name="Standard"/>
      <text:p text:style-name="P3"><text:span text:style-name="T4">if</text:span> <text:span text:style-name="T13">__name__</text:span> == <text:span text:style-name="T18">'__main__'</text:span>:</text:p>
      <text:p text:style-name="P5">    <text:span text:style-name="T5">import</text:span><text:span text:style-name="T37"> </text:span><text:span text:style-name="T9">awareness</text:span></text:p>
      <text:p text:style-name="P5">    <text:span text:style-name="T14">var</text:span><text:span text:style-name="T37"> = </text:span><text:span text:style-name="T19">'String'</text:span></text:p>
      <text:p text:style-name="P5">    <text:span text:style-name="T1">print</text:span><text:span text:style-name="T37">(</text:span><text:span text:style-name="T9">awareness.</text:span><text:span text:style-name="T1">save_ver</text:span><text:span text:style-name="T37">(</text:span><text:span text:style-name="T19">'project_Name'</text:span><text:span text:style-name="T37">, </text:span><text:span text:style-name="T19">'ver'</text:span><text:span text:style-name="T37">, </text:span><text:span text:style-name="T14">var</text:span><text:span text:style-name="T37">))</text:span></text:p>
      <text:p text:style-name="Standard"/>
      <text:p text:style-name="Standard"/>
      <text:p text:style-name="Standard">rezultat:</text:p>
      <text:p text:style-name="Standard">True</text:p>
      <text:p text:style-name="Standard"/>
      <text:p text:style-name="Standard"><text:span text:style-name="T16">open_all</text:span> # <text:s/>otwiera wszystkie dane zapisane w projekcie</text:p>
      <text:p text:style-name="Standard"/>
      <text:p text:style-name="Standard">sposób użycia:</text:p>
      <text:p text:style-name="Standard"/>
      <text:p text:style-name="Standard">Python</text:p>
      <text:p text:style-name="Standard"/>
      <text:p text:style-name="P3"><text:span text:style-name="T4">if</text:span> <text:span text:style-name="T13">__name__</text:span> == <text:span text:style-name="T18">'__main__'</text:span>:</text:p>
      <text:p text:style-name="P5">    <text:span text:style-name="T5">import</text:span><text:span text:style-name="T37"> </text:span><text:span text:style-name="T9">awareness</text:span></text:p>
      <text:p text:style-name="P5">    <text:span text:style-name="T1">print</text:span><text:span text:style-name="T37">(</text:span><text:span text:style-name="T9">awareness.</text:span><text:span text:style-name="T1">open_all</text:span><text:span text:style-name="T37">(</text:span><text:span text:style-name="T19">'project_Name'</text:span><text:span text:style-name="T37">))</text:span></text:p>
      <text:p text:style-name="Standard"/>
      <text:p text:style-name="Standard"/>
      <text:p text:style-name="Standard">rezultat:</text:p>
      <text:p text:style-name="P5"><text:span text:style-name="T19">{'ver' : 'String'}</text:span></text:p>
      <text:p text:style-name="P5"><text:span text:style-name="T19"/></text:p>
      <text:p text:style-name="Standard"><text:span text:style-name="T16">open_ver</text:span> # otwiera wybrane dane z projektu</text:p>
      <text:p text:style-name="Standard"/>
      <text:p text:style-name="Standard">sposób użycia:</text:p>
      <text:p text:style-name="Standard"/>
      <text:p text:style-name="Standard">Python</text:p>
      <text:p text:style-name="Standard"/>
      <text:p text:style-name="P3"><text:span text:style-name="T4">if</text:span> <text:span text:style-name="T13">__name__</text:span> == <text:span text:style-name="T18">'__main__'</text:span>:</text:p>
      <text:p text:style-name="P5">    <text:span text:style-name="T5">import</text:span><text:span text:style-name="T37"> </text:span><text:span text:style-name="T9">awareness</text:span></text:p>
      <text:p text:style-name="P5">    <text:span text:style-name="T1">print</text:span><text:span text:style-name="T37">(</text:span><text:span text:style-name="T9">awareness.</text:span><text:span text:style-name="T1">open_ver</text:span><text:span text:style-name="T37">(</text:span><text:span text:style-name="T19">'project_Name'</text:span><text:span text:style-name="T37">, </text:span><text:span text:style-name="T19">'ver'</text:span><text:span text:style-name="T37">))</text:span></text:p>
      <text:p text:style-name="Standard"/>
      <text:p text:style-name="Standard"/>
      <text:p text:style-name="Standard">rezultat:</text:p>
      <text:p text:style-name="P5"><text:span text:style-name="T19">String</text:span></text:p>
      <text:p text:style-name="Standard"/>
      <text:p text:style-name="Standard"><text:span text:style-name="T16">delete_project</text:span> # kasuje projekt</text:p>
      <text:p text:style-name="Standard"><text:soft-page-break/></text:p>
      <text:p text:style-name="Standard">sposób użycia:</text:p>
      <text:p text:style-name="Standard"/>
      <text:p text:style-name="Standard">Python</text:p>
      <text:p text:style-name="Standard"/>
      <text:p text:style-name="P3"><text:span text:style-name="T4">if</text:span> <text:span text:style-name="T13">__name__</text:span> == <text:span text:style-name="T18">'__main__'</text:span>:</text:p>
      <text:p text:style-name="P5">    <text:span text:style-name="T5">import</text:span><text:span text:style-name="T37"> </text:span><text:span text:style-name="T9">awareness</text:span></text:p>
      <text:p text:style-name="P5">    <text:span text:style-name="T1">print</text:span><text:span text:style-name="T37">(</text:span><text:span text:style-name="T9">awareness.</text:span><text:span text:style-name="T1">delete_project</text:span><text:span text:style-name="T37">(</text:span><text:span text:style-name="T19">'project_Name'</text:span><text:span text:style-name="T37">))</text:span></text:p>
      <text:p text:style-name="Standard"/>
      <text:p text:style-name="Standard"/>
      <text:p text:style-name="Standard">rezultat:</text:p>
      <text:p text:style-name="Standard">True</text:p>
      <text:p text:style-name="Standard"/>
      <text:p text:style-name="Standard"><text:span text:style-name="T16">delete_ver</text:span> # kasuje dane z projektu</text:p>
      <text:p text:style-name="Standard"/>
      <text:p text:style-name="Standard">sposób użycia:</text:p>
      <text:p text:style-name="Standard"/>
      <text:p text:style-name="Standard">Python</text:p>
      <text:p text:style-name="Standard"/>
      <text:p text:style-name="P3"><text:span text:style-name="T4">if</text:span> <text:span text:style-name="T13">__name__</text:span> == <text:span text:style-name="T18">'__main__'</text:span>:</text:p>
      <text:p text:style-name="P5">    <text:span text:style-name="T5">import</text:span><text:span text:style-name="T37"> </text:span><text:span text:style-name="T9">awareness</text:span></text:p>
      <text:p text:style-name="P5">    <text:span text:style-name="T1">print</text:span><text:span text:style-name="T37">(</text:span><text:span text:style-name="T9">awareness.</text:span><text:span text:style-name="T1">delete_</text:span><text:span text:style-name="T2">ver</text:span><text:span text:style-name="T37">(</text:span><text:span text:style-name="T19">'project_Name', 'ver</text:span><text:span text:style-name="T37">))</text:span></text:p>
      <text:p text:style-name="Standard"/>
      <text:p text:style-name="Standard"/>
      <text:p text:style-name="Standard">rezultat:</text:p>
      <text:p text:style-name="P6">True</text:p>
      <text:p text:style-name="Standard"/>
      <text:p text:style-name="Standard"/>
      <text:p text:style-name="Standard"/>
      <text:p text:style-name="P10">Biblioteka <text:span text:style-name="T16">partSpeech</text:span></text:p>
      <text:p text:style-name="Standard"/>
      <text:p text:style-name="P3"><text:span text:style-name="T7">chanerCases, json, wordProcessing, os, signal</text:span></text:p>
      <text:p text:style-name="Standard"/>
      <text:p text:style-name="Standard"/>
      <text:p text:style-name="Standard"><text:span text:style-name="T16">part_speach</text:span> # rozpoznaje rodzaj części mowy słowa</text:p>
      <text:p text:style-name="Standard"/>
      <text:p text:style-name="Standard">sposób użycia:</text:p>
      <text:p text:style-name="Standard"/>
      <text:p text:style-name="Standard">Python</text:p>
      <text:p text:style-name="Standard"/>
      <text:p text:style-name="P3"><text:span text:style-name="T4">if</text:span> <text:span text:style-name="T13">__name__</text:span> == <text:span text:style-name="T18">'__main__'</text:span>:</text:p>
      <text:p text:style-name="P5">    <text:span text:style-name="T5">import</text:span><text:span text:style-name="T37"> </text:span><text:span text:style-name="T9">awareness</text:span></text:p>
      <text:p text:style-name="P5">    <text:span text:style-name="T1">print</text:span><text:span text:style-name="T37">(</text:span><text:span text:style-name="T9">awareness.</text:span><text:span text:style-name="T1">part_speach</text:span><text:span text:style-name="T37">(</text:span><text:span text:style-name="T19">'samochód'</text:span><text:span text:style-name="T37">))</text:span></text:p>
      <text:p text:style-name="Standard"/>
      <text:p text:style-name="Standard"/>
      <text:p text:style-name="Standard">rezultat:</text:p>
      <text:p text:style-name="Standard">[['rzeczownik', 'samochód']]</text:p>
      <text:p text:style-name="Standard"/>
      <text:p text:style-name="Standard"/>
      <text:p text:style-name="P10">Biblioteka <text:span text:style-name="T16">dicsonhealth</text:span></text:p>
      <text:p text:style-name="Standard"/>
      <text:p text:style-name="P3"><text:soft-page-break/><text:span text:style-name="T7">baseTools, random, tqdm, action</text:span></text:p>
      <text:p text:style-name="Standard"/>
      <text:p text:style-name="Standard"/>
      <text:p text:style-name="Standard"><text:span text:style-name="T16">dicson_brain</text:span> # zwraca zestaw danych dotyczących podanego zdania</text:p>
      <text:p text:style-name="Standard"/>
      <text:p text:style-name="Standard">sposób użycia:</text:p>
      <text:p text:style-name="Standard"/>
      <text:p text:style-name="Standard">Python</text:p>
      <text:p text:style-name="Standard"/>
      <text:p text:style-name="P3"><text:span text:style-name="T4">if</text:span> <text:span text:style-name="T13">__name__</text:span> == <text:span text:style-name="T18">'__main__'</text:span>:</text:p>
      <text:p text:style-name="P5">    <text:span text:style-name="T5">import</text:span><text:span text:style-name="T37"> </text:span><text:span text:style-name="T9">awareness</text:span></text:p>
      <text:p text:style-name="P5">    <text:span text:style-name="T14">base</text:span><text:span text:style-name="T37"> = </text:span><text:span text:style-name="T9">awareness</text:span><text:span text:style-name="T37">.</text:span><text:span text:style-name="T1">take_base</text:span><text:span text:style-name="T37">(</text:span><text:span text:style-name="T19">'memory_CLO_v2010'</text:span><text:span text:style-name="T37">)</text:span></text:p>
      <text:p text:style-name="P5">    <text:span text:style-name="T1">print</text:span><text:span text:style-name="T37">(</text:span><text:span text:style-name="T1">dicson_brain</text:span><text:span text:style-name="T37">(</text:span><text:span text:style-name="T14">base</text:span><text:span text:style-name="T37">, </text:span><text:span text:style-name="T19">'co robi samochód'</text:span><text:span text:style-name="T37">))</text:span></text:p>
      <text:p text:style-name="Standard"/>
      <text:p text:style-name="Standard"/>
      <text:p text:style-name="Standard">rezultat:</text:p>
      <text:p text:style-name="Standard">{'ASK-LIST': ['ZA_19', 'OR_2120', 'DO_11952'], 'OPERATION': {'SE_20270': [['PO_5344', 'OZ_1796', 'DO_4634'], ['OR_2120'], ['PO_4230', 'DO_4634', 'OZ_394', 'ZA_3', 'DO_11410', 'ZA_108', 'DO_11411', 'DO_4634', 'OZ_4220']], 'SE_8387': [['PO_2', 'DO_7007'], ['OR_2120'], ['PO_1', 'HW_2', 'ZA_3', 'ZA_4', 'OR_2', 'DO_6', 'OK_1', 'ZA_3', 'DO_7', 'DO_8', 'DO_9']], 'SE_3': [['PO_2', 'OZ_2'], ['OR_2120'], ['PO_1', 'OR_4', 'ZA_2', 'DO_10', 'DO_11', 'HW_3', 'VO_1']], 'SE_2': [['PO_2'], ['OR_2120'], ['PO_1', 'HW_2', 'ZA_3', 'ZA_4', 'OR_2', 'DO_6', 'OK_1', 'ZA_3', 'DO_7', 'DO_8', 'DO_9']], 'SE_1': [['PO_2'], ['OR_2120'], ['PO_3', 'ZA_1', 'DO_1', 'OZ_1', 'DO_2', 'HW_2', 'PO_4', 'ZA_2', 'DO_3', 'DO_4', 'HW_3', 'DO_5']]}, 'TECHNICAL': {'SE_20270': ['PO_5344', 'OZ_1796', 'DO_4634', 'OR_2120', 'PO_4230', 'DO_4634', 'OZ_394', 'ZA_3', 'DO_11410', 'ZA_108', 'DO_11411', 'DO_4634', 'OZ_4220'], 'SE_8387': ['PO_2', 'DO_7007', 'OR_2120', 'PO_1', 'HW_2', 'ZA_3', 'ZA_4', 'OR_2', 'DO_6', 'OK_1', 'ZA_3', 'DO_7', 'DO_8', 'DO_9'], 'SE_3': ['PO_2', 'OZ_2', 'OR_2120', 'PO_1', 'OR_4', 'ZA_2', 'DO_10', 'DO_11', 'HW_3', 'VO_1'], 'SE_2': ['PO_2', 'OR_2120', 'PO_1', 'HW_2', 'ZA_3', 'ZA_4', 'OR_2', 'DO_6', 'OK_1', 'ZA_3', 'DO_7', 'DO_8', 'DO_9'], 'SE_1': ['PO_2', 'OR_2120', 'PO_3', 'ZA_1', 'DO_1', 'OZ_1', 'DO_2', 'HW_2', 'PO_4', 'ZA_2', 'DO_3', 'DO_4', 'HW_3', 'DO_5']}, 'ANSWERS-LIST': ['Samochód pułapka robi samochód , w którym podłożono materiał wybuchowy w celu dokonania zamachu ', 'Samochód robi samochód , w którym podłożono materiał wybuchowy w celu dokonania zamachu ', 'Samochód sanitarny robi samochód przystosowany do przewożenia chorych lub rannych ', 'Samochód robi pojazd na kołach napędzany silnikiem , służący do przewozu osób lub ładunków ', 'Przegląd zerowy samochodu robi przegląd samochodu dokonywany w salonie przed wydaniem samochodu kupującemu '], 'RANDOM-ANSWER': 'Samochód robi samochód , w którym podłożono materiał wybuchowy w celu dokonania zamachu ', 'FOUND': True}</text:p>
      <text:p text:style-name="Standard"/>
      <text:p text:style-name="Standard"/>
      <text:p text:style-name="P10">Biblioteka <text:span text:style-name="T16">wordProcessing</text:span></text:p>
      <text:p text:style-name="Standard">biblioteka wewnetrzna systemu awareness clasyfikujaca słowa w grupy uzywane podczas działania systemu</text:p>
      <text:p text:style-name="P3"><text:span text:style-name="T7">clearLists, tqdm</text:span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11-05T10:16:06.44</meta:creation-date>
    <dc:date>2023-11-06T15:42:59.46</dc:date>
    <meta:editing-duration>P1DT5H11M19S</meta:editing-duration>
    <meta:editing-cycles>45</meta:editing-cycles>
    <meta:generator>OpenOffice/4.1.5$Win32 OpenOffice.org_project/415m1$Build-9789</meta:generator>
    <meta:document-statistic meta:table-count="0" meta:image-count="0" meta:object-count="0" meta:page-count="26" meta:paragraph-count="703" meta:word-count="4458" meta:character-count="36349"/>
  </office:meta>
</office:document-meta>
</file>